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OpenSymbol2" svg:font-family="OpenSymbol, 'Arial Unicode MS'"/>
    <style:font-face style:name="Lucida Sans3" svg:font-family="'Lucida Sans'" style:font-family-generic="swiss"/>
    <style:font-face style:name="Arial1" svg:font-family="Arial" style:font-pitch="variable"/>
    <style:font-face style:name="Liberation Sans5" svg:font-family="'Liberation Sans'" style:font-pitch="variable"/>
    <style:font-face style:name="Liberation Sans8" svg:font-family="'Liberation Sans', Arial" style:font-pitch="variable"/>
    <style:font-face style:name="Lohit Devanagari1" svg:font-family="'Lohit Devanagari'" style:font-pitch="variable"/>
    <style:font-face style:name="Lucida Sans1" svg:font-family="'Lucida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3" svg:font-family="'Liberation Sans'" style:font-adornments="Italic" style:font-family-generic="roman" style:font-pitch="variable"/>
    <style:font-face style:name="Liberation Sans1" svg:font-family="'Liberation Sans'" style:font-adornments="Regular"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Liberation Sans6" svg:font-family="'Liberation Sans'"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ohit Devanagari3" svg:font-family="'Lohit Devanagari'" style:font-family-generic="swiss" style:font-pitch="variable"/>
    <style:font-face style:name="Lucida Sans2" svg:font-family="'Lucida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ans7"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45cm" fo:min-width="4.2cm"/>
      <style:paragraph-properties style:writing-mode="lr-tb"/>
    </style:style>
    <style:style style:name="gr2" style:family="graphic" style:parent-style-name="standard">
      <style:graphic-properties draw:opacity="0%" draw:textarea-horizontal-align="justify" draw:textarea-vertical-align="middle" draw:auto-grow-height="false" fo:min-height="0.45cm" fo:min-width="6.2cm"/>
      <style:paragraph-properties style:writing-mode="lr-tb"/>
    </style:style>
    <style:style style:name="gr3" style:family="graphic" style:parent-style-name="standard">
      <style:graphic-properties draw:opacity="0%" draw:textarea-horizontal-align="justify" draw:textarea-vertical-align="middle" draw:auto-grow-height="false" fo:min-height="0.85cm" fo:min-width="7.2cm"/>
      <style:paragraph-properties style:writing-mode="lr-tb"/>
    </style:style>
    <style:style style:name="gr4" style:family="graphic" style:parent-style-name="standard">
      <style:graphic-properties draw:opacity="0%" draw:textarea-horizontal-align="justify" draw:textarea-vertical-align="top" draw:auto-grow-height="false" fo:min-height="20.35cm" fo:min-width="7.1cm"/>
      <style:paragraph-properties style:writing-mode="lr-tb"/>
    </style:style>
    <style:style style:name="gr5" style:family="graphic" style:parent-style-name="standard">
      <style:graphic-properties draw:opacity="0%" draw:textarea-horizontal-align="justify" draw:textarea-vertical-align="top" draw:auto-grow-height="false" fo:min-height="16.95cm" fo:min-width="7.2cm"/>
      <style:paragraph-properties style:writing-mode="lr-tb"/>
    </style:style>
    <style:style style:name="gr6" style:family="graphic" style:parent-style-name="standard">
      <style:graphic-properties draw:opacity="0%" draw:textarea-horizontal-align="justify" draw:textarea-vertical-align="top" draw:auto-grow-height="false" fo:min-height="19.95cm" fo:min-width="7.2cm"/>
      <style:paragraph-properties style:writing-mode="lr-tb"/>
    </style:style>
    <style:style style:name="gr7" style:family="graphic" style:parent-style-name="standard">
      <style:graphic-properties draw:opacity="0%" draw:textarea-horizontal-align="justify" draw:textarea-vertical-align="middle" draw:auto-grow-height="false" fo:min-height="3.35cm" fo:min-width="5.4cm"/>
      <style:paragraph-properties style:writing-mode="lr-tb"/>
    </style:style>
    <style:style style:name="gr8" style:family="graphic" style:parent-style-name="objectwithoutfill">
      <style:graphic-properties draw:stroke="dash" draw:stroke-dash="Ultrafine_20_2_20_Dots_20_3_20_Dash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69cm"/>
      <style:paragraph-properties style:writing-mode="lr-tb"/>
    </style:style>
    <style:style style:name="gr10" style:family="graphic" style:parent-style-name="standard">
      <style:graphic-properties draw:opacity="0%" draw:textarea-horizontal-align="justify" draw:textarea-vertical-align="top" draw:auto-grow-height="false" fo:min-height="13.35cm" fo:min-width="7.2cm"/>
      <style:paragraph-properties style:writing-mode="lr-tb"/>
    </style:style>
    <style:style style:name="gr11" style:family="graphic" style:parent-style-name="standard">
      <style:graphic-properties draw:opacity="0%" draw:textarea-horizontal-align="justify" draw:textarea-vertical-align="top" draw:auto-grow-height="false" fo:min-height="1.15cm" fo:min-width="13.6cm"/>
      <style:paragraph-properties style:writing-mode="lr-tb"/>
    </style:style>
    <style:style style:name="gr12" style:family="graphic" style:parent-style-name="standard">
      <style:graphic-properties draw:opacity="0%" draw:textarea-horizontal-align="justify" draw:textarea-vertical-align="top" draw:auto-grow-height="false" fo:min-height="20.45cm" fo:min-width="7.4cm"/>
      <style:paragraph-properties style:writing-mode="lr-tb"/>
    </style:style>
    <style:style style:name="gr13" style:family="graphic" style:parent-style-name="standard">
      <style:graphic-properties draw:fill-color="#bce4e5" draw:textarea-horizontal-align="justify" draw:textarea-vertical-align="top" draw:auto-grow-height="false" fo:min-height="13.55cm" fo:min-width="32.6cm"/>
      <style:paragraph-properties style:writing-mode="lr-tb"/>
    </style:style>
    <style:style style:name="gr14" style:family="graphic" style:parent-style-name="standard">
      <style:graphic-properties draw:fill-color="#bce4e5" draw:textarea-horizontal-align="justify" draw:textarea-vertical-align="top" draw:auto-grow-height="false" fo:min-height="12.35cm" fo:min-width="32.6cm"/>
      <style:paragraph-properties style:writing-mode="lr-tb"/>
    </style:style>
    <style:style style:name="gr15" style:family="graphic" style:parent-style-name="standard">
      <style:graphic-properties draw:stroke="none" svg:stroke-color="#fdc578" draw:fill-color="#ffdaa2" draw:textarea-horizontal-align="justify" draw:textarea-vertical-align="top" draw:auto-grow-height="false" fo:min-height="8.35cm" fo:min-width="25.5cm"/>
      <style:paragraph-properties style:writing-mode="lr-tb"/>
    </style:style>
    <style:style style:name="gr16" style:family="graphic" style:parent-style-name="standard">
      <style:graphic-properties draw:stroke="none" svg:stroke-color="#000000" draw:fill="none" draw:fill-color="#ffffff" fo:min-height="15.95cm"/>
      <style:paragraph-properties style:writing-mode="lr-tb"/>
    </style:style>
    <style:style style:name="gr17" style:family="graphic" style:parent-style-name="standard">
      <style:graphic-properties draw:textarea-horizontal-align="justify" draw:textarea-vertical-align="middle" draw:auto-grow-height="false" fo:min-height="1.65cm" fo:min-width="7.4cm"/>
      <style:paragraph-properties style:writing-mode="lr-tb"/>
    </style:style>
    <style:style style:name="gr18" style:family="graphic" style:parent-style-name="standard">
      <style:graphic-properties draw:textarea-horizontal-align="justify" draw:textarea-vertical-align="top" draw:auto-grow-height="false" fo:min-height="13.15cm" fo:min-width="26.3cm"/>
      <style:paragraph-properties style:writing-mode="lr-tb"/>
    </style:style>
    <style:style style:name="gr19" style:family="graphic" style:parent-style-name="standard">
      <style:graphic-properties draw:textarea-horizontal-align="justify" draw:textarea-vertical-align="top" draw:auto-grow-height="false" fo:min-height="13.15cm" fo:min-width="29.3cm"/>
      <style:paragraph-properties style:writing-mode="lr-tb"/>
    </style:style>
    <style:style style:name="gr20" style:family="graphic" style:parent-style-name="standard">
      <style:graphic-properties draw:textarea-horizontal-align="justify" draw:textarea-vertical-align="middle" draw:auto-grow-height="false" fo:min-height="1.05cm" fo:min-width="10.1cm"/>
      <style:paragraph-properties style:writing-mode="lr-tb"/>
    </style:style>
    <style:style style:name="gr21" style:family="graphic" style:parent-style-name="standard">
      <style:graphic-properties draw:fill="none" draw:fill-color="#ffaa95" draw:textarea-horizontal-align="justify" draw:textarea-vertical-align="middle" draw:auto-grow-height="false" fo:min-height="0.736cm" fo:min-width="6.9cm"/>
      <style:paragraph-properties style:writing-mode="lr-tb"/>
    </style:style>
    <style:style style:name="gr22" style:family="graphic" style:parent-style-name="standard">
      <style:graphic-properties draw:fill="none" draw:fill-color="#ffaa95" draw:textarea-horizontal-align="justify" draw:textarea-vertical-align="middle" draw:auto-grow-height="false" fo:min-height="4.05cm" fo:min-width="3.8cm"/>
      <style:paragraph-properties style:writing-mode="lr-tb"/>
    </style:style>
    <style:style style:name="gr23" style:family="graphic" style:parent-style-name="standard">
      <style:graphic-properties draw:fill="none" draw:fill-color="#ffaa95" draw:textarea-horizontal-align="justify" draw:textarea-vertical-align="middle" draw:auto-grow-height="false" fo:min-height="6.65cm" fo:min-width="4.9cm"/>
      <style:paragraph-properties style:writing-mode="lr-tb"/>
    </style:style>
    <style:style style:name="gr24" style:family="graphic" style:parent-style-name="standard">
      <style:graphic-properties draw:fill="none" draw:fill-color="#ffaa95" draw:textarea-horizontal-align="justify" draw:textarea-vertical-align="middle" draw:auto-grow-height="false" fo:min-height="2.75cm" fo:min-width="3.2cm"/>
      <style:paragraph-properties style:writing-mode="lr-tb"/>
    </style:style>
    <style:style style:name="gr25" style:family="graphic" style:parent-style-name="standard">
      <style:graphic-properties draw:fill="none" draw:fill-color="#ffaa95" draw:textarea-horizontal-align="justify" draw:textarea-vertical-align="middle" draw:auto-grow-height="false" fo:min-height="4.05cm" fo:min-width="5.2cm"/>
      <style:paragraph-properties style:writing-mode="lr-tb"/>
    </style:style>
    <style:style style:name="gr26" style:family="graphic" style:parent-style-name="standard">
      <style:graphic-properties draw:fill="none" draw:fill-color="#ffaa95" draw:textarea-horizontal-align="justify" draw:textarea-vertical-align="middle" draw:auto-grow-height="false" fo:min-height="2.15cm" fo:min-width="3.9cm"/>
      <style:paragraph-properties style:writing-mode="lr-tb"/>
    </style:style>
    <style:style style:name="gr27" style:family="graphic" style:parent-style-name="standard">
      <style:graphic-properties draw:fill="none" draw:fill-color="#ffaa95" draw:textarea-horizontal-align="justify" draw:textarea-vertical-align="middle" draw:auto-grow-height="false" fo:min-height="2.25cm" fo:min-width="6.9cm"/>
      <style:paragraph-properties style:writing-mode="lr-tb"/>
    </style:style>
    <style:style style:name="gr28" style:family="graphic" style:parent-style-name="standard">
      <style:graphic-properties draw:fill="none" draw:fill-color="#ffaa95" draw:textarea-horizontal-align="justify" draw:textarea-vertical-align="middle" draw:auto-grow-height="false" fo:min-height="2.25cm" fo:min-width="4.8cm"/>
      <style:paragraph-properties style:writing-mode="lr-tb"/>
    </style:style>
    <style:style style:name="gr29" style:family="graphic" style:parent-style-name="standard">
      <style:graphic-properties draw:fill-color="#ffaa95" draw:textarea-horizontal-align="justify" draw:textarea-vertical-align="middle" draw:auto-grow-height="false" fo:min-height="0.95cm" fo:min-width="19.3cm"/>
      <style:paragraph-properties style:writing-mode="lr-tb"/>
    </style:style>
    <style:style style:name="gr30" style:family="graphic" style:parent-style-name="standard">
      <style:graphic-properties draw:fill="none" draw:fill-color="#ffaa95" draw:textarea-horizontal-align="justify" draw:textarea-vertical-align="middle" draw:auto-grow-height="false" fo:min-height="7.95cm" fo:min-width="5.1cm"/>
      <style:paragraph-properties style:writing-mode="lr-tb"/>
    </style:style>
    <style:style style:name="gr31" style:family="graphic" style:parent-style-name="standard">
      <style:graphic-properties draw:fill-color="#ffdaa2" draw:textarea-horizontal-align="justify" draw:textarea-vertical-align="middle" draw:auto-grow-height="false" fo:min-height="2.65cm" fo:min-width="11.7cm"/>
      <style:paragraph-properties style:writing-mode="lr-tb"/>
    </style:style>
    <style:style style:name="gr32" style:family="graphic" style:parent-style-name="standard">
      <style:graphic-properties draw:fill-color="#ffdaa2" draw:textarea-horizontal-align="justify" draw:textarea-vertical-align="middle" draw:auto-grow-height="false" fo:min-height="2.85cm" fo:min-width="6.1cm"/>
      <style:paragraph-properties style:writing-mode="lr-tb"/>
    </style:style>
    <style:style style:name="gr33" style:family="graphic" style:parent-style-name="standard">
      <style:graphic-properties draw:fill-color="#ffdaa2" draw:textarea-horizontal-align="justify" draw:textarea-vertical-align="middle" draw:auto-grow-height="false" fo:min-height="2.05cm" fo:min-width="8cm"/>
      <style:paragraph-properties style:writing-mode="lr-tb"/>
    </style:style>
    <style:style style:name="gr34" style:family="graphic" style:parent-style-name="standard" style:list-style-name="L1">
      <style:graphic-properties draw:fill-color="#ffdaa2" draw:textarea-horizontal-align="justify" draw:textarea-vertical-align="middle" draw:auto-grow-height="false" fo:min-height="3.35cm" fo:min-width="6.8cm"/>
      <style:paragraph-properties style:writing-mode="lr-tb"/>
    </style:style>
    <style:style style:name="gr35" style:family="graphic" style:parent-style-name="standard">
      <style:graphic-properties draw:fill-color="#ffdaa2" draw:textarea-horizontal-align="justify" draw:textarea-vertical-align="middle" draw:auto-grow-height="false" fo:min-height="2.85cm" fo:min-width="7.7cm"/>
      <style:paragraph-properties style:writing-mode="lr-tb"/>
    </style:style>
    <style:style style:name="gr36" style:family="graphic" style:parent-style-name="standard">
      <style:graphic-properties draw:fill-color="#ffdaa2" draw:textarea-horizontal-align="justify" draw:textarea-vertical-align="middle" draw:auto-grow-height="false" fo:min-height="2.25cm" fo:min-width="7.6cm"/>
      <style:paragraph-properties style:writing-mode="lr-tb"/>
    </style:style>
    <style:style style:name="gr37" style:family="graphic" style:parent-style-name="standard">
      <style:graphic-properties draw:fill-color="#ffdaa2" draw:textarea-horizontal-align="justify" draw:textarea-vertical-align="middle" draw:auto-grow-height="false" fo:min-height="2.55cm" fo:min-width="8.5cm"/>
      <style:paragraph-properties style:writing-mode="lr-tb"/>
    </style:style>
    <style:style style:name="gr38" style:family="graphic" style:parent-style-name="standard">
      <style:graphic-properties draw:fill-color="#ffdaa2" draw:textarea-horizontal-align="justify" draw:textarea-vertical-align="middle" draw:auto-grow-height="false" fo:min-height="2.05cm" fo:min-width="8.5cm"/>
      <style:paragraph-properties style:writing-mode="lr-tb"/>
    </style:style>
    <style:style style:name="gr39" style:family="graphic" style:parent-style-name="standard">
      <style:graphic-properties draw:textarea-horizontal-align="justify" draw:textarea-vertical-align="middle" draw:auto-grow-height="false" fo:min-height="1.65cm" fo:min-width="10.9cm"/>
      <style:paragraph-properties style:writing-mode="lr-tb"/>
    </style:style>
    <style:style style:name="gr40" style:family="graphic" style:parent-style-name="standard">
      <style:graphic-properties draw:textarea-vertical-align="middle"/>
    </style:style>
    <style:style style:name="gr41" style:family="graphic" style:parent-style-name="standard">
      <style:graphic-properties draw:fill-color="#ffdaa2" draw:textarea-horizontal-align="justify" draw:textarea-vertical-align="middle" draw:auto-grow-height="false" fo:min-height="3.75cm" fo:min-width="5.7cm"/>
      <style:paragraph-properties style:writing-mode="lr-tb"/>
    </style:style>
    <style:style style:name="gr42" style:family="graphic" style:parent-style-name="standard">
      <style:graphic-properties draw:fill-color="#ffdaa2" draw:textarea-horizontal-align="justify" draw:textarea-vertical-align="top" draw:auto-grow-height="false" fo:min-height="1.55cm" fo:min-width="11.7cm"/>
      <style:paragraph-properties style:writing-mode="lr-tb"/>
    </style:style>
    <style:style style:name="gr43" style:family="graphic" style:parent-style-name="standard">
      <style:graphic-properties draw:fill-color="#ffdaa2" draw:textarea-horizontal-align="justify" draw:textarea-vertical-align="middle" draw:auto-grow-height="false" fo:min-height="3.85cm" fo:min-width="7.3cm"/>
      <style:paragraph-properties style:writing-mode="lr-tb"/>
    </style:style>
    <style:style style:name="gr44" style:family="graphic" style:parent-style-name="standard">
      <style:graphic-properties draw:fill-color="#ffdaa2" draw:textarea-horizontal-align="justify" draw:textarea-vertical-align="middle" draw:auto-grow-height="false" fo:min-height="3.05cm" fo:min-width="2.7cm"/>
      <style:paragraph-properties style:writing-mode="lr-tb"/>
    </style:style>
    <style:style style:name="gr45" style:family="graphic" style:parent-style-name="standard">
      <style:graphic-properties draw:fill-color="#f37b70" draw:textarea-horizontal-align="justify" draw:textarea-vertical-align="top" draw:auto-grow-height="false" fo:min-height="1.55cm" fo:min-width="5cm"/>
      <style:paragraph-properties style:writing-mode="lr-tb"/>
    </style:style>
    <style:style style:name="gr46" style:family="graphic" style:parent-style-name="standard">
      <style:graphic-properties draw:fill-color="#f8aa97" draw:textarea-horizontal-align="justify" draw:textarea-vertical-align="top" draw:auto-grow-height="false" fo:min-height="1.55cm" fo:min-width="5cm"/>
      <style:paragraph-properties style:writing-mode="lr-tb"/>
    </style:style>
    <style:style style:name="gr47" style:family="graphic" style:parent-style-name="standard">
      <style:graphic-properties draw:fill-color="#f8aa97" draw:textarea-horizontal-align="justify" draw:textarea-vertical-align="top" draw:auto-grow-height="false" fo:min-height="1.55cm" fo:min-width="10.7cm"/>
      <style:paragraph-properties style:writing-mode="lr-tb"/>
    </style:style>
    <style:style style:name="gr48" style:family="graphic" style:parent-style-name="standard">
      <style:graphic-properties draw:fill-color="#89c765" draw:textarea-horizontal-align="justify" draw:textarea-vertical-align="top" draw:auto-grow-height="false" fo:min-height="2.181cm" fo:min-width="11.7cm"/>
      <style:paragraph-properties style:writing-mode="lr-tb"/>
    </style:style>
    <style:style style:name="gr49" style:family="graphic" style:parent-style-name="standard">
      <style:graphic-properties draw:fill-color="#e0efd4" draw:textarea-horizontal-align="justify" draw:textarea-vertical-align="top" draw:auto-grow-height="false" fo:min-height="3.85cm" fo:min-width="8.3cm"/>
      <style:paragraph-properties style:writing-mode="lr-tb"/>
    </style:style>
    <style:style style:name="gr50" style:family="graphic" style:parent-style-name="standard">
      <style:graphic-properties draw:fill-color="#65c295" draw:textarea-horizontal-align="justify" draw:textarea-vertical-align="top" draw:auto-grow-height="false" fo:min-height="2.15cm" fo:min-width="9cm"/>
      <style:paragraph-properties style:writing-mode="lr-tb"/>
    </style:style>
    <style:style style:name="gr51" style:family="graphic" style:parent-style-name="standard">
      <style:graphic-properties draw:fill-color="#89c765" draw:textarea-horizontal-align="justify" draw:textarea-vertical-align="top" draw:auto-grow-height="false" fo:min-height="1.55cm" fo:min-width="11.7cm"/>
      <style:paragraph-properties style:writing-mode="lr-tb"/>
    </style:style>
    <style:style style:name="gr52" style:family="graphic" style:parent-style-name="standard">
      <style:graphic-properties draw:fill-color="#ffdaa2" draw:textarea-horizontal-align="justify" draw:textarea-vertical-align="top" draw:auto-grow-height="false" fo:min-height="1.95cm" fo:min-width="9.22cm"/>
      <style:paragraph-properties style:writing-mode="lr-tb"/>
    </style:style>
    <style:style style:name="gr53" style:family="graphic" style:parent-style-name="standard">
      <style:graphic-properties draw:fill-color="#e0efd4" draw:textarea-horizontal-align="justify" draw:textarea-vertical-align="top" draw:auto-grow-height="false" fo:min-height="1.65cm" fo:min-width="7.075cm"/>
      <style:paragraph-properties style:writing-mode="lr-tb"/>
    </style:style>
    <style:style style:name="gr54" style:family="graphic" style:parent-style-name="standard">
      <style:graphic-properties draw:fill-color="#cccccc" draw:textarea-horizontal-align="justify" draw:textarea-vertical-align="top" draw:auto-grow-height="false" fo:min-height="0.85cm" fo:min-width="5.6cm"/>
      <style:paragraph-properties style:writing-mode="lr-tb"/>
    </style:style>
    <style:style style:name="gr55" style:family="graphic" style:parent-style-name="standard">
      <style:graphic-properties draw:fill-color="#ffdaa2" draw:textarea-horizontal-align="justify" draw:textarea-vertical-align="top" draw:auto-grow-height="false" fo:min-height="1.25cm" fo:min-width="9.22cm"/>
      <style:paragraph-properties style:writing-mode="lr-tb"/>
    </style:style>
    <style:style style:name="gr56" style:family="graphic" style:parent-style-name="standard">
      <style:graphic-properties draw:fill-color="#e0efd4" draw:textarea-horizontal-align="justify" draw:textarea-vertical-align="top" draw:auto-grow-height="false" fo:min-height="1.95cm" fo:min-width="11.7cm"/>
      <style:paragraph-properties style:writing-mode="lr-tb"/>
    </style:style>
    <style:style style:name="gr57" style:family="graphic" style:parent-style-name="standard">
      <style:graphic-properties draw:fill-color="#e0efd4" draw:textarea-horizontal-align="justify" draw:textarea-vertical-align="top" draw:auto-grow-height="false" fo:min-height="2.093cm" fo:min-width="7.075cm"/>
      <style:paragraph-properties style:writing-mode="lr-tb"/>
    </style:style>
    <style:style style:name="gr58" style:family="graphic" style:parent-style-name="standard">
      <style:graphic-properties draw:fill-color="#f7a19a" draw:textarea-horizontal-align="justify" draw:textarea-vertical-align="top" draw:auto-grow-height="false" fo:min-height="1.05cm" fo:min-width="7.2cm"/>
      <style:paragraph-properties style:writing-mode="lr-tb"/>
    </style:style>
    <style:style style:name="gr59" style:family="graphic" style:parent-style-name="standard">
      <style:graphic-properties draw:fill-color="#e0efd4" draw:textarea-horizontal-align="justify" draw:textarea-vertical-align="top" draw:auto-grow-height="false" fo:min-height="1.35cm" fo:min-width="7.9cm"/>
      <style:paragraph-properties style:writing-mode="lr-tb"/>
    </style:style>
    <style:style style:name="gr60" style:family="graphic" style:parent-style-name="standard">
      <style:graphic-properties draw:fill-color="#e0efd4" draw:textarea-horizontal-align="justify" draw:textarea-vertical-align="top" draw:auto-grow-height="false" fo:min-height="2.25cm" fo:min-width="6.873cm"/>
      <style:paragraph-properties style:writing-mode="lr-tb"/>
    </style:style>
    <style:style style:name="gr61" style:family="graphic" style:parent-style-name="standard">
      <style:graphic-properties draw:fill-color="#e0efd4" draw:textarea-horizontal-align="justify" draw:textarea-vertical-align="middle" draw:auto-grow-height="false" fo:min-height="2.05cm" fo:min-width="7.3cm"/>
      <style:paragraph-properties style:writing-mode="lr-tb"/>
    </style:style>
    <style:style style:name="gr62" style:family="graphic" style:parent-style-name="standard">
      <style:graphic-properties draw:fill-color="#e0efd4" draw:textarea-vertical-align="middle"/>
    </style:style>
    <style:style style:name="gr63" style:family="graphic" style:parent-style-name="standard">
      <style:graphic-properties draw:fill-color="#dfcce4" draw:textarea-horizontal-align="justify" draw:textarea-vertical-align="top" draw:auto-grow-height="false" fo:min-height="8.85cm" fo:min-width="8.7cm"/>
      <style:paragraph-properties style:writing-mode="lr-tb"/>
    </style:style>
    <style:style style:name="gr64" style:family="graphic" style:parent-style-name="standard">
      <style:graphic-properties draw:fill-color="#afd095" draw:textarea-horizontal-align="justify" draw:textarea-vertical-align="middle" draw:auto-grow-height="false" fo:min-height="0.882cm" fo:min-width="2.118cm"/>
      <style:paragraph-properties style:writing-mode="lr-tb"/>
    </style:style>
    <style:style style:name="gr65" style:family="graphic" style:parent-style-name="standard">
      <style:graphic-properties draw:fill-color="#e8f2a1" draw:textarea-horizontal-align="justify" draw:textarea-vertical-align="middle" draw:auto-grow-height="false" fo:min-height="0.882cm" fo:min-width="2.118cm"/>
      <style:paragraph-properties style:writing-mode="lr-tb"/>
    </style:style>
    <style:style style:name="gr66" style:family="graphic" style:parent-style-name="standard">
      <style:graphic-properties draw:fill-color="#ffaa95" draw:textarea-horizontal-align="justify" draw:textarea-vertical-align="middle" draw:auto-grow-height="false" fo:min-height="1.164cm" fo:min-width="2.4cm"/>
      <style:paragraph-properties style:writing-mode="lr-tb"/>
    </style:style>
    <style:style style:name="gr67" style:family="graphic" style:parent-style-name="standard">
      <style:graphic-properties draw:textarea-vertical-align="middle"/>
      <style:paragraph-properties style:writing-mode="lr-tb"/>
    </style:style>
    <style:style style:name="gr68" style:family="graphic" style:parent-style-name="standard">
      <style:graphic-properties draw:fill-color="#ffaa95" draw:textarea-horizontal-align="justify" draw:textarea-vertical-align="middle" draw:auto-grow-height="false" fo:min-height="0.882cm" fo:min-width="2.118cm"/>
      <style:paragraph-properties style:writing-mode="lr-tb"/>
    </style:style>
    <style:style style:name="gr69" style:family="graphic" style:parent-style-name="standard">
      <style:graphic-properties draw:fill-color="#ffaa95" draw:textarea-horizontal-align="justify" draw:textarea-vertical-align="middle" draw:auto-grow-height="false" fo:min-height="1.236cm" fo:min-width="2.4cm"/>
      <style:paragraph-properties style:writing-mode="lr-tb"/>
    </style:style>
    <style:style style:name="gr70" style:family="graphic" style:parent-style-name="standard">
      <style:graphic-properties draw:fill-color="#ffaa95" draw:textarea-horizontal-align="justify" draw:textarea-vertical-align="middle" draw:auto-grow-height="false" fo:min-height="0.952cm" fo:min-width="2.118cm"/>
      <style:paragraph-properties style:writing-mode="lr-tb"/>
    </style:style>
    <style:style style:name="gr71" style:family="graphic" style:parent-style-name="standard">
      <style:graphic-properties draw:fill-color="#ffaa95" draw:textarea-vertical-align="middle"/>
      <style:paragraph-properties style:writing-mode="lr-tb"/>
    </style:style>
    <style:style style:name="gr72" style:family="graphic" style:parent-style-name="standard">
      <style:graphic-properties draw:fill-color="#ffaa95" draw:textarea-horizontal-align="justify" draw:textarea-vertical-align="middle" draw:auto-grow-height="false" fo:min-height="1.448cm" fo:min-width="2.682cm"/>
      <style:paragraph-properties style:writing-mode="lr-tb"/>
    </style:style>
    <style:style style:name="gr73" style:family="graphic" style:parent-style-name="objectwithoutfill">
      <style:graphic-properties draw:fill="none" draw:textarea-vertical-align="middle"/>
    </style:style>
    <style:style style:name="gr74" style:family="graphic" style:parent-style-name="objectwithoutfill">
      <style:graphic-properties draw:fill="none" draw:textarea-vertical-align="middle"/>
      <style:paragraph-properties style:writing-mode="lr-tb"/>
    </style:style>
    <style:style style:name="gr75" style:family="graphic" style:parent-style-name="standard">
      <style:graphic-properties draw:fill-color="#cccccc" draw:textarea-horizontal-align="justify" draw:textarea-vertical-align="middle" draw:auto-grow-height="false" fo:min-height="0.882cm" fo:min-width="2.118cm"/>
      <style:paragraph-properties style:writing-mode="lr-tb"/>
    </style:style>
    <style:style style:name="gr76" style:family="graphic" style:parent-style-name="standard">
      <style:graphic-properties draw:fill="none" draw:textarea-horizontal-align="justify" draw:textarea-vertical-align="top" draw:auto-grow-height="false" fo:min-height="22.45cm" fo:min-width="32.3cm"/>
      <style:paragraph-properties style:writing-mode="lr-tb"/>
    </style:style>
    <style:style style:name="co1" style:family="table-column">
      <style:table-column-properties style:column-width="11.685cm" style:use-optimal-column-width="false"/>
    </style:style>
    <style:style style:name="co2" style:family="table-column">
      <style:table-column-properties style:column-width="9.888cm" style:use-optimal-column-width="false"/>
    </style:style>
    <style:style style:name="co3" style:family="table-column">
      <style:table-column-properties style:column-width="7.575cm" style:use-optimal-column-width="false"/>
    </style:style>
    <style:style style:name="co4" style:family="table-column">
      <style:table-column-properties style:column-width="2.489cm" style:use-optimal-column-width="false"/>
    </style:style>
    <style:style style:name="co5" style:family="table-column">
      <style:table-column-properties style:column-width="23.117cm" style:use-optimal-column-width="false"/>
    </style:style>
    <style:style style:name="co6" style:family="table-column">
      <style:table-column-properties style:column-width="14.464cm" style:use-optimal-column-width="false"/>
    </style:style>
    <style:style style:name="co7" style:family="table-column">
      <style:table-column-properties style:column-width="1.863cm" style:use-optimal-column-width="false"/>
    </style:style>
    <style:style style:name="co8" style:family="table-column">
      <style:table-column-properties style:column-width="4.268cm" style:use-optimal-column-width="false"/>
    </style:style>
    <style:style style:name="co9" style:family="table-column">
      <style:table-column-properties style:column-width="11.285cm" style:use-optimal-column-width="false"/>
    </style:style>
    <style:style style:name="co10" style:family="table-column">
      <style:table-column-properties style:column-width="3.208cm" style:use-optimal-column-width="false"/>
    </style:style>
    <style:style style:name="co11" style:family="table-column">
      <style:table-column-properties style:column-width="2.035cm" style:use-optimal-column-width="false"/>
    </style:style>
    <style:style style:name="co12" style:family="table-column">
      <style:table-column-properties style:column-width="4.663cm" style:use-optimal-column-width="false"/>
    </style:style>
    <style:style style:name="co13" style:family="table-column">
      <style:table-column-properties style:column-width="11.382cm" style:use-optimal-column-width="false"/>
    </style:style>
    <style:style style:name="co14" style:family="table-column">
      <style:table-column-properties style:column-width="2.315cm" style:use-optimal-column-width="false"/>
    </style:style>
    <style:style style:name="ro1" style:family="table-row">
      <style:table-row-properties style:row-height="1.351cm" style:use-optimal-row-height="false"/>
    </style:style>
    <style:style style:name="ro2" style:family="table-row">
      <style:table-row-properties style:row-height="1.999cm" style:use-optimal-row-height="false"/>
    </style:style>
    <style:style style:name="ro3" style:family="table-row">
      <style:table-row-properties style:row-height="2.002cm" style:use-optimal-row-height="false"/>
    </style:style>
    <style:style style:name="ro4" style:family="table-row">
      <style:table-row-properties style:row-height="2.142cm" style:use-optimal-row-height="false"/>
    </style:style>
    <style:style style:name="ro5" style:family="table-row">
      <style:table-row-properties style:row-height="0cm" style:use-optimal-row-height="true"/>
    </style:style>
    <style:style style:name="ro6" style:family="table-row">
      <style:table-row-properties style:row-height="1.42cm" style:use-optimal-row-height="false"/>
    </style:style>
    <style:style style:name="ro7" style:family="table-row">
      <style:table-row-properties style:row-height="2.151cm" style:use-optimal-row-height="false"/>
    </style:style>
    <style:style style:name="ro8" style:family="table-row">
      <style:table-row-properties style:row-height="1.012cm" style:use-optimal-row-height="false"/>
    </style:style>
    <style:style style:name="ro9" style:family="table-row">
      <style:table-row-properties style:row-height="1.871cm" style:use-optimal-row-height="false"/>
    </style:style>
    <style:style style:name="ro10" style:family="table-row">
      <style:table-row-properties style:row-height="1.311cm" style:use-optimal-row-height="false"/>
    </style:style>
    <style:style style:name="ro11" style:family="table-row">
      <style:table-row-properties style:row-height="0.624cm" style:use-optimal-row-height="false"/>
    </style:style>
    <style:style style:name="ro12" style:family="table-row">
      <style:table-row-properties style:row-height="1.653cm" style:use-optimal-row-height="false"/>
    </style:style>
    <style:style style:name="ro13" style:family="table-row">
      <style:table-row-properties style:row-height="0.972cm" style:use-optimal-row-height="false"/>
    </style:style>
    <style:style style:name="ro14" style:family="table-row">
      <style:table-row-properties style:row-height="1.996cm" style:use-optimal-row-height="false"/>
    </style:style>
    <style:style style:name="ro15" style:family="table-row">
      <style:table-row-properties style:row-height="0.897cm" style:use-optimal-row-height="false"/>
    </style:style>
    <style:style style:name="ro16" style:family="table-row">
      <style:table-row-properties style:row-height="0.968cm" style:use-optimal-row-height="false"/>
    </style:style>
    <style:style style:name="ro17" style:family="table-row">
      <style:table-row-properties style:row-height="1.851cm" style:use-optimal-row-height="false"/>
    </style:style>
    <style:style style:name="ro18" style:family="table-row">
      <style:table-row-properties style:row-height="2.805cm" style:use-optimal-row-height="false"/>
    </style:style>
    <style:style style:name="ro19" style:family="table-row">
      <style:table-row-properties style:row-height="4.395cm" style:use-optimal-row-height="false"/>
    </style:style>
    <style:style style:name="ro20" style:family="table-row">
      <style:table-row-properties style:row-height="1.563cm" style:use-optimal-row-height="false"/>
    </style:style>
    <style:style style:name="ro21" style:family="table-row">
      <style:table-row-properties style:row-height="1.147cm" style:use-optimal-row-height="false"/>
    </style:style>
    <style:style style:name="ro22" style:family="table-row">
      <style:table-row-properties style:row-height="4.103cm" style:use-optimal-row-height="false"/>
    </style:style>
    <style:style style:name="ro23" style:family="table-row">
      <style:table-row-properties style:row-height="1.304cm" style:use-optimal-row-height="false"/>
    </style:style>
    <style:style style:name="ro24" style:family="table-row">
      <style:table-row-properties style:row-height="3.137cm" style:use-optimal-row-height="false"/>
    </style:style>
    <style:style style:name="ro25" style:family="table-row">
      <style:table-row-properties style:row-height="0.841cm" style:use-optimal-row-height="false"/>
    </style:style>
    <style:style style:name="ro26" style:family="table-row">
      <style:table-row-properties style:row-height="1.662cm" style:use-optimal-row-height="false"/>
    </style:style>
    <style:style style:name="ro27" style:family="table-row">
      <style:table-row-properties style:row-height="1.597cm" style:use-optimal-row-height="false"/>
    </style:style>
    <style:style style:name="ro28" style:family="table-row">
      <style:table-row-properties style:row-height="0.716cm" style:use-optimal-row-height="false"/>
    </style:style>
    <style:style style:name="ro29" style:family="table-row">
      <style:table-row-properties style:row-height="2.351cm" style:use-optimal-row-height="false"/>
    </style:style>
    <style:style style:name="ro30" style:family="table-row">
      <style:table-row-properties style:row-height="3.385cm" style:use-optimal-row-height="false"/>
    </style:style>
    <style:style style:name="ro31" style:family="table-row">
      <style:table-row-properties style:row-height="1.906cm" style:use-optimal-row-height="false"/>
    </style:style>
    <style:style style:name="ro32" style:family="table-row">
      <style:table-row-properties style:row-height="1.396cm" style:use-optimal-row-height="false"/>
    </style:style>
    <style:style style:name="ro33" style:family="table-row">
      <style:table-row-properties style:row-height="1.983cm" style:use-optimal-row-height="false"/>
    </style:style>
    <style:style style:name="ro34" style:family="table-row">
      <style:table-row-properties style:row-height="0.627cm" style:use-optimal-row-height="false"/>
    </style:style>
    <style:style style:name="ro35" style:family="table-row">
      <style:table-row-properties style:row-height="0.635cm" style:use-optimal-row-height="false"/>
    </style:style>
    <style:style style:name="ce1" style:family="table-cell">
      <style:text-properties fo:font-size="10pt" style:font-size-asian="10pt" style:font-size-complex="10pt"/>
    </style:style>
    <style:style style:name="ce2" style:family="table-cell">
      <style:text-properties fo:font-size="12pt" style:font-size-asian="12pt" style:font-size-complex="12pt"/>
    </style:style>
    <style:style style:name="ce3" style:family="table-cell">
      <style:paragraph-properties fo:text-align="start"/>
      <style:text-properties fo:font-size="18pt" fo:font-weight="bold" style:font-size-asian="18pt" style:font-weight-asian="bold" style:font-size-complex="18pt" style:font-weight-complex="bold"/>
    </style:style>
    <style:style style:name="ce4" style:family="table-cell">
      <style:text-properties fo:font-size="16pt" style:font-size-asian="16pt" style:font-size-complex="16pt"/>
    </style:style>
    <style:style style:name="ce5" style:family="table-cell">
      <style:text-properties fo:font-size="12pt" style:font-size-asian="24pt" style:font-size-complex="24pt"/>
    </style:style>
    <style:style style:name="ce6" style:family="table-cell">
      <style:paragraph-properties fo:text-align="start" fo:border="0.03pt solid #ffffff"/>
      <style:text-properties fo:font-size="8pt" style:font-size-asian="18pt" style:font-size-complex="18pt"/>
    </style:style>
    <style:style style:name="ce7" style:family="table-cell">
      <style:paragraph-properties fo:text-align="start" fo:border-left="none" fo:border-right="0.03pt solid #ffffff" fo:border-top="0.03pt solid #ffffff" fo:border-bottom="none"/>
    </style:style>
    <style:style style:name="ce8" style:family="table-cell">
      <style:paragraph-properties fo:text-align="start" fo:border-left="0.03pt solid #ffffff" fo:border-right="none" fo:border-top="none" fo:border-bottom="0.03pt solid #ffffff"/>
    </style:style>
    <style:style style:name="ce9" style:family="table-cell">
      <style:paragraph-properties fo:border="0.03pt solid #ffffff"/>
      <style:text-properties fo:font-size="8pt" style:font-size-asian="18pt" style:font-size-complex="18pt"/>
    </style:style>
    <style:style style:name="ce10" style:family="table-cell">
      <style:paragraph-properties fo:border-left="none" fo:border-right="0.03pt solid #ffffff" fo:border-top="0.03pt solid #ffffff" fo:border-bottom="0.03pt solid #ffffff"/>
    </style:style>
    <style:style style:name="ce11" style:family="table-cell">
      <style:paragraph-properties fo:text-align="start" fo:border-left="0.03pt solid #ffffff" fo:border-right="0.03pt solid #ffffff" fo:border-top="none" fo:border-bottom="0.03pt solid #ffffff"/>
    </style:style>
    <style:style style:name="P1" style:family="paragraph">
      <style:paragraph-properties fo:text-align="center" style:writing-mode="lr-tb"/>
      <style:text-properties fo:font-size="8pt" style:font-size-asian="8pt" style:font-size-complex="8pt"/>
    </style:style>
    <style:style style:name="P2" style:family="paragraph">
      <loext:graphic-properties draw:opacity="0%"/>
      <style:paragraph-properties fo:text-align="center" style:writing-mode="lr-tb"/>
      <style:text-properties fo:font-size="8pt" style:font-size-asian="8pt" style:font-size-complex="8pt"/>
    </style:style>
    <style:style style:name="P3" style:family="paragraph">
      <style:paragraph-properties fo:text-align="start" style:writing-mode="lr-tb"/>
      <style:text-properties fo:font-size="8pt" style:font-size-asian="8pt" style:font-size-complex="8pt"/>
    </style:style>
    <style:style style:name="P4"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loext:graphic-properties draw:opacity="0%"/>
      <style:paragraph-properties fo:text-align="start" style:writing-mode="lr-tb"/>
      <style:text-properties fo:font-size="8pt" style:font-size-asian="8pt" style:font-size-complex="8pt"/>
    </style:style>
    <style:style style:name="P6" style:family="paragraph">
      <style:paragraph-properties fo:text-align="start" style:writing-mode="lr-tb">
        <style:tab-stops>
          <style:tab-stop style:position="2cm"/>
        </style:tab-stops>
      </style:paragraph-properties>
      <style:text-properties fo:font-size="8pt" style:font-size-asian="8pt" style:font-size-complex="8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start" style:writing-mode="lr-tb"/>
      <style:text-properties fo:font-size="11pt"/>
    </style:style>
    <style:style style:name="P10" style:family="paragraph">
      <loext:graphic-properties draw:fill-color="#bce4e5"/>
      <style:paragraph-properties fo:text-align="start" style:writing-mode="lr-tb"/>
      <style:text-properties fo:font-size="11pt"/>
    </style:style>
    <style:style style:name="P11" style:family="paragraph">
      <style:paragraph-properties fo:text-align="center"/>
      <style:text-properties fo:font-size="10pt" style:font-size-asian="10pt" style:font-size-complex="10pt"/>
    </style:style>
    <style:style style:name="P12" style:family="paragraph">
      <style:text-properties style:font-size-asian="10pt" style:font-size-complex="10pt"/>
    </style:style>
    <style:style style:name="P13" style:family="paragraph">
      <style:text-properties fo:font-size="10pt" style:font-size-asian="10pt" style:font-size-complex="10pt"/>
    </style:style>
    <style:style style:name="P14" style:family="paragraph">
      <style:paragraph-properties fo:text-align="start" style:writing-mode="lr-tb"/>
    </style:style>
    <style:style style:name="P15" style:family="paragraph">
      <loext:graphic-properties draw:fill-color="#ffdaa2"/>
      <style:paragraph-properties fo:text-align="start" style:writing-mode="lr-tb"/>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style>
    <style:style style:name="P18" style:family="paragraph">
      <style:text-properties fo:font-size="12pt" style:font-size-asian="12pt" style:font-size-complex="12pt"/>
    </style:style>
    <style:style style:name="P19" style:family="paragraph">
      <style:text-properties style:font-size-asian="12pt" style:font-size-complex="12pt"/>
    </style:style>
    <style:style style:name="P20" style:family="paragraph">
      <style:paragraph-properties fo:text-align="center" style:writing-mode="lr-tb"/>
    </style:style>
    <style:style style:name="P21" style:family="paragraph">
      <style:paragraph-properties fo:text-align="start" style:writing-mode="lr-tb"/>
      <style:text-properties fo:font-size="13pt"/>
    </style:style>
    <style:style style:name="P22" style:family="paragraph">
      <style:paragraph-properties fo:text-align="center" style:writing-mode="lr-tb"/>
      <style:text-properties fo:font-size="18pt" style:font-size-asian="18pt" style:font-size-complex="18pt"/>
    </style:style>
    <style:style style:name="P23" style:family="paragraph">
      <loext:graphic-properties draw:fill="none" draw:fill-color="#ffaa95"/>
      <style:paragraph-properties fo:text-align="start" style:writing-mode="lr-tb"/>
    </style:style>
    <style:style style:name="P24" style:family="paragraph">
      <loext:graphic-properties draw:fill-color="#ffaa95"/>
      <style:paragraph-properties fo:text-align="center" style:writing-mode="lr-tb"/>
    </style:style>
    <style:style style:name="P25" style:family="paragraph">
      <style:paragraph-properties fo:text-align="start" style:writing-mode="lr-tb"/>
      <style:text-properties fo:font-size="10pt"/>
    </style:style>
    <style:style style:name="P26" style:family="paragraph">
      <loext:graphic-properties draw:fill-color="#ffdaa2"/>
      <style:paragraph-properties fo:text-align="start" style:writing-mode="lr-tb"/>
      <style:text-properties fo:font-size="10pt"/>
    </style:style>
    <style:style style:name="P27" style:family="paragraph">
      <style:paragraph-properties fo:text-align="center" style:writing-mode="lr-tb"/>
      <style:text-properties fo:font-size="10pt"/>
    </style:style>
    <style:style style:name="P28" style:family="paragraph">
      <loext:graphic-properties draw:fill-color="#ffdaa2"/>
      <style:paragraph-properties fo:text-align="center" style:writing-mode="lr-tb"/>
      <style:text-properties fo:font-size="10pt"/>
    </style:style>
    <style:style style:name="P29" style:family="paragraph">
      <style:paragraph-properties fo:margin-left="0cm" fo:margin-right="0cm" fo:margin-top="0cm" fo:margin-bottom="0cm" fo:line-height="100%" fo:text-align="center" fo:text-indent="0cm" style:writing-mode="lr-tb"/>
      <style:text-properties fo:font-size="10pt"/>
    </style:style>
    <style:style style:name="P30" style:family="paragraph">
      <loext:graphic-properties draw:fill-color="#ffdaa2"/>
      <style:paragraph-properties fo:margin-left="0cm" fo:margin-right="0cm" fo:margin-top="0cm" fo:margin-bottom="0cm" fo:line-height="100%" fo:text-align="center" fo:text-indent="0cm" style:writing-mode="lr-tb"/>
      <style:text-properties fo:font-size="10pt"/>
    </style:style>
    <style:style style:name="P31" style:family="paragraph">
      <style:paragraph-properties fo:text-align="center"/>
      <style:text-properties fo:font-size="10pt"/>
    </style:style>
    <style:style style:name="P32" style:family="paragraph">
      <style:paragraph-properties fo:text-align="start" style:writing-mode="lr-tb"/>
      <style:text-properties fo:font-size="10pt" style:font-size-asian="10pt" style:font-size-complex="10pt"/>
    </style:style>
    <style:style style:name="P33" style:family="paragraph">
      <loext:graphic-properties draw:fill-color="#ffdaa2"/>
      <style:paragraph-properties fo:text-align="start" style:writing-mode="lr-tb"/>
      <style:text-properties fo:font-size="10pt" style:font-size-asian="10pt" style:font-size-complex="10pt"/>
    </style:style>
    <style:style style:name="P34" style:family="paragraph">
      <style:paragraph-properties fo:text-align="center" style:writing-mode="lr-tb"/>
      <style:text-properties fo:font-size="10pt" style:font-size-asian="10pt" style:font-size-complex="10pt"/>
    </style:style>
    <style:style style:name="P35" style:family="paragraph">
      <loext:graphic-properties draw:fill-color="#f37b70"/>
      <style:paragraph-properties fo:text-align="center" style:writing-mode="lr-tb"/>
      <style:text-properties fo:font-size="10pt" style:font-size-asian="10pt" style:font-size-complex="10pt"/>
    </style:style>
    <style:style style:name="P36" style:family="paragraph">
      <loext:graphic-properties draw:fill-color="#f8aa97"/>
      <style:paragraph-properties fo:text-align="center" style:writing-mode="lr-tb"/>
      <style:text-properties fo:font-size="10pt" style:font-size-asian="10pt" style:font-size-complex="10pt"/>
    </style:style>
    <style:style style:name="P37" style:family="paragraph">
      <loext:graphic-properties draw:fill-color="#f8aa97"/>
      <style:paragraph-properties fo:text-align="start" style:writing-mode="lr-tb"/>
      <style:text-properties fo:font-size="10pt" style:font-size-asian="10pt" style:font-size-complex="10pt"/>
    </style:style>
    <style:style style:name="P38" style:family="paragraph">
      <style:paragraph-properties fo:text-align="center" style:writing-mode="lr-tb"/>
      <style:text-properties fo:font-size="15pt" style:font-size-asian="15pt" style:font-size-complex="15pt"/>
    </style:style>
    <style:style style:name="P39" style:family="paragraph">
      <style:paragraph-properties fo:text-align="center" style:writing-mode="lr-tb"/>
      <style:text-properties fo:font-size="11pt" style:font-size-asian="10pt" style:font-size-complex="10pt"/>
    </style:style>
    <style:style style:name="P40" style:family="paragraph">
      <loext:graphic-properties draw:fill-color="#89c765"/>
      <style:paragraph-properties fo:text-align="center" style:writing-mode="lr-tb"/>
      <style:text-properties fo:font-size="11pt" style:font-size-asian="10pt" style:font-size-complex="10pt"/>
    </style:style>
    <style:style style:name="P41" style:family="paragraph">
      <loext:graphic-properties draw:fill-color="#e0efd4"/>
      <style:paragraph-properties fo:text-align="center" style:writing-mode="lr-tb"/>
      <style:text-properties fo:font-size="11pt" style:font-size-asian="10pt" style:font-size-complex="10pt"/>
    </style:style>
    <style:style style:name="P42" style:family="paragraph">
      <loext:graphic-properties draw:fill-color="#65c295"/>
      <style:paragraph-properties fo:text-align="center" style:writing-mode="lr-tb"/>
      <style:text-properties fo:font-size="11pt" style:font-size-asian="10pt" style:font-size-complex="10pt"/>
    </style:style>
    <style:style style:name="P43" style:family="paragraph">
      <loext:graphic-properties draw:fill-color="#ffdaa2"/>
      <style:paragraph-properties fo:text-align="center" style:writing-mode="lr-tb"/>
      <style:text-properties fo:font-size="11pt" style:font-size-asian="10pt" style:font-size-complex="10pt"/>
    </style:style>
    <style:style style:name="P44" style:family="paragraph">
      <loext:graphic-properties draw:fill-color="#cccccc"/>
      <style:paragraph-properties fo:text-align="center" style:writing-mode="lr-tb"/>
      <style:text-properties fo:font-size="11pt" style:font-size-asian="10pt" style:font-size-complex="10pt"/>
    </style:style>
    <style:style style:name="P45" style:family="paragraph">
      <loext:graphic-properties draw:fill-color="#f7a19a"/>
      <style:paragraph-properties fo:text-align="center" style:writing-mode="lr-tb"/>
      <style:text-properties fo:font-size="11pt" style:font-size-asian="10pt" style:font-size-complex="10pt"/>
    </style:style>
    <style:style style:name="P46" style:family="paragraph">
      <style:paragraph-properties fo:text-align="center" style:writing-mode="lr-tb"/>
      <style:text-properties fo:font-size="18pt"/>
    </style:style>
    <style:style style:name="P47" style:family="paragraph">
      <loext:graphic-properties draw:fill-color="#e0efd4"/>
      <style:paragraph-properties fo:text-align="center" style:writing-mode="lr-tb"/>
      <style:text-properties fo:font-size="18pt"/>
    </style:style>
    <style:style style:name="P48" style:family="paragraph">
      <style:paragraph-properties fo:text-align="center"/>
    </style:style>
    <style:style style:name="P49" style:family="paragraph">
      <loext:graphic-properties draw:fill-color="#e0efd4"/>
      <style:paragraph-properties fo:text-align="center"/>
    </style:style>
    <style:style style:name="P50" style:family="paragraph">
      <loext:graphic-properties draw:fill-color="#dfcce4"/>
      <style:paragraph-properties fo:text-align="start" style:writing-mode="lr-tb"/>
      <style:text-properties fo:font-size="8pt" style:font-size-asian="8pt" style:font-size-complex="8pt"/>
    </style:style>
    <style:style style:name="P51" style:family="paragraph">
      <style:paragraph-properties fo:text-align="center" style:writing-mode="lr-tb"/>
      <style:text-properties fo:font-size="10pt" fo:background-color="transparent"/>
    </style:style>
    <style:style style:name="P52" style:family="paragraph">
      <loext:graphic-properties draw:fill-color="#afd095"/>
      <style:paragraph-properties fo:text-align="center" style:writing-mode="lr-tb"/>
      <style:text-properties fo:font-size="10pt" fo:background-color="transparent"/>
    </style:style>
    <style:style style:name="P53" style:family="paragraph">
      <loext:graphic-properties draw:fill-color="#e8f2a1"/>
      <style:paragraph-properties fo:text-align="center" style:writing-mode="lr-tb"/>
      <style:text-properties fo:font-size="10pt"/>
    </style:style>
    <style:style style:name="P54" style:family="paragraph">
      <loext:graphic-properties draw:fill-color="#ffaa95"/>
      <style:paragraph-properties fo:text-align="center" style:writing-mode="lr-tb"/>
      <style:text-properties fo:font-size="10pt"/>
    </style:style>
    <style:style style:name="P55" style:family="paragraph">
      <loext:graphic-properties draw:fill="none"/>
      <style:paragraph-properties fo:text-align="center" style:writing-mode="lr-tb"/>
      <style:text-properties fo:font-size="12pt" style:font-size-asian="12pt" style:font-size-complex="12pt"/>
    </style:style>
    <style:style style:name="P56" style:family="paragraph">
      <loext:graphic-properties draw:fill-color="#cccccc"/>
      <style:paragraph-properties fo:text-align="center" style:writing-mode="lr-tb"/>
      <style:text-properties fo:font-size="10pt"/>
    </style:style>
    <style:style style:name="P57" style:family="paragraph">
      <style:paragraph-properties fo:margin-left="0cm" fo:margin-right="0cm" fo:text-align="start" fo:text-indent="0cm"/>
    </style:style>
    <style:style style:name="P58" style:family="paragraph">
      <style:paragraph-properties fo:margin-left="0cm" fo:margin-right="0cm" fo:text-align="start" fo:text-indent="0cm"/>
      <style:text-properties fo:font-size="18pt" fo:font-weight="bold" style:font-size-asian="18pt" style:font-weight-asian="bold" style:font-size-complex="18pt" style:font-weight-complex="bold"/>
    </style:style>
    <style:style style:name="P59" style:family="paragraph">
      <style:paragraph-properties fo:text-align="start"/>
    </style:style>
    <style:style style:name="P60" style:family="paragraph">
      <style:paragraph-properties fo:margin-left="0.72cm" fo:margin-right="0cm" fo:text-align="start" fo:text-indent="-0.36cm"/>
    </style:style>
    <style:style style:name="P61" style:family="paragraph">
      <style:paragraph-properties fo:margin-left="0.72cm" fo:margin-right="0cm" fo:text-align="start" fo:text-indent="0cm"/>
    </style:style>
    <style:style style:name="P62" style:family="paragraph">
      <style:paragraph-properties fo:margin-left="0cm" fo:margin-right="0cm" fo:margin-top="0cm" fo:margin-bottom="0cm" fo:line-height="100%" fo:text-align="start" fo:text-indent="-0.36cm"/>
    </style:style>
    <style:style style:name="P63" style:family="paragraph">
      <style:paragraph-properties fo:margin-left="0cm" fo:margin-right="0cm" fo:margin-top="0cm" fo:margin-bottom="0cm" fo:line-height="100%" fo:text-align="start" fo:text-indent="0cm"/>
    </style:style>
    <style:style style:name="P64" style:family="paragraph">
      <style:text-properties fo:font-size="8pt" style:font-size-asian="18pt" style:font-size-complex="18pt"/>
    </style:style>
    <style:style style:name="P65" style:family="paragraph">
      <style:paragraph-properties fo:margin-left="0cm" fo:margin-right="0cm" fo:margin-top="0cm" fo:margin-bottom="0cm" fo:line-height="100%" fo:text-align="start" fo:text-indent="0cm" style:writing-mode="lr-tb"/>
    </style:style>
    <style:style style:name="P66" style:family="paragraph">
      <loext:graphic-properties draw:fill="none"/>
      <style:paragraph-properties fo:text-align="start" style:writing-mode="lr-tb"/>
    </style:style>
    <style:style style:name="T1" style:family="text">
      <style:text-properties fo:font-size="8pt" style:font-size-asian="8pt" style:font-size-complex="8pt"/>
    </style:style>
    <style:style style:name="T2" style:family="text">
      <style:text-properties fo:font-size="18pt"/>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1pt"/>
    </style:style>
    <style:style style:name="T5" style:family="text">
      <style:text-properties fo:font-size="12pt" style:text-underline-style="solid" style:text-underline-width="auto" style:text-underline-color="font-color" fo:font-weight="bold" style:font-size-asian="20pt" style:font-weight-asian="bold" style:font-size-complex="20pt" style:font-weight-complex="bold"/>
    </style:style>
    <style:style style:name="T6" style:family="text">
      <style:text-properties fo:font-size="12pt" style:text-underline-style="none" fo:font-weight="normal" style:font-size-asian="20pt" style:font-weight-asian="normal" style:font-size-complex="20pt" style:font-weight-complex="normal"/>
    </style:style>
    <style:style style:name="T7" style:family="text">
      <style:text-properties fo:font-size="10pt" style:font-size-asian="10pt" style:font-size-complex="10pt"/>
    </style:style>
    <style:style style:name="T8" style:family="text">
      <style:text-properties fo:font-size="20pt" fo:font-weight="bold" style:font-size-asian="44pt" style:font-weight-asian="bold" style:font-size-complex="44pt" style:font-weight-complex="bold"/>
    </style:style>
    <style:style style:name="T9" style:family="text">
      <style:text-properties fo:font-size="20pt" fo:font-weight="normal" style:font-size-asian="44pt" style:font-weight-asian="normal" style:font-size-complex="44pt" style:font-weight-complex="normal"/>
    </style:style>
    <style:style style:name="T10" style:family="text">
      <style:text-properties fo:font-size="15pt" fo:font-weight="bold" style:font-size-asian="32pt" style:font-weight-asian="bold" style:font-size-complex="32pt" style:font-weight-complex="bold"/>
    </style:style>
    <style:style style:name="T11" style:family="text">
      <style:text-properties fo:font-size="15pt" style:font-size-asian="32pt" style:font-size-complex="32pt"/>
    </style:style>
    <style:style style:name="T12" style:family="text">
      <style:text-properties fo:font-size="20pt" style:font-size-asian="44pt" style:font-size-complex="44pt"/>
    </style:style>
    <style:style style:name="T13" style:family="text">
      <style:text-properties fo:font-size="15pt" fo:font-weight="normal" style:font-size-asian="32pt" style:font-weight-asian="normal" style:font-size-complex="32pt" style:font-weight-complex="normal"/>
    </style:style>
    <style:style style:name="T14" style:family="text">
      <style:text-properties fo:font-size="12pt" style:font-size-asian="12pt" style:font-size-complex="12pt"/>
    </style:style>
    <style:style style:name="T15" style:family="text">
      <style:text-properties fo:font-size="13pt" style:font-size-asian="26pt" style:font-size-complex="26pt"/>
    </style:style>
    <style:style style:name="T16" style:family="text">
      <style:text-properties style:use-window-font-color="true" style:font-name="Liberation Sans" fo:font-size="12pt" style:letter-kerning="true" style:font-name-asian="Noto Sans CJK SC" style:font-size-asian="12pt" style:font-name-complex="Lohit Devanagari2" style:font-size-complex="12pt"/>
    </style:style>
    <style:style style:name="T17" style:family="text">
      <style:text-properties fo:font-size="12pt" style:font-size-asian="8pt" style:font-size-complex="8pt"/>
    </style:style>
    <style:style style:name="T18" style:family="text">
      <style:text-properties fo:font-size="13pt"/>
    </style:style>
    <style:style style:name="T19" style:family="text">
      <style:text-properties fo:font-size="13pt" style:text-underline-style="solid" style:text-underline-width="auto" style:text-underline-color="font-color" fo:font-weight="bold" style:font-weight-asian="bold" style:font-weight-complex="bold"/>
    </style:style>
    <style:style style:name="T20" style:family="text">
      <style:text-properties fo:font-size="18pt" style:font-size-asian="18pt" style:font-size-complex="18pt"/>
    </style:style>
    <style:style style:name="T21" style:family="text">
      <style:text-properties fo:font-variant="normal" fo:text-transform="none" fo:color="#000000" style:text-line-through-style="none" style:text-line-through-type="none" style:font-name="Arial2" fo:font-size="8pt" fo:font-style="normal" style:text-underline-style="none" fo:font-weight="normal" style:font-size-asian="8pt" style:font-style-asian="normal" style:font-weight-asian="normal" style:font-name-complex="Arial2" style:font-size-complex="8pt" style:font-style-complex="normal" style:font-weight-complex="normal"/>
    </style:style>
    <style:style style:name="T22" style:family="text">
      <style:text-properties fo:font-size="10pt"/>
    </style:style>
    <style:style style:name="T23" style:family="text">
      <style:text-properties style:font-name="Liberation Sans" fo:font-size="10pt" style:letter-kerning="true" style:font-name-asian="Noto Sans CJK SC" style:font-size-asian="18pt" style:font-name-complex="Lohit Devanagari2" style:font-size-complex="18pt"/>
    </style:style>
    <style:style style:name="T24" style:family="text">
      <style:text-properties fo:font-size="10pt" style:font-size-asian="13pt" style:font-size-complex="13pt"/>
    </style:style>
    <style:style style:name="T25" style:family="text">
      <style:text-properties fo:font-size="15pt" style:font-size-asian="15pt" style:font-size-complex="15pt"/>
    </style:style>
    <style:style style:name="T26" style:family="text">
      <style:text-properties fo:font-size="11pt" style:font-size-asian="10pt" style:font-size-complex="10pt"/>
    </style:style>
    <style:style style:name="T27" style:family="text">
      <style:text-properties fo:font-size="8pt" style:text-underline-style="solid" style:text-underline-width="auto" style:text-underline-color="font-color" style:font-size-asian="8pt" style:font-size-complex="8pt"/>
    </style:style>
    <style:style style:name="T28" style:family="text">
      <style:text-properties fo:font-size="10pt" fo:background-color="transparent" style:font-size-asian="16pt" style:font-size-complex="16pt"/>
    </style:style>
    <style:style style:name="T29" style:family="text">
      <style:text-properties fo:font-size="10pt" style:font-size-asian="16pt" style:font-size-complex="16pt"/>
    </style:style>
    <style:style style:name="T30" style:family="text">
      <style:text-properties style:font-name="DejaVu Sans" fo:font-size="18pt" fo:font-weight="normal" style:letter-kerning="true" style:font-name-asian="Noto Sans CJK SC" style:font-size-asian="18pt" style:font-weight-asian="normal" style:font-name-complex="DejaVu Sans" style:font-size-complex="8pt" style:font-weight-complex="bold"/>
    </style:style>
    <style:style style:name="T31" style:family="text">
      <style:text-properties style:font-name="DejaVu Sans" style:font-name-complex="DejaVu Sans" style:font-size-complex="8pt" style:font-weight-complex="bold"/>
    </style:style>
    <style:style style:name="T32" style:family="text">
      <style:text-properties fo:font-size="8pt" style:font-size-complex="8pt"/>
    </style:style>
    <style:style style:name="T33" style:family="text">
      <style:text-properties style:use-window-font-color="true" style:font-name="Liberation Sans" fo:font-size="8pt" style:letter-kerning="true" style:font-name-asian="Noto Sans CJK SC" style:font-size-asian="8pt" style:font-name-complex="Lohit Devanagari2" style:font-size-complex="8pt"/>
    </style:style>
    <style:style style:name="T34" style:family="text">
      <style:text-properties fo:font-size="8pt" fo:background-color="transparent" style:font-size-asian="8pt" style:font-size-complex="8pt"/>
    </style:style>
    <style:style style:name="T35" style:family="text">
      <style:text-properties fo:font-size="8pt" style:font-size-asian="16pt" style:font-size-complex="8pt"/>
    </style:style>
    <style:style style:name="T36" style:family="text">
      <style:text-properties fo:font-size="12pt" style:font-size-asian="24pt" style:font-size-complex="24pt"/>
    </style:style>
    <style:style style:name="T37" style:family="text">
      <style:text-properties fo:font-size="8pt" style:font-size-asian="18pt" style:font-size-complex="18pt"/>
    </style:style>
    <style:style style:name="T38"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39"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custom-shape draw:style-name="gr1" draw:text-style-name="P2" draw:layer="layout" svg:width="4.7cm" svg:height="1.7cm" svg:x="33.1cm" svg:y="21cm">
          <text:p text:style-name="P1"><text:span text:style-name="T1">On peut l’interroger et elle peut avoir </text:span></text:p>
          <text:p text:style-name="P1"><text:span text:style-name="T1">des discussions. Et on peut se </text:span></text:p>
          <text:p text:style-name="P1"><text:span text:style-name="T1">douter qu’elle y est pour qq chose</text:span></text:p>
          <draw:enhanced-geometry svg:viewBox="0 0 21600 21600" draw:type="rectangle" draw:enhanced-path="M 0 0 L 21600 0 21600 21600 0 21600 0 0 Z N"/>
        </draw:custom-shape>
        <draw:custom-shape draw:style-name="gr2" draw:text-style-name="P2" draw:layer="layout" svg:width="6.7cm" svg:height="0.7cm" svg:x="15.9cm" svg:y="26.6cm">
          <text:p text:style-name="P1"><text:span text:style-name="T1">On connaît toute l’histoire grâce à ce qu’elle écrit dans le journal avant de se suicider</text:span></text:p>
          <draw:enhanced-geometry svg:viewBox="0 0 21600 21600" draw:type="rectangle" draw:enhanced-path="M 0 0 L 21600 0 21600 21600 0 21600 0 0 Z N"/>
        </draw:custom-shape>
        <draw:custom-shape draw:style-name="gr3" draw:text-style-name="P2" draw:layer="layout" svg:width="7.7cm" svg:height="1.1cm" svg:x="17cm" svg:y="1.2cm">
          <text:p text:style-name="P1"><text:span text:style-name="T1">Ce qu’on voit de l’extérieur</text:span></text:p>
          <draw:enhanced-geometry svg:viewBox="0 0 21600 21600" draw:type="rectangle" draw:enhanced-path="M 0 0 L 21600 0 21600 21600 0 21600 0 0 Z N"/>
        </draw:custom-shape>
        <draw:custom-shape draw:style-name="gr4" draw:text-style-name="P5" draw:layer="layout" svg:width="7.6cm" svg:height="20.6cm" svg:x="8.6cm" svg:y="2.5cm">
          <text:p text:style-name="P3"><text:span text:style-name="T1"><text:s/></text:span></text:p>
          <text:p text:style-name="P3"><text:span text:style-name="T1">M après l’attentat, arrive à Montségur pour finir sa vie </text:span></text:p>
          <text:p text:style-name="P3"><text:span text:style-name="T1">Tranquille.</text:span></text:p>
          <text:p text:style-name="P3"><text:span text:style-name="T1"/></text:p>
          <text:p text:style-name="P3"><text:span text:style-name="T1">Au début elle sauve juste les habitants en leur disant de pas toucher et de brûler les corps.</text:span></text:p>
          <text:p text:style-name="P3"><text:span text:style-name="T1"/></text:p>
          <text:p text:style-name="P3"><text:span text:style-name="T1">Après elle tombe amoureuse.</text:span></text:p>
          <text:p text:style-name="P4"><text:span text:style-name="T1">A est infecté. Elle cherche à le soigner en faisant des tests sur les brebis.</text:span></text:p>
          <text:p text:style-name="P4"><text:span text:style-name="T1"/></text:p>
          <text:p text:style-name="P3"><text:span text:style-name="T1"/></text:p>
          <text:p text:style-name="P3"><text:span text:style-name="T1"><tex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M est désignée pour essayer de faire des tests et de trouver un antidote.</text:span></text:p>
          <text:p text:style-name="P3"><text:span text:style-name="T1">Elle se rend compte que c’est l’ail mais elle ne le dit pas.</text:span></text:p>
          <text:p text:style-name="P3"><text:span text:style-name="T1"/></text:p>
          <text:p text:style-name="P3"><text:span text:style-name="T1"/></text:p>
          <text:p text:style-name="P3"><text:span text:style-name="T1">Mais le type se fait contaminer.</text:span></text:p>
          <text:p text:style-name="P3"><text:span text:style-name="T1"/></text:p>
          <text:p text:style-name="P3"><text:span text:style-name="T1">Elle dit à tout le monde qu’il est malade et qu’on peut pas le voir.</text:span></text:p>
          <text:p text:style-name="P3"><text:span text:style-name="T1"/></text:p>
          <text:p text:style-name="P3"><text:span text:style-name="T1">C’est là qu’elle le cache et lui donne à manger et se balade en blouse la nuit.</text:span></text:p>
          <text:p text:style-name="P3"><text:span text:style-name="T1">Elle se monte un petit laboratoire secret pour fabriquer un anti virus.</text:span></text:p>
          <text:p text:style-name="P3"><text:span text:style-name="T1">Elle test l’antifongique sur des brebis ou des animaux qu’il faut d’abord inoculer.</text:span></text:p>
          <text:p text:style-name="P3"><text:span text:style-name="T1"/></text:p>
          <text:p text:style-name="P3"><text:span text:style-name="T1">Finalement elle arrive à le soigner. </text:span></text:p>
          <text:p text:style-name="P3"><text:span text:style-name="T1">Elle lui dit qu’il est tombé dans le coma. Elle dit aux autres qu’il est chez qu’elle s’en occupe, elle a un lit avec des couverture.</text:span></text:p>
          <text:p text:style-name="P3"><text:span text:style-name="T1"/></text:p>
          <text:p text:style-name="P3"><text:span text:style-name="T1">La vie reprend son cours et il se trouve que A ne se souvient de rien.</text:span></text:p>
          <text:p text:style-name="P3"><text:span text:style-name="T1"/></text:p>
          <text:p text:style-name="P3"><text:span text:style-name="T1">Un jour A se rend compte qu’il y a quelque chose de louche. Il est confu.</text:span></text:p>
          <text:p text:style-name="P3"><text:span text:style-name="T1">Il enquête un peu. Il voit les traces de là où il est resté pendant son infection et trouve le labo. </text:span></text:p>
          <text:p text:style-name="P3"><text:span text:style-name="T1">Il devine qu’il a été infecté et que sa meuf à trouvé un antidote.</text:span></text:p>
          <text:p text:style-name="P3"><text:span text:style-name="T1"/></text:p>
          <text:p text:style-name="P3"><text:span text:style-name="T1">Il lui en parle, il ne comprend pas pourquoi elle ne partage pas sa découverte.</text:span></text:p>
          <text:p text:style-name="P3"><text:span text:style-name="T1">De fil en aiguille et en incompréhension, elle décide de le tuer.</text:span></text:p>
          <text:p text:style-name="P3"><text:span text:style-name="T1"/></text:p>
          <draw:enhanced-geometry svg:viewBox="0 0 21600 21600" draw:type="rectangle" draw:enhanced-path="M 0 0 L 21600 0 21600 21600 0 21600 0 0 Z N"/>
        </draw:custom-shape>
        <draw:custom-shape draw:style-name="gr5" draw:text-style-name="P5" draw:layer="layout" svg:width="7.7cm" svg:height="17.2cm" svg:x="17.1cm" svg:y="2.5cm">
          <text:p text:style-name="P3"><text:span text:style-name="T1"/></text:p>
          <text:p text:style-name="P3"><text:span text:style-name="T1"/></text:p>
          <text:list text:style-name="L1">
            <text:list-header>
              <text:p text:style-name="P3"><text:span text:style-name="T1"/></text:p>
            </text:list-header>
          </text:list>
          <text:p text:style-name="P3"><text:span text:style-name="T1">…</text:span></text:p>
          <text:p text:style-name="P4"><text:span text:style-name="T1">Lorsque M parle, </text:span></text:p>
          <text:list text:continue-numbering="true" text:style-name="L1">
            <text:list-item>
              <text:p text:style-name="P4"><text:span text:style-name="T1">elle trouve cool qu’il y ait moins de souffrance.</text:span></text:p>
            </text:list-item>
            <text:list-item>
              <text:p text:style-name="P4"><text:span text:style-name="T1">Elle s’y connaît vachement. Sous le seul prétexte qu’elle a entendu des indication à la radio</text:span></text:p>
            </text:list-item>
          </text:list>
          <text:p text:style-name="P3"><text:span text:style-name="T1">…</text:span></text:p>
          <text:p text:style-name="P3"><text:span text:style-name="T1"/></text:p>
          <text:p text:style-name="P3"><text:span text:style-name="T1"/></text:p>
          <text:p text:style-name="P3"><text:span text:style-name="T1"/></text:p>
          <text:p text:style-name="P3"><text:span text:style-name="T1"/></text:p>
          <text:p text:style-name="P3"><text:span text:style-name="T1">On désigne un E</text:span></text:p>
          <text:p text:style-name="P3"><text:span text:style-name="T1"/></text:p>
          <text:p text:style-name="P3"><text:span text:style-name="T1"/></text:p>
          <text:p text:style-name="P3"><text:span text:style-name="T1"/></text:p>
          <text:p text:style-name="P3"><text:span text:style-name="T1"/></text:p>
          <text:p text:style-name="P3"><text:span text:style-name="T1">On sait qu’un vieux couple a résisté.</text:span></text:p>
          <text:p text:style-name="P3"><text:span text:style-name="T1">On les ramène au village et ils sont traités comme des rois.</text:span></text:p>
          <text:p text:style-name="P3"><text:span text:style-name="T1"/></text:p>
          <text:p text:style-name="P3"><text:span text:style-name="T1"/></text:p>
          <text:p text:style-name="P3"><text:span text:style-name="T1">On essaye d’étudier mais ça marche pas.</text:span></text:p>
          <text:p text:style-name="P3"><text:span text:style-name="T1"/></text:p>
          <text:p text:style-name="P3"><text:span text:style-name="T1"/></text:p>
          <text:p text:style-name="P3"><text:span text:style-name="T1"/></text:p>
          <text:p text:style-name="P3"><text:span text:style-name="T1">Un jour M dit que son copain A s’est prit une branche sur la gueule et qu’il est dans le coma. Mais elle veut pas qu’on le voit.</text:span></text:p>
          <text:p text:style-name="P3"><text:span text:style-name="T1"/></text:p>
          <text:p text:style-name="P3"><text:span text:style-name="T1">Un jour A s’est remis et la vie continue.</text:span></text:p>
          <text:p text:style-name="P3"><text:span text:style-name="T1"/></text:p>
          <text:p text:style-name="P3"><text:span text:style-name="T1"/></text:p>
          <text:p text:style-name="P3"><text:span text:style-name="T1">Un jour on a plus de nouvelles de M et de A. A est mort M est un zombie qu’il faut brûler.</text:span></text:p>
          <text:p text:style-name="P3"><text:span text:style-name="T1"/></text:p>
          <text:p text:style-name="P3"><text:span text:style-name="T1">Ensuite on retrouve un cahier dans lequel est décrit l’attentat du début M est impliquée → on peut douter.</text:span></text:p>
          <text:p text:style-name="P3"><text:span text:style-name="T1"/></text:p>
          <text:p text:style-name="P3"><text:span text:style-name="T1">On refait des tests, E ajoute de l’ail et ça marche.</text:span></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0.3cm" svg:y="1.2cm">
          <text:p text:style-name="P1"><text:span text:style-name="T1">Recap de la vraie histoire</text:span></text:p>
          <draw:enhanced-geometry svg:viewBox="0 0 21600 21600" draw:type="rectangle" draw:enhanced-path="M 0 0 L 21600 0 21600 21600 0 21600 0 0 Z N"/>
        </draw:custom-shape>
        <draw:custom-shape draw:style-name="gr3" draw:text-style-name="P2" draw:layer="layout" svg:width="7.7cm" svg:height="1.1cm" svg:x="25cm" svg:y="1.2cm">
          <text:p text:style-name="P1"><text:span text:style-name="T1">Point de vue de l’enquêteur Cyril</text:span></text:p>
          <draw:enhanced-geometry svg:viewBox="0 0 21600 21600" draw:type="rectangle" draw:enhanced-path="M 0 0 L 21600 0 21600 21600 0 21600 0 0 Z N"/>
        </draw:custom-shape>
        <draw:custom-shape draw:style-name="gr6" draw:text-style-name="P5" draw:layer="layout" svg:width="7.7cm" svg:height="20.2cm" svg:x="25cm" svg:y="2.5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L’agriculture et l’élevage c’est trop dur</text:span></text:p>
          <text:p text:style-name="P3"><text:span text:style-name="T1">Réparé un panneau solaire une fois</text:span></text:p>
          <text:p text:style-name="P3"><text:span text:style-name="T1"/></text:p>
          <text:p text:style-name="P3"><text:span text:style-name="T1"/></text:p>
          <text:p text:style-name="P3"><text:span text:style-name="T1"/></text:p>
          <text:p text:style-name="P3"><text:span text:style-name="T1">La vie c’est un peu nul avant aussi, cherche ma place. </text:span></text:p>
          <text:p text:style-name="P3"><text:span text:style-name="T1"/></text:p>
          <text:p text:style-name="P3"><text:span text:style-name="T1">Affaire Mamie Gentiane devient enquéteur !</text:span></text:p>
          <text:p text:style-name="P3"><text:span text:style-name="T1">Quelques interview, l’affaire est résolue.</text:span></text:p>
          <text:p text:style-name="P3"><text:span text:style-name="T1"/></text:p>
          <text:p text:style-name="P3"><text:span text:style-name="T1"/></text:p>
          <text:p text:style-name="P3"><text:span text:style-name="T1"/></text:p>
          <text:p text:style-name="P3"><text:span text:style-name="T1"/></text:p>
          <text:p text:style-name="P3"><text:span text:style-name="T1">Le V revient et fait part de sa découvre Il les ramène, on les traite comme des rois.</text:span></text:p>
          <text:p text:style-name="P3"><text:span text:style-name="T1"/></text:p>
          <text:p text:style-name="P3"><text:span text:style-name="T1">On fait les tests sur des zombies on essaye de les prémunir et de les soigner.</text:span></text:p>
          <text:p text:style-name="P3"><text:span text:style-name="T1"/></text:p>
          <text:p text:style-name="P3"><text:span text:style-name="T1">ON se rend compte qu’un des zombies est mort ou disparu : bizarre.</text:span></text:p>
          <text:p text:style-name="P3"><text:span text:style-name="T1"/></text:p>
          <text:p text:style-name="P3"><text:span text:style-name="T1">Rumeurs de fantôme (en fait c'est M en blouse la nuit)</text:span></text:p>
          <text:p text:style-name="P3"><text:span text:style-name="T1">En fait beaucoup de monde circule la nuit.</text:span></text:p>
          <text:p text:style-name="P3"><text:span text:style-name="T1"/></text:p>
          <text:p text:style-name="P3"><text:span text:style-name="T1">Un loup retrouvé mort dans un pré</text:span></text:p>
          <text:list text:style-name="L1">
            <text:list-item>
              <text:p text:style-name="P6"><text:span text:style-name="T1">Le crane défoncé</text:span></text:p>
            </text:list-item>
            <text:list-item>
              <text:p text:style-name="P6"><text:span text:style-name="T1">Ce qui est bizarre comportement.de certaines bête → invention du test à la douleur : quelque individus sont infectés dont un bouc qui reste très calme.</text:span></text:p>
            </text:list-item>
            <text:list-item>
              <text:p text:style-name="P6"><text:span text:style-name="T1">Mais on dirait que la maladie ne se propage pas chez les animaux.</text:span></text:p>
            </text:list-item>
            <text:list-item>
              <text:p text:style-name="P6"><text:span text:style-name="T1">Donc c'est quelqu'un qui les a inoculés</text:span></text:p>
              <text:p text:style-name="P6"><text:span text:style-name="T1"/></text:p>
              <text:p text:style-name="P6"><text:span text:style-name="T1">→ </text:span><text:span text:style-name="T1">Pb dans le carnet d’expérimentation pas de bouc contaminé ?</text:span></text:p>
              <text:p text:style-name="P6"><text:span text:style-name="T1"/></text:p>
            </text:list-item>
          </text:list>
          <text:p text:style-name="P6"><text:span text:style-name="T1">Que s’est il passé ? A et M</text:span></text:p>
          <text:p text:style-name="P6"><text:span text:style-name="T1"/></text:p>
          <text:p text:style-name="P6"><text:span text:style-name="T1"/></text:p>
          <text:p text:style-name="P6"><text:span text:style-name="T1">Trouver l’antidote</text:span></text:p>
          <text:p text:style-name="P6"><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7" draw:text-style-name="P5" draw:layer="layout" svg:width="5.9cm" svg:height="3.6cm" svg:x="25.7cm" svg:y="25.7cm">
          <text:p text:style-name="P3"><text:span text:style-name="T1">Effet du spore sur les animaux :</text:span></text:p>
          <text:p text:style-name="P3"><text:span text:style-name="T1"><text:s/></text:span><text:span text:style-name="T1">ils ont juste pas spécialement envie de se reproduire</text:span></text:p>
          <text:p text:style-name="P3"><text:span text:style-name="T1"/></text:p>
          <text:p text:style-name="P3"><text:span text:style-name="T1">Symptôme : insensible à la douleur.</text:span></text:p>
          <text:p text:style-name="P3"><text:span text:style-name="T1">Pas de peur : il se font bouffer.</text:span></text:p>
          <text:p text:style-name="P3"><text:span text:style-name="T1">Un truc chelou avec des animaux qui ont par peur </text:span></text:p>
          <text:p text:style-name="P3"><text:span text:style-name="T1"/></text:p>
          <text:p text:style-name="P3"><text:span text:style-name="T1"/></text:p>
          <draw:enhanced-geometry svg:viewBox="0 0 21600 21600" draw:type="rectangle" draw:enhanced-path="M 0 0 L 21600 0 21600 21600 0 21600 0 0 Z N"/>
        </draw:custom-shape>
        <draw:line draw:style-name="gr8" draw:text-style-name="P7" draw:layer="layout" svg:x1="0cm" svg:y1="5.7cm" svg:x2="40.7cm" svg:y2="5.7cm">
          <text:p/>
        </draw:line>
        <draw:frame draw:style-name="gr9" draw:text-style-name="P8" draw:layer="layout" svg:width="2.369cm" svg:height="0.963cm" svg:x="15.1cm" svg:y="5.737cm">
          <draw:text-box>
            <text:p><text:span text:style-name="T2">Début </text:span></text:p>
          </draw:text-box>
        </draw:frame>
        <draw:custom-shape draw:style-name="gr10" draw:text-style-name="P5" draw:layer="layout" svg:width="7.7cm" svg:height="13.6cm" svg:x="33.1cm" svg:y="2.4cm">
          <text:p text:style-name="P3"><text:span text:style-name="T1"/></text:p>
          <text:p text:style-name="P3"><text:span text:style-name="T1"/></text:p>
          <text:p text:style-name="P3"><text:span text:style-name="T1">Les voyages de Ghandinosaure.</text:span></text:p>
          <text:p text:style-name="P3"><text:span text:style-name="T1"/></text:p>
          <text:p text:style-name="P3"><text:span text:style-name="T1"><text:s/></text:span></text:p>
          <text:p text:style-name="P3"><text:span text:style-name="T1">Mission parallèle : </text:span></text:p>
          <text:p text:style-name="P3"><text:span text:style-name="T1"/></text:p>
          <text:p text:style-name="P3"><text:span text:style-name="T1">Trouver d’où viennent les zombies</text:span></text:p>
          <text:p text:style-name="P3"><text:span text:style-name="T1"/></text:p>
          <text:p text:style-name="P3"><text:span text:style-name="T1">Trouver d'autre communautés survivantes surtout (en Espagne)</text:span></text:p>
          <text:p text:style-name="P3"><text:span text:style-name="T1"/></text:p>
          <text:p text:style-name="P3"><text:span text:style-name="T1"/></text:p>
          <text:p text:style-name="P3"><text:span text:style-name="T1"/></text:p>
          <text:p text:style-name="P3"><text:span text:style-name="T1"/></text:p>
          <text:p text:style-name="P3"><text:span text:style-name="T1">Il croise une ville en ruine. Y’a des pharmaci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On découvre que certaines personnes sont résistantes naturellement surtout <text:s/>si au moment du contact avec l’agent pathogène ils avait mangé une gousse d’ail cru.</text:span></text:p>
          <text:p text:style-name="P3"><text:span text:style-name="T1">On fait quelques test, on a un remède.</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33.1cm" svg:y="1.2cm">
          <text:p text:style-name="P1"><text:span text:style-name="T1">Un voyageur</text:span></text:p>
          <draw:enhanced-geometry svg:viewBox="0 0 21600 21600" draw:type="rectangle" draw:enhanced-path="M 0 0 L 21600 0 21600 21600 0 21600 0 0 Z N"/>
        </draw:custom-shape>
        <draw:custom-shape draw:style-name="gr7" draw:text-style-name="P5" draw:layer="layout" svg:width="5.9cm" svg:height="3.6cm" svg:x="18.9cm" svg:y="19.9cm">
          <text:p text:style-name="P3"><text:span text:style-name="T1">Dans le village il y a :</text:span></text:p>
          <text:p text:style-name="P3"><text:span text:style-name="T1">Un zombie capturé pour le fun (mais c'est dangeureux) mais il est utilisé pour les gens les vieux qui souhaitent se suicider. qui sert secrètement <text:s/>pour les prélèvements</text:span></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11" draw:text-style-name="P5" draw:layer="layout" svg:width="14.1cm" svg:height="1.4cm" svg:x="1cm" svg:y="25.9cm">
          <text:p text:style-name="P3"><text:span text:style-name="T1">Le village devrait essayer de faire passer le mot qu’on peut guérir.</text:span></text:p>
          <text:p text:style-name="P3"><text:span text:style-name="T1">L’explorateur qu’on suit depuis le début en fait il vient de là en fait ??</text:span></text:p>
          <draw:enhanced-geometry svg:viewBox="0 0 21600 21600" draw:type="rectangle" draw:enhanced-path="M 0 0 L 21600 0 21600 21600 0 21600 0 0 Z N"/>
        </draw:custom-shape>
        <draw:custom-shape draw:style-name="gr12" draw:text-style-name="P5" draw:layer="layout" svg:width="7.9cm" svg:height="20.7cm" svg:x="0.4cm" svg:y="2.5cm">
          <text:p text:style-name="P3"><text:span text:style-name="T1"><text: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1">A est infecté. </text:span></text:p>
          <text:p text:style-name="P3"><text:span text:style-name="T1">La vie tout ça : </text:span></text:p>
          <text:p text:style-name="P3"><text:span text:style-name="T1"/></text:p>
          <text:p text:style-name="P3"><text:span text:style-name="T1">Chroniques du village</text:span></text:p>
          <text:p text:style-name="P3"><text:span text:style-name="T1">Journal de voyage</text:span></text:p>
          <text:p text:style-name="P3"><text:span text:style-name="T1"/></text:p>
          <text:p text:style-name="P3"><text:span text:style-name="T1">Début de l’engagement de E</text:span></text:p>
          <text:p text:style-name="P3"><text:span text:style-name="T1"/></text:p>
          <text:p text:style-name="P3"><text:span text:style-name="T1">Première enquête</text:span></text:p>
          <text:p text:style-name="P3"><text:span text:style-name="T1"/></text:p>
          <text:p text:style-name="P3"><text:span text:style-name="T1"/></text:p>
          <text:p text:style-name="P3"><text:span text:style-name="T1">Retour du voyageur avec une info : Il y a u couple de vieux qui a résisté.</text:span></text:p>
          <text:p text:style-name="P3"><text:span text:style-name="T1"/></text:p>
          <text:p text:style-name="P3"><text:span text:style-name="T1">On essaye de faire des tests pour trouver une protection ou un antidote direct sur des zombies. Y’en a un qui est soigné et qui est buté par M.</text:span></text:p>
          <text:p text:style-name="P3"><text:span text:style-name="T1"/></text:p>
          <text:p text:style-name="P3"><text:span text:style-name="T1">On trouve que l’ail aide a ne pas être infecté M s’en rend compte <text:s/>et sabote les résultats qui ne veut pas qu’on puisse rendre leur sensibilité aux gen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M fait en parallèle des recherche sur les brebis le soigne avec de l’ail et trouve et soigne A.</text:span></text:p>
          <text:p text:style-name="P3"><text:span text:style-name="T1"/></text:p>
          <text:p text:style-name="P3"><text:span text:style-name="T1"/></text:p>
          <text:p text:style-name="P3"><text:span text:style-name="T1">A s’en rend compte et se fait tuer M se suicide.</text:span></text:p>
          <text:p text:style-name="P3"><text:span text:style-name="T1"/></text:p>
          <text:p text:style-name="P3"><text:span text:style-name="T1">A meurt M est infectée on retrouve le carnet</text:span></text:p>
          <text:p text:style-name="P3"><text:span text:style-name="T1"/></text:p>
          <text:p text:style-name="P3"><text:span text:style-name="T1">Carnet de M</text:span></text:p>
          <text:p text:style-name="P3"><text:span text:style-name="T1"/></text:p>
          <text:p text:style-name="P3"><text:span text:style-name="T1">Carnet de l’enquéteur : </text:span></text:p>
          <text:p text:style-name="P3"><text:span text:style-name="T1">M n’avais pas intérêt à ce qu’on trouve de remèdes</text:span></text:p>
          <text:p text:style-name="P3"><text:span text:style-name="T1">Il y a des traces de lutte, des boites de pétri peut être</text:span></text:p>
          <text:p text:style-name="P3"><text:span text:style-name="T1">On saura jamais ce qu’il s’est passé</text:span></text:p>
          <text:p text:style-name="P3"><text:span text:style-name="T1">Mais il y a des indices comme quoi M a fait des test sur des brebis.</text:span></text:p>
          <text:p text:style-name="P3"><text:span text:style-name="T1"/></text:p>
          <text:p text:style-name="P3"><text:span text:style-name="T1">→ </text:span><text:span text:style-name="T1">suspicion de partialité de M.</text:span></text:p>
          <text:p text:style-name="P3"><text:span text:style-name="T1"/></text:p>
          <text:p text:style-name="P3"><text:span text:style-name="T1">On reprends les expériences on trouve un antidote</text:span></text:p>
          <text:p text:style-name="P3"><text:span text:style-name="T1">On vote pour pas rendre la sensibilité aux gens transformés. Mais pour s’immuniser tout le monde tout prendre sa gousse d’ail le matin.</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svg:viewBox="0 0 21600 21600" draw:type="rectangle" draw:enhanced-path="M 0 0 L 21600 0 21600 21600 0 21600 0 0 Z N"/>
        </draw:custom-shape>
        <draw:custom-shape draw:style-name="gr3" draw:text-style-name="P2" draw:layer="layout" svg:width="7.7cm" svg:height="1.1cm" svg:x="8.6cm" svg:y="1.1cm">
          <text:p text:style-name="P1"><text:span text:style-name="T1">Point de vue de M</text:span></text:p>
          <draw:enhanced-geometry svg:viewBox="0 0 21600 21600" draw:type="rectangle" draw:enhanced-path="M 0 0 L 21600 0 21600 21600 0 21600 0 0 Z N"/>
        </draw:custom-shape>
        <draw:line draw:style-name="gr8" draw:text-style-name="P7" draw:layer="layout" svg:x1="-0.1cm" svg:y1="8.4cm" svg:x2="40.6cm" svg:y2="8.4cm">
          <text:p/>
        </draw:line>
        <draw:line draw:style-name="gr8" draw:text-style-name="P7" draw:layer="layout" svg:x1="0.4cm" svg:y1="15.8cm" svg:x2="41.012cm" svg:y2="16.2cm">
          <text:p/>
        </draw:line>
      </draw:page>
      <draw:page draw:name="page2" draw:style-name="dp1" draw:master-page-name="Default">
        <draw:custom-shape draw:style-name="gr13" draw:text-style-name="P10" draw:layer="layout" svg:width="33.1cm" svg:height="13.8cm" svg:x="1.5cm" svg:y="1.9cm">
          <text:p text:style-name="P9"><text:span text:style-name="T3">Comment raconter ? </text:span></text:p>
          <text:p text:style-name="P9"><text:span text:style-name="T4"/></text:p>
          <text:p text:style-name="P9"><text:span text:style-name="T5"/></text:p>
          <text:p text:style-name="P9"><text:span text:style-name="T4">Passage de comptes rendu de carnet de bord (log) de la mairie.</text:span></text:p>
          <text:p text:style-name="P9"><text:span text:style-name="T4"/></text:p>
          <text:p text:style-name="P9"><text:span text:style-name="T4">Extrait de « la civilisation précoupure » écrite à la main par l’association des vieux l’ayant vraiment connu.</text:span></text:p>
          <text:p text:style-name="P9"><text:span text:style-name="T4"/></text:p>
          <text:p text:style-name="P9"><text:span text:style-name="T4">carnet de M</text:span></text:p>
          <text:p text:style-name="P9"><text:span text:style-name="T4"/></text:p>
          <text:p text:style-name="P9"><text:span text:style-name="T4">Journal enquêteur</text:span></text:p>
          <text:p text:style-name="P9"><text:span text:style-name="T4"/></text:p>
          <text:p text:style-name="P9"><text:span text:style-name="T4">Carnet de voyage</text:span></text:p>
          <text:p text:style-name="P9"><text:span text:style-name="T4"/></text:p>
          <text:p text:style-name="P9"><text:span text:style-name="T4"/></text:p>
          <text:p text:style-name="P9"><text:span text:style-name="T5">Le récit :</text:span></text:p>
          <text:p text:style-name="P9"><text:span text:style-name="T5"/></text:p>
          <text:p text:style-name="P9"><text:span text:style-name="T6">Pouvoir porter des jugements à la con</text:span></text:p>
          <text:p text:style-name="P9"><text:span text:style-name="T6"/></text:p>
          <text:p text:style-name="P9"><text:span text:style-name="T6"/></text:p>
          <text:p text:style-name="P9"><text:span text:style-name="T6">Pouvoir retranscrire des dialogues</text:span></text:p>
          <text:p text:style-name="P9"><text:span text:style-name="T6"/></text:p>
          <text:p text:style-name="P9"><text:span text:style-name="T5"/></text:p>
          <text:p text:style-name="P9"><text:span text:style-name="T6">Raconter des scènes d’actions </text:span></text:p>
          <text:p text:style-name="P9"><text:span text:style-name="T6"/></text:p>
          <text:p text:style-name="P9"><text:span text:style-name="T6"/></text:p>
          <text:p text:style-name="P9"><text:span text:style-name="T6">→</text:span><text:span text:style-name="T6">Commencer à tout faire à la 3eme, puis en fonction vérifier tous les passages et voir si on peut pas les mettre dans un point de vue subjectif.</text:span></text:p>
          <draw:enhanced-geometry svg:viewBox="0 0 21600 21600" draw:type="rectangle" draw:enhanced-path="M 0 0 L 21600 0 21600 21600 0 21600 0 0 Z N"/>
        </draw:custom-shape>
        <draw:frame draw:style-name="standard" draw:layer="layout" svg:width="31.636cm" svg:height="9.584cm" svg:x="2.071cm" svg:y="16.076cm">
          <table:table table:template-name="sun"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ext:p text:style-name="P11"><text:span text:style-name="T7">Avantages</text:span></text:p>
              </table:table-cell>
              <table:table-cell/>
              <table:table-cell/>
            </table:table-row>
            <table:table-row table:style-name="ro2" table:default-cell-style-name="ce1">
              <table:table-cell>
                <text:p text:style-name="P12"><text:span text:style-name="T7">3ème personne </text:span></text:p>
                <text:p text:style-name="P12"><text:span text:style-name="T7"/></text:p>
                <text:p text:style-name="P12"><text:span text:style-name="T7">Passé o</text:span></text:p>
                <text:p text:style-name="P12"><text:span text:style-name="T7"/></text:p>
                <text:p text:style-name="P12"><text:span text:style-name="T7">présent</text:span></text:p>
              </table:table-cell>
              <table:table-cell>
                <text:p text:style-name="P13"><text:span text:style-name="T7">Facile : on peut raconter des scènes ou le héro n’est pas présent</text:span></text:p>
              </table:table-cell>
              <table:table-cell>
                <text:p text:style-name="P13"><text:span text:style-name="T7">On choisi de ne pas raconter au lecteur alors qu’il pourrait savoir direct. Mais c’est normal.</text:span></text:p>
              </table:table-cell>
              <table:table-cell/>
            </table:table-row>
            <table:table-row table:style-name="ro2" table:default-cell-style-name="ce1">
              <table:table-cell>
                <text:p text:style-name="P12"><text:span text:style-name="T7">1ere personne enquêteur :</text:span></text:p>
                <text:p text:style-name="P12"><text:span text:style-name="T7">Passé (narration retour, adresse au lecteur)</text:span></text:p>
                <text:p text:style-name="P12"><text:span text:style-name="T7"/></text:p>
                <text:p text:style-name="P12"><text:span text:style-name="T7">Présent (point de vue subjectif, pas d’adresse directe)</text:span></text:p>
              </table:table-cell>
              <table:table-cell/>
              <table:table-cell/>
              <table:table-cell/>
            </table:table-row>
            <table:table-row table:style-name="ro3" table:default-cell-style-name="ce1">
              <table:table-cell>
                <text:p text:style-name="P12"><text:span text:style-name="T7">Journal enquêteur</text:span></text:p>
                <text:p text:style-name="P12"><text:span text:style-name="T7">Carnet de voyage</text:span></text:p>
                <text:p text:style-name="P12"><text:span text:style-name="T7">Log mairie...</text:span></text:p>
              </table:table-cell>
              <table:table-cell>
                <text:p text:style-name="P13"><text:span text:style-name="T7">classe</text:span></text:p>
              </table:table-cell>
              <table:table-cell/>
              <table:table-cell/>
            </table:table-row>
            <table:table-row table:style-name="ro3" table:default-cell-style-name="ce1">
              <table:table-cell>
                <text:p text:style-name="P12"><text:span text:style-name="T7">3ème personne mais comme écrit par E</text:span></text:p>
              </table:table-cell>
              <table:table-cell>
                <text:p text:style-name="P13"><text:span text:style-name="T7">« C’est mon histoire et celle du village »</text:span></text:p>
                <text:p text:style-name="P13"><text:span text:style-name="T7">« je vous raconte chronologiquement, en plus comme ça y’aura des retournement de situation »</text:span></text:p>
              </table:table-cell>
              <table:table-cell>
                <text:p text:style-name="P13"><text:span text:style-name="T7">Faudrait un décalage entre l’image qu’il a de lui même et la réalité.</text:span></text:p>
              </table:table-cell>
              <table:table-cell/>
            </table:table-row>
          </table:table>
          <draw:image xlink:href="Pictures/TablePreview1.svm" xlink:type="simple" xlink:show="embed" xlink:actuate="onLoad"/>
        </draw:frame>
      </draw:page>
      <draw:page draw:name="page3" draw:style-name="dp1" draw:master-page-name="Default">
        <draw:custom-shape draw:style-name="gr14" draw:text-style-name="P10" draw:layer="layout" svg:width="33.1cm" svg:height="12.6cm" svg:x="1.5cm" svg:y="1.9cm">
          <text:p text:style-name="P9"><text:span text:style-name="T4">Enquète : </text:span></text:p>
          <text:p text:style-name="P9"><text:span text:style-name="T4">1 - D’abord un fantôme</text:span></text:p>
          <text:p text:style-name="P9"><text:span text:style-name="T4">Les faits 2 sources diférentes : un jour de pleine lune un fantome, une lumière la nuit dans le même coin</text:span></text:p>
          <text:p text:style-name="P9"><text:span text:style-name="T4">Planque</text:span></text:p>
          <text:p text:style-name="P9"><text:span text:style-name="T4"/></text:p>
          <text:p text:style-name="P9"><text:span text:style-name="T4">En fait on se rend compte qu’il y a plein de gens qui se balade la nuit :</text:span></text:p>
          <text:list text:style-name="L1">
            <text:list-item>
              <text:p text:style-name="P9"><text:span text:style-name="T4">Elle pour aller donner à manger et faire des prélèvement sur M qu’elle cache dans un tat de feuille ?</text:span></text:p>
            </text:list-item>
            <text:list-item>
              <text:p text:style-name="P9"><text:span text:style-name="T4">Une histoire de relation cachée. Cachée pour le plaisir parcequ’en fait tout le monde s’en fout et est au courant de toute façon.</text:span></text:p>
            </text:list-item>
            <text:list-item>
              <text:p text:style-name="P9"><text:span text:style-name="T4">Un chasseur de zombie quelqu’un qui aime la viande d’humain et qui est sûr que c’est très bon pour la santé. La loi c’est qu’on doit détruire les zombies et pas les manger. Mais si on fait gaffe de bien les cuire la viande est bonne et on est pas contaminés.</text:span></text:p>
              <text:p text:style-name="P9"><text:span text:style-name="T4"/></text:p>
              <text:p text:style-name="P9"><text:span text:style-name="T4">→ </text:span><text:span text:style-name="T4">Au final la cache de A est trouvée mais elle est vide parcequ’il est revenu chez M. Reste de nourriture, petite paillasse On peut en déduire que quelqu’un a gardé ou « élevé » un zombie. </text:span></text:p>
            </text:list-item>
          </text:list>
          <text:p text:style-name="P9"><text:span text:style-name="T4"/></text:p>
          <text:p text:style-name="P9"><text:span text:style-name="T4"/></text:p>
          <text:p text:style-name="P9"><text:span text:style-name="T4">2 – Le loup</text:span></text:p>
          <text:p text:style-name="P9"><text:span text:style-name="T4">→ </text:span><text:span text:style-name="T4">Il y a des brebis qui sont infectées. Comment, est ce qu’il n’y aurait un problème de sécurité sanitaire ? Délégation avec la bergère pour essayer de comprendre comment ? Et depuis quand et est ce que c’est contagieux mais apparemment non. Donc on sait pas sauf qu’avec les éléments de l’autre enquête : quelqu’un a fait des expériences</text:span></text:p>
          <text:p text:style-name="P9"><text:span text:style-name="T4"/></text:p>
          <text:p text:style-name="P9"><text:span text:style-name="T4">On peut en conclure que quelqu’un fait des expériences sans le dire à personne alors que c’est quand même intéressant On va rendre visite à celle qui à l’air d’en savoir le plus sur la maladie. Et si c’est elle ça veut dire que le malade qu’elle essayait de soigner c’était son mec !</text:span></text:p>
          <text:p text:style-name="P9"><text:span text:style-name="T4"/></text:p>
          <text:p text:style-name="P9"><text:span text:style-name="T4"/></text:p>
          <text:p text:style-name="P9"><text:span text:style-name="T4">Résolution :</text:span></text:p>
          <text:p text:style-name="P9"><text:span text:style-name="T4">Chez A : on retrouve une blouse blanche intégrale avec masque et capuche : c’était l’habit du fantôme</text:span></text:p>
          <text:p text:style-name="P9"><text:span text:style-name="T4">Du matériel de biologie</text:span></text:p>
          <text:p text:style-name="P9"><text:span text:style-name="T4">Un carnet qui explique tout.</text:span></text:p>
          <text:p text:style-name="P9"><text:span text:style-name="T4"/></text:p>
          <text:p text:style-name="P9"><text:span text:style-name="T4"/></text:p>
          <text:p text:style-name="P9"><text:span text:style-name="T4"/></text:p>
          <text:p text:style-name="P9"><text:span text:style-name="T4"/></text:p>
          <draw:enhanced-geometry svg:viewBox="0 0 21600 21600" draw:type="rectangle" draw:enhanced-path="M 0 0 L 21600 0 21600 21600 0 21600 0 0 Z N"/>
        </draw:custom-shape>
        <draw:custom-shape draw:style-name="gr15" draw:text-style-name="P15" draw:layer="layout" svg:width="26cm" svg:height="8.6cm" svg:x="1.5cm" svg:y="15cm">
          <text:p text:style-name="P14">Il manque : </text:p>
          <text:list text:style-name="L3">
            <text:list-item>
              <text:p text:style-name="P14">Des geeks</text:p>
            </text:list-item>
            <text:list-item>
              <text:p text:style-name="P14">Une menace, des scènes d’action</text:p>
            </text:list-item>
            <text:list-item>
              <text:p text:style-name="P14">Un ennemi qui va centraliser les suspicions : voyageur ou journaliste</text:p>
            </text:list-item>
            <text:list-item>
              <text:p text:style-name="P14">Comment on trouve le carnet de M, est ce qu’elle voulait qu’on le trouve ? Pourquoi ?</text:p>
            </text:list-item>
            <text:list-item>
              <text:p text:style-name="P14"/>
            </text:list-item>
          </text:list>
          <text:p text:style-name="P14"/>
          <draw:enhanced-geometry svg:viewBox="0 0 21600 21600" draw:type="rectangle" draw:enhanced-path="M 0 0 L 21600 0 21600 21600 0 21600 0 0 Z N"/>
        </draw:custom-shape>
      </draw:page>
      <draw:page draw:name="page4" draw:style-name="dp1" draw:master-page-name="Default">
        <draw:frame draw:style-name="gr16" draw:text-style-name="P17" draw:layer="layout" svg:width="20.1cm" svg:height="16.2cm" svg:x="2.1cm" svg:y="1.8cm">
          <draw:text-box>
            <text:p><text:span text:style-name="T8">Reste à faire :</text:span></text:p>
            <text:p><text:span text:style-name="T8"/></text:p>
            <text:p text:style-name="P16"><text:span text:style-name="T9">Au moins 50 000 mots ?</text:span></text:p>
            <text:p><text:span text:style-name="T8"/></text:p>
            <text:p><text:span text:style-name="T10">Titres : </text:span></text:p>
            <text:p><text:span text:style-name="T11">Maxime le fou (the french Mad Max)</text:span></text:p>
            <text:p/>
            <text:p><text:span text:style-name="T11">Anarchie post apo et élevage traditionel</text:span></text:p>
            <text:p><text:span text:style-name="T11">Gentils zombies</text:span></text:p>
            <text:p><text:span text:style-name="T12"/></text:p>
            <text:p><text:span text:style-name="T11">Cathare</text:span></text:p>
            <text:p/>
            <text:p/>
            <text:p><text:span text:style-name="T8">TAGS</text:span></text:p>
            <text:p><text:span text:style-name="T8"/></text:p>
            <text:p><text:span text:style-name="T13">#annéePostCoupure</text:span></text:p>
            <text:p><text:span text:style-name="T13">#NouveauNomVillage</text:span></text:p>
            <text:p><text:span text:style-name="T13"/></text:p>
            <text:p/>
            <text:p/>
            <text:p><text:span text:style-name="T12"/></text:p>
            <text:p/>
            <text:p/>
            <text:p/>
          </draw:text-box>
        </draw:frame>
      </draw:page>
      <draw:page draw:name="page5" draw:style-name="dp1" draw:master-page-name="Default">
        <draw:frame draw:style-name="standard" draw:layer="layout" svg:width="37.58cm" svg:height="39.831cm" svg:x="3.719cm" svg:y="0.611cm">
          <table:table table:template-name="earth" table:use-first-row-styles="true" table:use-banding-rows-styles="true">
            <table:table-column table:style-name="co5"/>
            <table:table-column table:style-name="co6"/>
            <table:table-row table:style-name="ro4" table:default-cell-style-name="ce2">
              <table:table-cell>
                <text:p><text:span text:style-name="T14">Idée</text:span></text:p>
              </table:table-cell>
              <table:table-cell>
                <text:p text:style-name="P18"><text:span text:style-name="T14">Comment la caser ? </text:span></text:p>
              </table:table-cell>
            </table:table-row>
            <table:table-row table:style-name="ro5" table:default-cell-style-name="ce2">
              <table:table-cell>
                <text:p text:style-name="P19"><text:span text:style-name="T14">Mylène est la dernière à avoir écouter la radio donc elle savait comment faire pour les zombies</text:span></text:p>
              </table:table-cell>
              <table:table-cell>
                <text:p text:style-name="P18"><text:span text:style-name="T14">Carnet enquêteur</text:span></text:p>
              </table:table-cell>
            </table:table-row>
            <table:table-row table:style-name="ro5" table:default-cell-style-name="ce2">
              <table:table-cell>
                <text:p><text:span text:style-name="T15">[#NouveauNomVillage Débile et classe] </text:span></text:p>
              </table:table-cell>
              <table:table-cell/>
            </table:table-row>
            <table:table-row table:style-name="ro5" table:default-cell-style-name="ce2">
              <table:table-cell>
                <text:p text:style-name="P19"><text:span text:style-name="T14">Le fait qu’on utilise le château cathare poupr voir les zombies et les gens.</text:span></text:p>
              </table:table-cell>
              <table:table-cell>
                <text:p text:style-name="P18"><text:span text:style-name="T14">Raconte la session de chasse de mamie gentiane.</text:span></text:p>
              </table:table-cell>
            </table:table-row>
            <table:table-row table:style-name="ro6" table:default-cell-style-name="ce2">
              <table:table-cell>
                <text:p text:style-name="P19"><text:span text:style-name="T14">Le chef du village anarchiste </text:span></text:p>
              </table:table-cell>
              <table:table-cell>
                <text:p text:style-name="P18"><text:span text:style-name="T14">Carnet enquêteur Ex note sur le chef du village et les discussions qu’il a eu avec Mylene que l’avenir de l’humanité</text:span></text:p>
              </table:table-cell>
            </table:table-row>
            <table:table-row table:style-name="ro4" table:default-cell-style-name="ce2">
              <table:table-cell>
                <text:p text:style-name="P19"><text:span text:style-name="T14">A quoi tu penses?</text:span></text:p>
                <text:p text:style-name="P19"><text:span text:style-name="T16">A faire la même chose avec</text:span><text:span text:style-name="T14"> ta mère</text:span></text:p>
                <text:p text:style-name="P19"><text:span text:style-name="T14">A un âne dans un sapin</text:span></text:p>
              </table:table-cell>
              <table:table-cell/>
            </table:table-row>
            <table:table-row table:style-name="ro4" table:default-cell-style-name="ce2">
              <table:table-cell>
                <text:p text:style-name="P19"><text:span text:style-name="T14">Nouveau nom de Montségur :</text:span></text:p>
                <text:p text:style-name="P19"><text:span text:style-name="T14">- Dros Delnoch (Legend) Minis tirith, </text:span></text:p>
                <text:p text:style-name="P19"><text:span text:style-name="T14"/></text:p>
                <text:p text:style-name="P19"><text:span text:style-name="T14"/></text:p>
              </table:table-cell>
              <table:table-cell/>
            </table:table-row>
            <table:table-row table:style-name="ro4" table:default-cell-style-name="ce2">
              <table:table-cell>
                <text:p text:style-name="P19"><text:span text:style-name="T14">Soirée ou on se raconte des histoires basées sur des séries</text:span></text:p>
              </table:table-cell>
              <table:table-cell>
                <text:p text:style-name="P18"><text:span text:style-name="T14">Compte rendu de village ou on fait mention de qui va raconter quelle histoire</text:span></text:p>
              </table:table-cell>
            </table:table-row>
            <table:table-row table:style-name="ro4" table:default-cell-style-name="ce2">
              <table:table-cell>
                <text:p text:style-name="P19"><text:span text:style-name="T14">Des geeks qui sont bien vus.</text:span></text:p>
                <text:p text:style-name="P19"><text:span text:style-name="T14">- Faire marcher un panneau solaire</text:span></text:p>
                <text:p text:style-name="P19"><text:span text:style-name="T14">- Pouvoir communiquer : entre 2 ordis.</text:span></text:p>
                <text:p text:style-name="P19"><text:span text:style-name="T14">- utiliser des câbles électriques pour faire des télégrammes</text:span></text:p>
              </table:table-cell>
              <table:table-cell>
                <text:p text:style-name="P18"><text:span text:style-name="T14">Prouesse des geek à intégrer dans l’histoire</text:span></text:p>
              </table:table-cell>
            </table:table-row>
            <table:table-row table:style-name="ro4" table:default-cell-style-name="ce2">
              <table:table-cell>
                <text:p text:style-name="P19"><text:span text:style-name="T14">Non mais ils sont parti voir la mer? Tu sais dans quelle direction?</text:span></text:p>
              </table:table-cell>
              <table:table-cell/>
            </table:table-row>
            <table:table-row table:style-name="ro4" table:default-cell-style-name="ce2">
              <table:table-cell>
                <text:p text:style-name="P19"><text:span text:style-name="T14">Mais y’avait pas des années ambisexiles <text:s/>avec des mois de février à 29 jours. Ah oui tient pourquoi donc? </text:span></text:p>
                <text:p text:style-name="P19"><text:span text:style-name="T14">(Je vous dis ça demain avec wikipedia)</text:span></text:p>
                <text:p text:style-name="P19"><text:span text:style-name="T14">Parceque la terre ne met pas complètement 365….</text:span></text:p>
                <text:p text:style-name="P19"><text:span text:style-name="T14">Oui bon dans 40ans ils se rendront compte que le jour le plus long ce sera pas forcément le 21 juin, soit ils s’en foutront parcequ’ils aurront autre chose à faire soit ils décaleront les jours, soit on se sera tous mort.</text:span></text:p>
                <text:p text:style-name="P19"><text:span text:style-name="T14"/></text:p>
              </table:table-cell>
              <table:table-cell/>
            </table:table-row>
            <table:table-row table:style-name="ro4" table:default-cell-style-name="ce2">
              <table:table-cell>
                <text:p text:style-name="P19"><text:span text:style-name="T14">Avant on savait pas chier</text:span></text:p>
                <text:p text:style-name="P19"><text:span text:style-name="T14">Les nazis</text:span></text:p>
                <text:p text:style-name="P19"><text:span text:style-name="T14">L’architecture (silos / château)</text:span></text:p>
                <text:p text:style-name="P19"><text:span text:style-name="T14">La mondialisation, le capitalisme, la lutte des classes</text:span></text:p>
                <text:p text:style-name="P19"><text:span text:style-name="T14">La technologie / la magie</text:span></text:p>
              </table:table-cell>
              <table:table-cell>
                <text:p text:style-name="P18"><text:span text:style-name="T14">Cours de civilisation</text:span></text:p>
              </table:table-cell>
            </table:table-row>
            <table:table-row table:style-name="ro5" table:default-cell-style-name="ce2">
              <table:table-cell>
                <text:p text:style-name="P19"><text:span text:style-name="T14">Y’a un planning familial très efficace</text:span></text:p>
              </table:table-cell>
              <table:table-cell/>
            </table:table-row>
            <table:table-row table:style-name="ro5" table:default-cell-style-name="ce2">
              <table:table-cell>
                <text:p text:style-name="P19"><text:span text:style-name="T14">Des voyageurs chevalier qui parcourent la campagne et les villes pour ramener des médicaments, capotes !</text:span></text:p>
              </table:table-cell>
              <table:table-cell/>
            </table:table-row>
            <table:table-row table:style-name="ro5" table:default-cell-style-name="ce2">
              <table:table-cell>
                <text:p text:style-name="P19"><text:span text:style-name="T14">Anaïs trop forte en agriculture </text:span></text:p>
              </table:table-cell>
              <table:table-cell>
                <text:p text:style-name="P18"><text:span text:style-name="T14">Intervention lors des conseils pour proposer des trucs super technique.</text:span></text:p>
                <text:p text:style-name="P18"><text:span text:style-name="T14">Interview lors de l’enquête sur le loup</text:span></text:p>
              </table:table-cell>
            </table:table-row>
            <table:table-row table:style-name="ro7" table:default-cell-style-name="ce2">
              <table:table-cell>
                <text:p text:style-name="P19"><text:span text:style-name="T14">L’ail est un antidote</text:span></text:p>
              </table:table-cell>
              <table:table-cell>
                <text:p text:style-name="P18"><text:span text:style-name="T14">ok</text:span></text:p>
              </table:table-cell>
            </table:table-row>
            <table:table-row table:style-name="ro7" table:default-cell-style-name="ce2">
              <table:table-cell>
                <text:p text:style-name="P19"><text:span text:style-name="T14">Félicité du travail de la terre. </text:span></text:p>
                <text:p text:style-name="P19"><text:span text:style-name="T14">La terre, au bout de quelques années de couverts végétaux, de mulch devient un vrai plaisir à travailler. Elle est noire, elle est légère elle sent bon, c’est agréable de mettre ces mains de dedans. Le déseherbage s’est du bonheur : on prend la tige à la base, on tire et sans effort la racines apparraisent à nu. C’est pas perdu : la plante à poussé, elle a travaillé le sol, elle finit en couvrant le sol pour le protéger et le nourrir en carbone, pas mal pour une « mauvaise herbe »</text:span></text:p>
              </table:table-cell>
              <table:table-cell/>
            </table:table-row>
            <table:table-row table:style-name="ro7" table:default-cell-style-name="ce2">
              <table:table-cell>
                <text:p text:style-name="P19"><text:span text:style-name="T14"/></text:p>
                <text:p text:style-name="P19"><text:span text:style-name="T14">La souffrance animale fait switcher quelqu’un.</text:span></text:p>
                <text:p text:style-name="P19"><text:span text:style-name="T14">Quelqu’un doit dire que la vie ne vaut pas d’être vécue pour les individus, elle vaut seulement pour son espèce.</text:span></text:p>
              </table:table-cell>
              <table:table-cell/>
            </table:table-row>
            <table:table-row table:style-name="ro8" table:default-cell-style-name="ce2">
              <table:table-cell>
                <text:p text:style-name="P19"><text:span text:style-name="T14"><text:s/></text:span><text:span text:style-name="T14">- Gandalf l’aigri !</text:span></text:p>
              </table:table-cell>
              <table:table-cell/>
            </table:table-row>
            <table:table-row table:style-name="ro7" table:default-cell-style-name="ce2">
              <table:table-cell>
                <text:p text:style-name="P19"><text:span text:style-name="T14">lf On peut faire des voyages à la plage ou à la méditérranée c’est un peu des passage à l’age adulte mais on peut pas se permettre de perdre des habitants.</text:span></text:p>
              </table:table-cell>
              <table:table-cell/>
            </table:table-row>
            <table:table-row table:style-name="ro7" table:default-cell-style-name="ce2">
              <table:table-cell>
                <text:p text:style-name="P19"><text:span text:style-name="T14">Les enfants sont élevés par plusieurs foyers avant le chapitre 14.3</text:span></text:p>
              </table:table-cell>
              <table:table-cell/>
            </table:table-row>
            <table:table-row table:style-name="ro7" table:default-cell-style-name="ce2">
              <table:table-cell>
                <text:p text:style-name="P19"><text:span text:style-name="T17">C’est pas facile d’extraire l’essence d’une station quand elle est pas en fonctionnement !</text:span></text:p>
              </table:table-cell>
              <table:table-cell>
                <text:p><text:span text:style-name="T14">ok</text:span></text:p>
              </table:table-cell>
            </table:table-row>
          </table:table>
          <draw:image xlink:href="Pictures/TablePreview2.svm" xlink:type="simple" xlink:show="embed" xlink:actuate="onLoad"/>
        </draw:frame>
      </draw:page>
      <draw:page draw:name="page6" draw:style-name="dp1" draw:master-page-name="Default">
        <draw:custom-shape draw:style-name="gr17" draw:text-style-name="P20" draw:layer="layout" svg:width="7.9cm" svg:height="1.9cm" svg:x="1.4cm" svg:y="2.2cm">
          <text:p text:style-name="P20">Psycho</text:p>
          <draw:enhanced-geometry svg:viewBox="0 0 21600 21600" draw:type="rectangle" draw:enhanced-path="M 0 0 L 21600 0 21600 21600 0 21600 0 0 Z N"/>
        </draw:custom-shape>
        <draw:custom-shape draw:style-name="gr18" draw:text-style-name="P21" draw:layer="layout" svg:width="26.8cm" svg:height="13.4cm" svg:x="10.7cm" svg:y="0.9cm">
          <text:p text:style-name="P21"><text:span text:style-name="T18">E est le héro : il est geek, intelligent pas très doué avec ses main et pas très bien perçu des autres.</text:span></text:p>
          <text:p text:style-name="P21"><text:span text:style-name="T18"/></text:p>
          <text:p text:style-name="P21"><text:span text:style-name="T18"/></text:p>
          <text:p text:style-name="P21"><text:span text:style-name="T18">Il fait l’enquête. Il convainc M lui raconte </text:span></text:p>
          <text:p text:style-name="P21"><text:span text:style-name="T18"/></text:p>
          <text:p text:style-name="P21"><text:span text:style-name="T19">Dernière discussion : </text:span></text:p>
          <text:p text:style-name="P21"><text:span text:style-name="T18">Il faut qu’il soit convaincu que l’attentat est une bonne chose. </text:span></text:p>
          <text:p text:style-name="P21"><text:span text:style-name="T18"/></text:p>
          <text:p text:style-name="P21"><text:span text:style-name="T18">La seule chose qui le motive dans la vie c’est la collections de lépidoptère et les histoires de vaisseaux spatiaux. Donc oui avec du recul c’est pas grave si l’humanité disparaît.</text:span></text:p>
          <text:p text:style-name="P21"><text:span text:style-name="T18"/></text:p>
          <text:p text:style-name="P21"><text:span text:style-name="T18">Comment on fait pour les animaux ? Si on les laisse ils vont continuer à souffrir pour rien ! Il </text:span></text:p>
          <text:p text:style-name="P21"><text:span text:style-name="T18"/></text:p>
          <text:p text:style-name="P21"><text:span text:style-name="T18"/></text:p>
          <text:p text:style-name="P21"><text:span text:style-name="T18"/></text:p>
          <text:p text:style-name="P21"><text:span text:style-name="T18">Il faut dédramatiser le suicide.</text:span></text:p>
          <text:p text:style-name="P21"><text:span text:style-name="T18">Il faut parler de la souffrance animale.</text:span></text:p>
          <text:p text:style-name="P21"><text:span text:style-name="T18"/></text:p>
          <text:p text:style-name="P21"><text:span text:style-name="T18"/></text:p>
          <text:p text:style-name="P21"><text:span text:style-name="T18"/></text:p>
          <text:p text:style-name="P21"><text:span text:style-name="T18">E est amoureux de quelqu’un ? </text:span></text:p>
          <text:p text:style-name="P21"><text:span text:style-name="T18">Chope pas précoce mais se démerde bien avec les doigts enfin y’en a qui y reviennent </text:span></text:p>
          <text:p text:style-name="P21"><text:span text:style-name="T18"/></text:p>
          <draw:enhanced-geometry svg:viewBox="0 0 21600 21600" draw:type="rectangle" draw:enhanced-path="M 0 0 L 21600 0 21600 21600 0 21600 0 0 Z N"/>
        </draw:custom-shape>
        <draw:custom-shape draw:style-name="gr17" draw:text-style-name="P20" draw:layer="layout" svg:width="7.9cm" svg:height="1.9cm" svg:x="1.3cm" svg:y="15.4cm">
          <text:p text:style-name="P20">Action</text:p>
          <draw:enhanced-geometry svg:viewBox="0 0 21600 21600" draw:type="rectangle" draw:enhanced-path="M 0 0 L 21600 0 21600 21600 0 21600 0 0 Z N"/>
        </draw:custom-shape>
        <draw:custom-shape draw:style-name="gr19" draw:text-style-name="P21" draw:layer="layout" svg:width="29.8cm" svg:height="13.4cm" svg:x="10.7cm" svg:y="15.3cm">
          <text:p text:style-name="P21"><text:span text:style-name="T18">Intro chasse.</text:span></text:p>
          <text:p text:style-name="P21"><text:span text:style-name="T18"/></text:p>
          <text:p text:style-name="P21"><text:span text:style-name="T18">La nuit recherche poursuite de M. désamorcé par le fait que tout le monde se promène la nuit.</text:span></text:p>
          <text:p text:style-name="P21"><text:span text:style-name="T18"/></text:p>
          <text:p text:style-name="P21"><text:span text:style-name="T18"/></text:p>
          <text:p text:style-name="P21"><text:span text:style-name="T18">Zombies dangereux mais de plein de façon différentes :</text:span></text:p>
          <text:list text:style-name="L1">
            <text:list-item>
              <text:p text:style-name="P21"><text:span text:style-name="T18">Une bande de zombies racaille organisés (cela dit un a un costard et encore la cravate)</text:span></text:p>
            </text:list-item>
            <text:list-item>
              <text:p text:style-name="P21"><text:span text:style-name="T18">Chasseur zombie qui n’a pas de balle mais qui fatigue jamais</text:span></text:p>
            </text:list-item>
            <text:list-item>
              <text:p text:style-name="P21"><text:span text:style-name="T18"/></text:p>
            </text:list-item>
          </text:list>
          <text:p text:style-name="P21"><text:span text:style-name="T18"/></text:p>
          <text:p text:style-name="P21"><text:span text:style-name="T18"/></text:p>
          <text:p text:style-name="P21"><text:span text:style-name="T18"/></text:p>
          <text:p text:style-name="P21"><text:span text:style-name="T18">Il faut une urgence surtout à la fin.</text:span></text:p>
          <text:p text:style-name="P21"><text:span text:style-name="T18"/></text:p>
          <text:p text:style-name="P21"><text:span text:style-name="T18"/></text:p>
          <draw:enhanced-geometry svg:viewBox="0 0 21600 21600" draw:type="rectangle" draw:enhanced-path="M 0 0 L 21600 0 21600 21600 0 21600 0 0 Z N"/>
        </draw:custom-shape>
      </draw:page>
      <draw:page draw:name="page7" draw:style-name="dp1" draw:master-page-name="Default">
        <draw:custom-shape draw:style-name="gr20" draw:text-style-name="P22" draw:layer="layout" svg:width="10.6cm" svg:height="1.3cm" svg:x="2.1cm" svg:y="0.8cm">
          <text:p text:style-name="P22"><text:span text:style-name="T20">Vrai histoire</text:span></text:p>
          <draw:enhanced-geometry svg:viewBox="0 0 21600 21600" draw:type="rectangle" draw:enhanced-path="M 0 0 L 21600 0 21600 21600 0 21600 0 0 Z N"/>
        </draw:custom-shape>
        <draw:custom-shape draw:style-name="gr21" draw:text-style-name="P23" draw:layer="layout" svg:width="7.4cm" svg:height="0.986cm" svg:x="2.6cm" svg:y="2.7cm">
          <text:p text:style-name="P14"><text:span text:style-name="T21">Scène exposition, défonçage de zombie. </text:span></text:p>
          <draw:enhanced-geometry svg:viewBox="0 0 21600 21600" draw:type="rectangle" draw:enhanced-path="M 0 0 L 21600 0 21600 21600 0 21600 0 0 Z N"/>
        </draw:custom-shape>
        <draw:custom-shape draw:style-name="gr21" draw:text-style-name="P23" draw:layer="layout" svg:width="7.4cm" svg:height="0.986cm" svg:x="2.6cm" svg:y="3.95cm">
          <text:p text:style-name="P14"><text:span text:style-name="T21"><text:s/></text:span><text:span text:style-name="T21">élections</text:span></text:p>
          <draw:enhanced-geometry svg:viewBox="0 0 21600 21600" draw:type="rectangle" draw:enhanced-path="M 0 0 L 21600 0 21600 21600 0 21600 0 0 Z N"/>
        </draw:custom-shape>
        <draw:custom-shape draw:style-name="gr22" draw:text-style-name="P23" draw:layer="layout" svg:width="4.3cm" svg:height="4.3cm" svg:x="2.6cm" svg:y="5.7cm">
          <text:p text:style-name="P14"><text:span text:style-name="T21">Affaire de Mamie Gentiane. </text:span></text:p>
          <draw:enhanced-geometry svg:viewBox="0 0 21600 21600" draw:type="rectangle" draw:enhanced-path="M 0 0 L 21600 0 21600 21600 0 21600 0 0 Z N"/>
        </draw:custom-shape>
        <draw:custom-shape draw:style-name="gr23" draw:text-style-name="P23" draw:layer="layout" svg:width="5.4cm" svg:height="6.9cm" svg:x="10.7cm" svg:y="3cm">
          <text:p text:style-name="P14"><text:span text:style-name="T21">Voyageur trouve et ramène le couple</text:span></text:p>
          <draw:enhanced-geometry svg:viewBox="0 0 21600 21600" draw:type="rectangle" draw:enhanced-path="M 0 0 L 21600 0 21600 21600 0 21600 0 0 Z N"/>
        </draw:custom-shape>
        <draw:custom-shape draw:style-name="gr24" draw:text-style-name="P23" draw:layer="layout" svg:width="3.7cm" svg:height="3cm" svg:x="2.5cm" svg:y="10.7cm">
          <text:p text:style-name="P14"><text:span text:style-name="T21">Investigation du loup</text:span></text:p>
          <draw:enhanced-geometry svg:viewBox="0 0 21600 21600" draw:type="rectangle" draw:enhanced-path="M 0 0 L 21600 0 21600 21600 0 21600 0 0 Z N"/>
        </draw:custom-shape>
        <draw:custom-shape draw:style-name="gr25" draw:text-style-name="P23" draw:layer="layout" svg:width="5.7cm" svg:height="4.3cm" svg:x="17.1cm" svg:y="5.4cm">
          <text:p text:style-name="P14"><text:span text:style-name="T21">A se fait contaminer</text:span></text:p>
          <text:p text:style-name="P14"><text:span text:style-name="T21"/></text:p>
          <text:p text:style-name="P14"><text:span text:style-name="T21">M le garde et essaye de le gérir</text:span></text:p>
          <text:p text:style-name="P14"><text:span text:style-name="T21"/></text:p>
          <text:p text:style-name="P14"><text:span text:style-name="T21">Elle fait des tests sur les moutons pas très concluant</text:span></text:p>
          <draw:enhanced-geometry svg:viewBox="0 0 21600 21600" draw:type="rectangle" draw:enhanced-path="M 0 0 L 21600 0 21600 21600 0 21600 0 0 Z N"/>
        </draw:custom-shape>
        <draw:custom-shape draw:style-name="gr26" draw:text-style-name="P23" draw:layer="layout" svg:width="4.4cm" svg:height="2.4cm" svg:x="17.2cm" svg:y="10.2cm">
          <text:p text:style-name="P14"><text:span text:style-name="T21">M trouve un remède avec les vieux </text:span></text:p>
          <text:p text:style-name="P14"><text:span text:style-name="T21">Et soigne secrètement A sans le dire à personne.</text:span></text:p>
          <draw:enhanced-geometry svg:viewBox="0 0 21600 21600" draw:type="rectangle" draw:enhanced-path="M 0 0 L 21600 0 21600 21600 0 21600 0 0 Z N"/>
        </draw:custom-shape>
        <draw:custom-shape draw:style-name="gr27" draw:text-style-name="P23" draw:layer="layout" svg:width="7.4cm" svg:height="2.5cm" svg:x="17.1cm" svg:y="15.3cm">
          <text:p text:style-name="P14"><text:span text:style-name="T21">A se rend compte qu’il a été zombie. Avec de petits indices</text:span></text:p>
          <text:p text:style-name="P14"><text:span text:style-name="T21"/></text:p>
          <text:p text:style-name="P14"><text:span text:style-name="T21">Donc qu’il a été soigné</text:span></text:p>
          <text:p text:style-name="P14"><text:span text:style-name="T21">Donc que sa meuf a un remède qu’elle cache a tous le monde</text:span></text:p>
          <text:p text:style-name="P14"><text:span text:style-name="T21"/></text:p>
          <draw:enhanced-geometry svg:viewBox="0 0 21600 21600" draw:type="rectangle" draw:enhanced-path="M 0 0 L 21600 0 21600 21600 0 21600 0 0 Z N"/>
        </draw:custom-shape>
        <draw:custom-shape draw:style-name="gr28" draw:text-style-name="P23" draw:layer="layout" svg:width="5.3cm" svg:height="2.5cm" svg:x="10.8cm" svg:y="13.9cm">
          <text:p text:style-name="P14"><text:span text:style-name="T21">E se rend compte se rend compte qu’il y aqq chose de louche avec M : </text:span></text:p>
          <text:p text:style-name="P14"><text:span text:style-name="T21">Il sait:</text:span></text:p>
          <text:list text:style-name="L1">
            <text:list-item>
              <text:p text:style-name="P14"><text:span text:style-name="T21">Moutons infectés</text:span></text:p>
            </text:list-item>
            <text:list-item>
              <text:p text:style-name="P14"><text:span text:style-name="T21">A trouvé une cachette chelou là ou allait régulièrement M</text:span></text:p>
            </text:list-item>
          </text:list>
          <text:p text:style-name="P14"><text:span text:style-name="T21"/></text:p>
          <text:p text:style-name="P14"><text:span text:style-name="T21"/></text:p>
          <draw:enhanced-geometry svg:viewBox="0 0 21600 21600" draw:type="rectangle" draw:enhanced-path="M 0 0 L 21600 0 21600 21600 0 21600 0 0 Z N"/>
        </draw:custom-shape>
        <draw:custom-shape draw:style-name="gr29" draw:text-style-name="P24" draw:layer="layout" svg:width="19.8cm" svg:height="1.2cm" svg:x="2.4cm" svg:y="18.8cm">
          <text:p text:style-name="P20">Final</text:p>
          <draw:enhanced-geometry svg:viewBox="0 0 21600 21600" draw:type="rectangle" draw:enhanced-path="M 0 0 L 21600 0 21600 21600 0 21600 0 0 Z N"/>
        </draw:custom-shape>
        <draw:custom-shape draw:style-name="gr30" draw:text-style-name="P23" draw:layer="layout" svg:width="5.6cm" svg:height="8.2cm" svg:x="25.4cm" svg:y="9.7cm">
          <text:p text:style-name="P14"><text:span text:style-name="T21">Le conseil doit décider : si on cherche un remède. Qu’est ce qu’on fait si on en trouve un : </text:span></text:p>
          <text:p text:style-name="P14"><text:span text:style-name="T21">- on ne soigne que les gens qui ont fait la demande d’être soigné si jamais ils sont infectés.</text:span></text:p>
          <text:p text:style-name="P14"><text:span text:style-name="T21"/></text:p>
          <text:p text:style-name="P14"><text:span text:style-name="T21">M continue à faire semblant de ne pas trouver de remède</text:span></text:p>
          <draw:enhanced-geometry svg:viewBox="0 0 21600 21600" draw:type="rectangle" draw:enhanced-path="M 0 0 L 21600 0 21600 21600 0 21600 0 0 Z N"/>
        </draw:custom-shape>
      </draw:page>
      <draw:page draw:name="page8" draw:style-name="dp1" draw:master-page-name="Default">
        <draw:custom-shape draw:style-name="gr31" draw:text-style-name="P26" xml:id="id1" draw:id="id1" draw:layer="layout" svg:width="12.2cm" svg:height="2.9cm" svg:x="3.8cm" svg:y="3.3cm">
          <text:p text:style-name="P25"><text:span text:style-name="T22">Accusé par le journaliste d’avoir tué M</text:span></text:p>
          <text:p text:style-name="P25"><text:span text:style-name="T22">- motif : orientations « trop de souffrance »</text:span></text:p>
          <text:p text:style-name="P25"><text:span text:style-name="T22">- il l’aime pas</text:span></text:p>
          <text:p text:style-name="P25"><text:span text:style-name="T22">- il était sur les lieux du crime</text:span></text:p>
          <text:p text:style-name="P25"><text:span text:style-name="T22">- on retrouve un truc ensanglanté car...</text:span></text:p>
          <text:p text:style-name="P25"><text:span text:style-name="T22"/></text:p>
          <draw:enhanced-geometry svg:viewBox="0 0 21600 21600" draw:type="rectangle" draw:enhanced-path="M 0 0 L 21600 0 21600 21600 0 21600 0 0 Z N"/>
        </draw:custom-shape>
        <draw:custom-shape draw:style-name="gr32" draw:text-style-name="P28" draw:layer="layout" svg:width="6.6cm" svg:height="3.1cm" svg:x="29.5cm" svg:y="6.6cm">
          <text:p text:style-name="P27"><text:span text:style-name="T22">Attaque et capture des meufs, il faut les échanger</text:span></text:p>
          <draw:enhanced-geometry svg:viewBox="0 0 21600 21600" draw:type="rectangle" draw:enhanced-path="M 0 0 L 21600 0 21600 21600 0 21600 0 0 Z N"/>
        </draw:custom-shape>
        <draw:custom-shape draw:style-name="gr33" draw:text-style-name="P28" draw:layer="layout" svg:width="8.5cm" svg:height="2.3cm" svg:x="17.7cm" svg:y="6.3cm">
          <text:p text:style-name="P27"><text:span text:style-name="T22">Il se fait condamner à exil</text:span></text:p>
          <draw:enhanced-geometry svg:viewBox="0 0 21600 21600" draw:type="rectangle" draw:enhanced-path="M 0 0 L 21600 0 21600 21600 0 21600 0 0 Z N"/>
        </draw:custom-shape>
        <draw:custom-shape draw:style-name="gr34" draw:text-style-name="P30" draw:layer="layout" svg:width="7.3cm" svg:height="3.6cm" svg:x="28.7cm" svg:y="1.1cm">
          <text:p text:style-name="P29"><text:span text:style-name="T23">Quelqu’un doit prouver <text:s/>vite qu’il a l’immunité, en public</text:span></text:p>
          <draw:enhanced-geometry svg:viewBox="0 0 21600 21600" draw:type="rectangle" draw:enhanced-path="M 0 0 L 21600 0 21600 21600 0 21600 0 0 Z N"/>
        </draw:custom-shape>
        <draw:custom-shape draw:style-name="gr35" draw:text-style-name="P28" xml:id="id3" draw:id="id3" draw:layer="layout" svg:width="8.2cm" svg:height="3.1cm" svg:x="17.1cm" svg:y="16.2cm">
          <text:p text:style-name="P27"><text:span text:style-name="T22">dernier repas, avec une gousse d’ail.</text:span></text:p>
          <draw:enhanced-geometry svg:viewBox="0 0 21600 21600" draw:type="rectangle" draw:enhanced-path="M 0 0 L 21600 0 21600 21600 0 21600 0 0 Z N"/>
        </draw:custom-shape>
        <draw:custom-shape draw:style-name="gr36" draw:text-style-name="P28" xml:id="id2" draw:id="id2" draw:layer="layout" svg:width="8.1cm" svg:height="2.5cm" svg:x="17.1cm" svg:y="12.3cm">
          <text:p text:style-name="P27"><text:span text:style-name="T22">Coupable, </text:span></text:p>
          <text:p text:style-name="P27"><text:span text:style-name="T22">Sentence → zombie puis brûlé</text:span></text:p>
          <draw:enhanced-geometry svg:viewBox="0 0 21600 21600" draw:type="rectangle" draw:enhanced-path="M 0 0 L 21600 0 21600 21600 0 21600 0 0 Z N"/>
        </draw:custom-shape>
        <draw:custom-shape draw:style-name="gr20" draw:text-style-name="P27" draw:layer="layout" svg:width="10.6cm" svg:height="1.3cm" svg:x="2.1cm" svg:y="0.8cm">
          <text:p text:style-name="P27"><text:span text:style-name="T22">Gros Final v1</text:span></text:p>
          <draw:enhanced-geometry svg:viewBox="0 0 21600 21600" draw:type="rectangle" draw:enhanced-path="M 0 0 L 21600 0 21600 21600 0 21600 0 0 Z N"/>
        </draw:custom-shape>
        <draw:custom-shape draw:style-name="gr37" draw:text-style-name="P28" xml:id="id4" draw:id="id4" draw:layer="layout" svg:width="9cm" svg:height="2.8cm" svg:x="29cm" svg:y="18.9cm">
          <text:p text:style-name="P27"><text:span text:style-name="T22">Je vous montre que je suis immunisé</text:span></text:p>
          <draw:enhanced-geometry svg:viewBox="0 0 21600 21600" draw:type="rectangle" draw:enhanced-path="M 0 0 L 21600 0 21600 21600 0 21600 0 0 Z N"/>
        </draw:custom-shape>
        <draw:custom-shape draw:style-name="gr38" draw:text-style-name="P28" xml:id="id6" draw:id="id6" draw:layer="layout" svg:width="9cm" svg:height="2.3cm" svg:x="29cm" svg:y="22.9cm">
          <text:p text:style-name="P27"><text:span text:style-name="T22">Le motif ne tient plus innocenté</text:span></text:p>
          <draw:enhanced-geometry svg:viewBox="0 0 21600 21600" draw:type="rectangle" draw:enhanced-path="M 0 0 L 21600 0 21600 21600 0 21600 0 0 Z N"/>
        </draw:custom-shape>
        <draw:custom-shape draw:style-name="gr39" draw:text-style-name="P27" xml:id="id5" draw:id="id5" draw:layer="layout" svg:width="11.4cm" svg:height="1.9cm" svg:x="15.6cm" svg:y="20.7cm">
          <text:p text:style-name="P27"><text:span text:style-name="T22">Quelqu’un arrive avec le carnet de M</text:span></text:p>
          <draw:enhanced-geometry svg:viewBox="0 0 21600 21600" draw:type="rectangle" draw:enhanced-path="M 0 0 L 21600 0 21600 21600 0 21600 0 0 Z N"/>
        </draw:custom-shape>
        <draw:connector draw:style-name="gr40" draw:text-style-name="P31" draw:layer="layout" svg:x1="16cm" svg:y1="4.75cm" svg:x2="17.1cm" svg:y2="13.55cm" draw:start-shape="id1" draw:end-shape="id2" draw:end-glue-point="3" svg:d="M16000 4750h550v8800h550" svg:viewBox="0 0 1101 8801">
          <text:p/>
        </draw:connector>
        <draw:connector draw:style-name="gr40" draw:text-style-name="P31" draw:layer="layout" svg:x1="21.15cm" svg:y1="14.8cm" svg:x2="21.2cm" svg:y2="16.2cm" draw:start-shape="id2" draw:start-glue-point="2" draw:end-shape="id3" svg:d="M21150 14800v700h50v700" svg:viewBox="0 0 51 1401">
          <text:p/>
        </draw:connector>
        <draw:connector draw:style-name="gr40" draw:text-style-name="P31" draw:layer="layout" svg:x1="25.3cm" svg:y1="17.75cm" svg:x2="29cm" svg:y2="20.3cm" draw:start-shape="id3" draw:start-glue-point="1" draw:end-shape="id4" draw:end-glue-point="3" svg:d="M25300 17750h1850v2550h1850" svg:viewBox="0 0 3701 2551">
          <text:p/>
        </draw:connector>
        <draw:connector draw:style-name="gr40" draw:text-style-name="P31" draw:layer="layout" svg:x1="27cm" svg:y1="21.65cm" svg:x2="29cm" svg:y2="24.05cm" draw:start-shape="id5" draw:start-glue-point="1" draw:end-shape="id6" svg:d="M27000 21650h1000v2400h1000" svg:viewBox="0 0 2001 2401">
          <text:p/>
        </draw:connector>
        <draw:connector draw:style-name="gr40" draw:text-style-name="P31" draw:layer="layout" svg:x1="33.5cm" svg:y1="21.7cm" svg:x2="33.5cm" svg:y2="22.9cm" draw:start-shape="id4" draw:start-glue-point="2" draw:end-shape="id6" draw:end-glue-point="0" svg:d="M33500 21700v1200" svg:viewBox="0 0 1 1201">
          <text:p/>
        </draw:connector>
        <draw:custom-shape draw:style-name="gr41" draw:text-style-name="P33" xml:id="id8" draw:id="id8" draw:layer="layout" svg:width="6.2cm" svg:height="4cm" svg:x="2.1cm" svg:y="15.7cm">
          <text:p text:style-name="P32"><text:span text:style-name="T7">- il avait mangé de l’ail ça lui fait rien donc. Et il ne s’en rend pas compte.</text:span></text:p>
          <text:p text:style-name="P32"><text:span text:style-name="T7"/></text:p>
          <text:p text:style-name="P32"><text:span text:style-name="T7">Il se fait framed par M pour pas qu’on l’écoute.</text:span></text:p>
          <text:p text:style-name="P32"><text:span text:style-name="T7"/></text:p>
          <text:p text:style-name="P32"><text:span text:style-name="T7"/></text:p>
          <draw:enhanced-geometry svg:viewBox="0 0 21600 21600" draw:mirror-horizontal="false" draw:mirror-vertical="false" draw:type="rectangle" draw:enhanced-path="M 0 0 L 21600 0 21600 21600 0 21600 0 0 Z N"/>
        </draw:custom-shape>
        <draw:custom-shape draw:style-name="gr42" draw:text-style-name="P33" draw:layer="layout" svg:width="12.2cm" svg:height="1.8cm" svg:x="0.7cm" svg:y="23.2cm">
          <text:p text:style-name="P32"><text:span text:style-name="T7">M s’arrange pour qu’on retrouve son carnet une fois que E sera hors du jeu.</text:span></text:p>
          <draw:enhanced-geometry svg:viewBox="0 0 21600 21600" draw:type="rectangle" draw:enhanced-path="M 0 0 L 21600 0 21600 21600 0 21600 0 0 Z N"/>
        </draw:custom-shape>
        <draw:custom-shape draw:style-name="gr38" draw:text-style-name="P28" draw:layer="layout" svg:width="9cm" svg:height="2.3cm" svg:x="32cm" svg:y="26.4cm">
          <text:p text:style-name="P27"><text:span text:style-name="T24">M sait qu’elle pourrait manger de l’ail pour se soigner mais en tant que zombie elle a pas envie</text:span></text:p>
          <draw:enhanced-geometry svg:viewBox="0 0 21600 21600" draw:type="rectangle" draw:enhanced-path="M 0 0 L 21600 0 21600 21600 0 21600 0 0 Z N"/>
        </draw:custom-shape>
        <draw:custom-shape draw:style-name="gr43" draw:text-style-name="P33" xml:id="id7" draw:id="id7" draw:layer="layout" svg:width="7.8cm" svg:height="4.1cm" svg:x="1.3cm" svg:y="9.5cm">
          <text:p text:style-name="P32"><text:span text:style-name="T7">Il est trop proche de trouver, <text:s/>donc il se fait framed par M pour pas qu’on l’écoute : </text:span></text:p>
          <text:p text:style-name="P32"><text:span text:style-name="T7"/></text:p>
          <text:p text:style-name="P32"><text:span text:style-name="T7">- elle voit qu’il comprend qu’elle a saboté les tests. Elle s’en rend compte elle essaye de le transformer en zombie. Mais soit :</text:span></text:p>
          <text:p text:style-name="P32"><text:span text:style-name="T7"/></text:p>
          <draw:enhanced-geometry svg:viewBox="0 0 21600 21600" draw:type="rectangle" draw:enhanced-path="M 0 0 L 21600 0 21600 21600 0 21600 0 0 Z N"/>
        </draw:custom-shape>
        <draw:connector draw:style-name="gr40" draw:text-style-name="P31" draw:layer="layout" svg:x1="5.2cm" svg:y1="13.6cm" svg:x2="5.2cm" svg:y2="15.7cm" draw:start-shape="id7" draw:start-glue-point="2" draw:end-shape="id8" draw:end-glue-point="0" svg:d="M5200 13600v2100" svg:viewBox="0 0 1 2101">
          <text:p/>
        </draw:connector>
        <draw:custom-shape draw:style-name="gr44" draw:text-style-name="P33" xml:id="id9" draw:id="id9" draw:layer="layout" svg:width="3.2cm" svg:height="3.3cm" svg:x="11cm" svg:y="9.9cm">
          <text:p text:style-name="P32"><text:span text:style-name="T7">Il fait semblant de se transformer et M lui fout la paie</text:span></text:p>
          <draw:enhanced-geometry svg:viewBox="0 0 21600 21600" draw:mirror-horizontal="false" draw:mirror-vertical="false" draw:type="rectangle" draw:enhanced-path="M 0 0 L 21600 0 21600 21600 0 21600 0 0 Z N"/>
        </draw:custom-shape>
        <draw:connector draw:style-name="gr40" draw:text-style-name="P31" draw:layer="layout" svg:x1="9.1cm" svg:y1="11.55cm" svg:x2="11cm" svg:y2="11.55cm" draw:start-shape="id7" draw:end-shape="id9" svg:d="M9100 11550h1900" svg:viewBox="0 0 1901 1">
          <text:p/>
        </draw:connector>
        <draw:connector draw:style-name="gr40" draw:text-style-name="P31" draw:layer="layout" draw:line-skew="0cm 2.1cm" svg:x1="5.2cm" svg:y1="19.7cm" svg:x2="17.1cm" svg:y2="13.55cm" draw:start-shape="id8" draw:start-glue-point="2" draw:end-shape="id2" draw:end-glue-point="3" svg:d="M5200 19700v501h9600v-6651h2300" svg:viewBox="0 0 11901 6652">
          <text:p/>
        </draw:connector>
        <draw:custom-shape draw:style-name="gr45" draw:text-style-name="P35" draw:layer="layout" svg:width="5.5cm" svg:height="1.8cm" svg:x="18.1cm" svg:y="23.2cm">
          <text:p text:style-name="P34"><text:span text:style-name="T7">M avoue sans le carnet!!</text:span></text:p>
          <draw:enhanced-geometry svg:viewBox="0 0 21600 21600" draw:type="rectangle" draw:enhanced-path="M 0 0 L 21600 0 21600 21600 0 21600 0 0 Z N"/>
        </draw:custom-shape>
        <draw:custom-shape draw:style-name="gr46" draw:text-style-name="P36" draw:layer="layout" svg:width="5.5cm" svg:height="1.8cm" svg:x="22.1cm" svg:y="25.4cm">
          <text:p text:style-name="P34"><text:span text:style-name="T7">Elle veut sauver quelqu’un</text:span></text:p>
          <draw:enhanced-geometry svg:viewBox="0 0 21600 21600" draw:type="rectangle" draw:enhanced-path="M 0 0 L 21600 0 21600 21600 0 21600 0 0 Z N"/>
        </draw:custom-shape>
        <draw:custom-shape draw:style-name="gr46" draw:text-style-name="P36" draw:layer="layout" svg:width="5.5cm" svg:height="1.8cm" svg:x="16.2cm" svg:y="25.4cm">
          <text:p text:style-name="P34"><text:span text:style-name="T7">Elle change d’avis sur l’humanité</text:span></text:p>
          <draw:enhanced-geometry svg:viewBox="0 0 21600 21600" draw:type="rectangle" draw:enhanced-path="M 0 0 L 21600 0 21600 21600 0 21600 0 0 Z N"/>
        </draw:custom-shape>
        <draw:custom-shape draw:style-name="gr47" draw:text-style-name="P37" draw:layer="layout" svg:width="11.2cm" svg:height="1.8cm" svg:x="16.2cm" svg:y="27.7cm">
          <text:p text:style-name="P32"><text:span text:style-name="T7">Il se fait accuser , condamner pour de vrai et infecté. Mais il s’était immunisé avec une gousse d’ail, il fait semblant d’être un zombie. On attend bien qu’il soit infecté avant de le brûler.</text:span></text:p>
          <text:p text:style-name="P32"><text:span text:style-name="T7">Il part dans la montagne et s’infecte lui même.</text:span></text:p>
          <draw:enhanced-geometry svg:viewBox="0 0 21600 21600" draw:type="rectangle" draw:enhanced-path="M 0 0 L 21600 0 21600 21600 0 21600 0 0 Z N"/>
        </draw:custom-shape>
      </draw:page>
      <draw:page draw:name="page9" draw:style-name="dp1" draw:master-page-name="Default">
        <draw:custom-shape draw:style-name="gr20" draw:text-style-name="P38" draw:layer="layout" svg:width="10.6cm" svg:height="1.3cm" svg:x="2.1cm" svg:y="0.8cm">
          <text:p text:style-name="P38"><text:span text:style-name="T25">Gros Final v2</text:span></text:p>
          <draw:enhanced-geometry svg:viewBox="0 0 21600 21600" draw:type="rectangle" draw:enhanced-path="M 0 0 L 21600 0 21600 21600 0 21600 0 0 Z N"/>
        </draw:custom-shape>
        <draw:custom-shape draw:style-name="gr48" draw:text-style-name="P40" xml:id="id16" draw:id="id16" draw:layer="layout" svg:width="12.2cm" svg:height="2.431cm" svg:x="14.169cm" svg:y="23.769cm">
          <text:p text:style-name="P39"><text:span text:style-name="T26">M et E on une discussion : M se rend compte qu’elle peut lui faire confiance (parce qu’il se résigne) et lui raconte tout.</text:span></text:p>
          <text:p text:style-name="P39"><text:span text:style-name="T26">Ell brûle le carnet ou elle raconte tout?</text:span></text:p>
          <text:p text:style-name="P39"><text:span text:style-name="T26"/></text:p>
          <text:p text:style-name="P39"><text:span text:style-name="T26">E est effectivement d’accord.</text:span></text:p>
          <text:p text:style-name="P39"><text:span text:style-name="T26"/></text:p>
          <text:p text:style-name="P39"><text:span text:style-name="T26"/></text:p>
          <draw:enhanced-geometry svg:viewBox="0 0 21600 21600" draw:type="rectangle" draw:enhanced-path="M 0 0 L 21600 0 21600 21600 0 21600 0 0 Z N"/>
        </draw:custom-shape>
        <draw:custom-shape draw:style-name="gr49" draw:text-style-name="P41" xml:id="id11" draw:id="id11" draw:layer="layout" svg:width="8.8cm" svg:height="4.1cm" svg:x="20.8cm" svg:y="16.6cm">
          <text:p text:style-name="P39"><text:span text:style-name="T26">Il se fait accuser, condamner pour de vrai et infecter. </text:span></text:p>
          <text:p text:style-name="P39"><text:span text:style-name="T26"><text:s/></text:span></text:p>
          <text:p text:style-name="P39"><text:span text:style-name="T26"/></text:p>
          <text:p text:style-name="P39"><text:span text:style-name="T26">il fait semblant d’être un zombie. On attend bien qu’il soit infecté avant de le brûler. Il a le temps pour s’échapper.</text:span></text:p>
          <text:p text:style-name="P39"><text:span text:style-name="T26"/></text:p>
          <draw:enhanced-geometry svg:viewBox="0 0 21600 21600" draw:type="rectangle" draw:enhanced-path="M 0 0 L 21600 0 21600 21600 0 21600 0 0 Z N"/>
        </draw:custom-shape>
        <draw:custom-shape draw:style-name="gr50" draw:text-style-name="P42" xml:id="id13" draw:id="id13" draw:layer="layout" svg:width="9.5cm" svg:height="2.4cm" svg:x="2.4cm" svg:y="4.5cm">
          <text:p text:style-name="P39"><text:span text:style-name="T26">M a déjà tué A après l’avoir soigné.</text:span></text:p>
          <text:p text:style-name="P39"><text:span text:style-name="T26"/></text:p>
          <text:p text:style-name="P39"><text:span text:style-name="T26">M veut se suicider mais ne veut pas faire de révélation</text:span></text:p>
          <draw:enhanced-geometry svg:viewBox="0 0 21600 21600" draw:type="rectangle" draw:enhanced-path="M 0 0 L 21600 0 21600 21600 0 21600 0 0 Z N"/>
        </draw:custom-shape>
        <draw:custom-shape draw:style-name="gr51" draw:text-style-name="P40" xml:id="id21" draw:id="id21" draw:layer="layout" svg:width="12.2cm" svg:height="1.8cm" svg:x="19.1cm" svg:y="2.3cm">
          <text:p text:style-name="P39"><text:span text:style-name="T26">A sait qu’elle fait des tests sur les brebis. </text:span></text:p>
          <text:p text:style-name="P39"><text:span text:style-name="T26">Qu’elle a potentiellement soigné A. </text:span></text:p>
          <text:p text:style-name="P39"><text:span text:style-name="T26"/></text:p>
          <text:p text:style-name="P39"><text:span text:style-name="T26"/></text:p>
          <draw:enhanced-geometry svg:viewBox="0 0 21600 21600" draw:type="rectangle" draw:enhanced-path="M 0 0 L 21600 0 21600 21600 0 21600 0 0 Z N"/>
        </draw:custom-shape>
        <draw:custom-shape draw:style-name="gr52" draw:text-style-name="P43" draw:layer="layout" svg:width="9.72cm" svg:height="2.2cm" svg:x="2.28cm" svg:y="15.2cm">
          <text:p text:style-name="P39"><text:span text:style-name="T26"/></text:p>
          <text:p text:style-name="P39"><text:span text:style-name="T26">Il arrive : elle est sur le point de s’infecter ou bien elle s’est déjà infecté. </text:span></text:p>
          <text:p text:style-name="P39"><text:span text:style-name="T26">Il lui fait croire qu’il veut se suicider avec elle </text:span></text:p>
          <draw:enhanced-geometry svg:viewBox="0 0 21600 21600" draw:type="rectangle" draw:enhanced-path="M 0 0 L 21600 0 21600 21600 0 21600 0 0 Z N"/>
        </draw:custom-shape>
        <draw:custom-shape draw:style-name="gr53" draw:text-style-name="P41" xml:id="id18" draw:id="id18" draw:layer="layout" svg:width="7.575cm" svg:height="1.9cm" svg:x="21.425cm" svg:y="13.2cm">
          <text:p text:style-name="P39"><text:span text:style-name="T26">Elle le frame pour le meurtre de A et tentative de meurtre sur elle-même pour que personne ne l’écoute.</text:span></text:p>
          <draw:enhanced-geometry svg:viewBox="0 0 21600 21600" draw:type="rectangle" draw:enhanced-path="M 0 0 L 21600 0 21600 21600 0 21600 0 0 Z N"/>
        </draw:custom-shape>
        <draw:custom-shape draw:style-name="gr54" draw:text-style-name="P44" draw:layer="layout" svg:width="6.1cm" svg:height="1.1cm" svg:x="32.4cm" svg:y="23.5cm">
          <text:p text:style-name="P39"><text:span text:style-name="T26">Il trouve son carnet ou elle explique tout</text:span></text:p>
          <draw:enhanced-geometry svg:viewBox="0 0 21600 21600" draw:type="rectangle" draw:enhanced-path="M 0 0 L 21600 0 21600 21600 0 21600 0 0 Z N"/>
        </draw:custom-shape>
        <draw:custom-shape draw:style-name="gr51" draw:text-style-name="P40" xml:id="id17" draw:id="id17" draw:layer="layout" svg:width="12.2cm" svg:height="1.8cm" svg:x="14.1cm" svg:y="26.8cm">
          <text:p text:style-name="P39"><text:span text:style-name="T26"/></text:p>
          <text:p text:style-name="P39"><text:span text:style-name="T26">Il part dans la montagne et s’infecte lui même.</text:span></text:p>
          <draw:enhanced-geometry svg:viewBox="0 0 21600 21600" draw:type="rectangle" draw:enhanced-path="M 0 0 L 21600 0 21600 21600 0 21600 0 0 Z N"/>
        </draw:custom-shape>
        <draw:custom-shape draw:style-name="gr55" draw:text-style-name="P43" draw:layer="layout" svg:width="9.72cm" svg:height="1.5cm" svg:x="2.38cm" svg:y="17.9cm">
          <text:p text:style-name="P39"><text:span text:style-name="T26">E avait pris de l’ail pour s’immuniser</text:span></text:p>
          <draw:enhanced-geometry svg:viewBox="0 0 21600 21600" draw:mirror-horizontal="false" draw:mirror-vertical="false" draw:type="rectangle" draw:enhanced-path="M 0 0 L 21600 0 21600 21600 0 21600 0 0 Z N"/>
        </draw:custom-shape>
        <draw:custom-shape draw:style-name="gr56" draw:text-style-name="P41" xml:id="id14" draw:id="id14" draw:layer="layout" svg:width="12.2cm" svg:height="2.2cm" svg:x="19.1cm" svg:y="4.6cm">
          <text:p text:style-name="P39"><text:span text:style-name="T26">M. a des trucs de ouf à cacher apparemment C’est bon de confronter directement et menacer qq’un directement.</text:span></text:p>
          <text:p text:style-name="P39"><text:span text:style-name="T26">C’est pas parce que c’est une femme d’un certain age qu’elle peut pas me défoncer la gueule</text:span></text:p>
          <draw:enhanced-geometry svg:viewBox="0 0 21600 21600" draw:mirror-horizontal="false" draw:mirror-vertical="false" draw:type="rectangle" draw:enhanced-path="M 0 0 L 21600 0 21600 21600 0 21600 0 0 Z N"/>
        </draw:custom-shape>
        <draw:custom-shape draw:style-name="gr56" draw:text-style-name="P41" xml:id="id20" draw:id="id20" draw:layer="layout" svg:width="12.2cm" svg:height="2.2cm" svg:x="19.1cm" svg:y="7.2cm">
          <text:p text:style-name="P39"><text:span text:style-name="T26">Mission espionnage sous les fenêtres. </text:span></text:p>
          <text:p text:style-name="P39"><text:span text:style-name="T26">C’est un vrai carnage, flip, il se fait choper</text:span></text:p>
          <text:p text:style-name="P39"><text:span text:style-name="T26">- Attention tu crois que je peux pas te choper ?</text:span></text:p>
          <draw:enhanced-geometry svg:viewBox="0 0 21600 21600" draw:mirror-horizontal="false" draw:mirror-vertical="false" draw:type="rectangle" draw:enhanced-path="M 0 0 L 21600 0 21600 21600 0 21600 0 0 Z N"/>
        </draw:custom-shape>
        <draw:custom-shape draw:style-name="gr57" draw:text-style-name="P41" xml:id="id19" draw:id="id19" draw:layer="layout" svg:width="7.575cm" svg:height="2.343cm" svg:x="21.425cm" svg:y="10.157cm">
          <text:p text:style-name="P39"><text:span text:style-name="T26">Elle commence à lui courir après mais change de chemin pour prévenir le village </text:span></text:p>
          <draw:enhanced-geometry svg:viewBox="0 0 21600 21600" draw:mirror-horizontal="false" draw:mirror-vertical="false" draw:type="rectangle" draw:enhanced-path="M 0 0 L 21600 0 21600 21600 0 21600 0 0 Z N"/>
        </draw:custom-shape>
        <draw:custom-shape draw:style-name="gr58" draw:text-style-name="P45" xml:id="id10" draw:id="id10" draw:layer="layout" svg:width="7.7cm" svg:height="1.3cm" svg:x="32.531cm" svg:y="14.8cm">
          <text:p text:style-name="P39"><text:span text:style-name="T26">un motif ?</text:span></text:p>
          <draw:enhanced-geometry svg:viewBox="0 0 21600 21600" draw:mirror-horizontal="false" draw:mirror-vertical="false" draw:type="rectangle" draw:enhanced-path="M 0 0 L 21600 0 21600 21600 0 21600 0 0 Z N"/>
        </draw:custom-shape>
        <draw:custom-shape draw:style-name="gr59" draw:text-style-name="P41" xml:id="id15" draw:id="id15" draw:layer="layout" svg:width="8.4cm" svg:height="1.6cm" svg:x="21cm" svg:y="21.2cm">
          <text:p text:style-name="P39"><text:span text:style-name="T26">Il rejoint M qui s’est infectée. Elle croit qu’il est infecté aussi. </text:span></text:p>
          <draw:enhanced-geometry svg:viewBox="0 0 21600 21600" draw:type="rectangle" draw:enhanced-path="M 0 0 L 21600 0 21600 21600 0 21600 0 0 Z N"/>
        </draw:custom-shape>
        <draw:custom-shape draw:style-name="gr60" draw:text-style-name="P41" xml:id="id22" draw:id="id22" draw:layer="layout" svg:width="7.373cm" svg:height="2.5cm" svg:x="3.6cm" svg:y="23.6cm">
          <text:p text:style-name="P39"><text:span text:style-name="T26">Elle a trouvé un remède compliqué, elle se doute pas qu’on peut se prémunir de l’infection avec une gousse d’ail</text:span></text:p>
          <draw:enhanced-geometry svg:viewBox="0 0 21600 21600" draw:type="rectangle" draw:enhanced-path="M 0 0 L 21600 0 21600 21600 0 21600 0 0 Z N"/>
        </draw:custom-shape>
        <draw:custom-shape draw:style-name="gr61" draw:text-style-name="P47" xml:id="id12" draw:id="id12" draw:layer="layout" svg:width="7.8cm" svg:height="2.3cm" svg:x="32.9cm" svg:y="18.3cm">
          <text:p text:style-name="P46"><text:span text:style-name="T26">Dernier repas ! Gousse d’ail crue</text:span></text:p>
          <text:p text:style-name="P46"><text:span text:style-name="T26">Il peut compter sur un complice pour lui donner une gousse d’ail</text:span></text:p>
          <draw:enhanced-geometry svg:viewBox="0 0 21600 21600" draw:type="rectangle" draw:enhanced-path="M 0 0 L 21600 0 21600 21600 0 21600 0 0 Z N"/>
        </draw:custom-shape>
        <draw:connector draw:style-name="gr40" draw:text-style-name="P48" draw:layer="layout" svg:x1="32.531cm" svg:y1="15.45cm" svg:x2="29.6cm" svg:y2="18.65cm" draw:start-shape="id10" draw:start-glue-point="3" draw:end-shape="id11" svg:d="M32531 15450h-1465v3200h-1466" svg:viewBox="0 0 2932 3201">
          <text:p/>
        </draw:connector>
        <draw:connector draw:style-name="gr40" draw:text-style-name="P48" draw:layer="layout" draw:line-skew="-0.15cm" svg:x1="32.9cm" svg:y1="19.45cm" svg:x2="29.6cm" svg:y2="18.65cm" draw:start-shape="id12" draw:start-glue-point="3" draw:end-shape="id11" draw:end-glue-point="1" svg:d="M32900 19450h-1800v-800h-1500" svg:viewBox="0 0 3301 801">
          <text:p/>
        </draw:connector>
        <draw:connector draw:style-name="gr40" draw:text-style-name="P48" draw:layer="layout" svg:x1="11.9cm" svg:y1="5.7cm" svg:x2="19.1cm" svg:y2="5.7cm" draw:start-shape="id13" draw:end-shape="id14" draw:end-glue-point="3" svg:d="M11900 5700h7200" svg:viewBox="0 0 7201 1">
          <text:p/>
        </draw:connector>
        <draw:connector draw:style-name="gr62" draw:text-style-name="P49" draw:layer="layout" svg:x1="25.2cm" svg:y1="20.7cm" svg:x2="25.2cm" svg:y2="21.2cm" draw:start-shape="id11" draw:start-glue-point="2" draw:end-shape="id15" draw:end-glue-point="0" svg:d="M25200 20700v500" svg:viewBox="0 0 1 501">
          <text:p/>
        </draw:connector>
        <draw:connector draw:style-name="gr62" draw:text-style-name="P49" draw:layer="layout" svg:x1="25.2cm" svg:y1="22.8cm" svg:x2="20.269cm" svg:y2="23.769cm" draw:start-shape="id15" draw:start-glue-point="2" draw:end-shape="id16" draw:end-glue-point="0" svg:d="M25200 22800v484h-4931v485" svg:viewBox="0 0 4932 970">
          <text:p/>
        </draw:connector>
        <draw:connector draw:style-name="gr40" draw:text-style-name="P48" draw:layer="layout" svg:x1="20.269cm" svg:y1="26.2cm" svg:x2="20.2cm" svg:y2="26.8cm" draw:start-shape="id16" draw:start-glue-point="2" draw:end-shape="id17" draw:end-glue-point="0" svg:d="M20269 26200v300h-69v300" svg:viewBox="0 0 70 601">
          <text:p/>
        </draw:connector>
        <draw:connector draw:style-name="gr62" draw:text-style-name="P49" draw:layer="layout" svg:x1="25.212cm" svg:y1="15.1cm" svg:x2="25.2cm" svg:y2="16.6cm" draw:start-shape="id18" draw:start-glue-point="2" draw:end-shape="id11" draw:end-glue-point="0" svg:d="M25212 15100v750h-12v750" svg:viewBox="0 0 13 1501">
          <text:p/>
        </draw:connector>
        <draw:connector draw:style-name="gr62" draw:text-style-name="P49" draw:layer="layout" svg:x1="25.212cm" svg:y1="12.5cm" svg:x2="25.212cm" svg:y2="13.2cm" draw:start-shape="id19" draw:start-glue-point="2" draw:end-shape="id18" draw:end-glue-point="0" svg:d="M25212 12500v700" svg:viewBox="0 0 1 701">
          <text:p/>
        </draw:connector>
        <draw:connector draw:style-name="gr62" draw:text-style-name="P49" draw:layer="layout" svg:x1="25.212cm" svg:y1="10.157cm" svg:x2="25.2cm" svg:y2="9.4cm" draw:start-shape="id19" draw:start-glue-point="0" draw:end-shape="id20" draw:end-glue-point="2" svg:d="M25212 10157v-379h-12v-378" svg:viewBox="0 0 13 758">
          <text:p/>
        </draw:connector>
        <draw:connector draw:style-name="gr62" draw:text-style-name="P49" draw:layer="layout" svg:x1="25.2cm" svg:y1="7.2cm" svg:x2="25.2cm" svg:y2="6.8cm" draw:start-shape="id20" draw:start-glue-point="0" draw:end-shape="id14" draw:end-glue-point="2" svg:d="M25200 7200v-400" svg:viewBox="0 0 1 401">
          <text:p/>
        </draw:connector>
        <draw:connector draw:style-name="gr40" draw:text-style-name="P48" draw:layer="layout" svg:x1="25.2cm" svg:y1="4.6cm" svg:x2="25.2cm" svg:y2="4.1cm" draw:start-shape="id14" draw:start-glue-point="0" draw:end-shape="id21" draw:end-glue-point="2" svg:d="M25200 4600v-500" svg:viewBox="0 0 1 501">
          <text:p/>
        </draw:connector>
        <draw:connector draw:style-name="gr40" draw:text-style-name="P48" draw:layer="layout" svg:x1="10.973cm" svg:y1="24.85cm" svg:x2="14.169cm" svg:y2="24.984cm" draw:start-shape="id22" draw:start-glue-point="1" draw:end-shape="id16" draw:end-glue-point="3" svg:d="M10973 24850h1598v134h1598" svg:viewBox="0 0 3197 135">
          <text:p/>
        </draw:connector>
        <draw:custom-shape draw:style-name="gr63" draw:text-style-name="P50" xml:id="id23" draw:id="id23" draw:layer="layout" svg:width="9.2cm" svg:height="9.1cm" svg:x="31.8cm" svg:y="5.1cm">
          <text:p text:style-name="P3"><text:span text:style-name="T1"/></text:p>
          <text:p text:style-name="P3"><text:span text:style-name="T27">Au préalable :</text:span></text:p>
          <text:p text:style-name="P3"><text:span text:style-name="T1">- A et E s’entendent pas : A beau fort se moque de E depuis toujours.</text:span></text:p>
          <text:p text:style-name="P3"><text:span text:style-name="T1"/></text:p>
          <text:p text:style-name="P3"><text:span text:style-name="T1">- E a évoqué qu’il aimait bien Arya devant des témoins.</text:span></text:p>
          <text:p text:style-name="P3"><text:span text:style-name="T1"/></text:p>
          <text:p text:style-name="P3"><text:span text:style-name="T1"/></text:p>
          <text:p text:style-name="P3"><text:span text:style-name="T1">En vrai A sortait avec Arya une jeune insouciante. M était au courant, elle trouvait ça bien.</text:span></text:p>
          <text:p text:style-name="P3"><text:span text:style-name="T1"/></text:p>
          <text:p text:style-name="P3"><text:span text:style-name="T1">De dehors on a entendu un cri et vu E partir en courant.</text:span></text:p>
          <text:p text:style-name="P3"><text:span text:style-name="T1"/></text:p>
          <text:p text:style-name="P3"><text:span text:style-name="T1">M dit que E qui a appris que A couchait avec Arya.</text:span></text:p>
          <text:p text:style-name="P3"><text:span text:style-name="T1"/></text:p>
          <text:p text:style-name="P3"><text:span text:style-name="T1">M « A m’avait menti, il était pas tout blanc non plus » ça aide à rendre plausible toute l’histoire.</text:span></text:p>
          <text:p text:style-name="P3"><text:span text:style-name="T1"/></text:p>
          <text:p text:style-name="P3"><text:span text:style-name="T1"><text:s/></text:span><text:span text:style-name="T1">De jalousie, il a voulu casser la gueule à A mais A vu son gabarit s’est pas méfié et il s’est prit </text:span></text:p>
          <text:p text:style-name="P3"><text:span text:style-name="T1"/></text:p>
          <text:p text:style-name="P3"><text:span text:style-name="T1"/></text:p>
          <text:p text:style-name="P3"><text:span text:style-name="T1">E dit que c’est M qui l’a tué qu’il était déjà mort quand il est arrivé mais la vérité est toujours plus difficile à croire que ce qu’on s’invente pour recoller les morceaux.</text:span></text:p>
          <draw:enhanced-geometry svg:viewBox="0 0 21600 21600" draw:type="rectangle" draw:enhanced-path="M 0 0 L 21600 0 21600 21600 0 21600 0 0 Z N"/>
        </draw:custom-shape>
        <draw:connector draw:style-name="gr40" draw:text-style-name="P48" draw:layer="layout" svg:x1="36.4cm" svg:y1="14.2cm" svg:x2="36.381cm" svg:y2="14.8cm" draw:start-shape="id23" draw:start-glue-point="2" draw:end-shape="id10" draw:end-glue-point="0" svg:d="M36400 14200v300h-19v300" svg:viewBox="0 0 20 601">
          <text:p/>
        </draw:connector>
      </draw:page>
      <draw:page draw:name="page10" draw:style-name="dp1" draw:master-page-name="Default">
        <draw:custom-shape draw:style-name="gr20" draw:text-style-name="P38" draw:layer="layout" svg:width="10.6cm" svg:height="1.3cm" svg:x="15.7cm" svg:y="1.3cm">
          <text:p text:style-name="P38"><text:span text:style-name="T25">Personnages</text:span></text:p>
          <draw:enhanced-geometry svg:viewBox="0 0 21600 21600" draw:type="rectangle" draw:enhanced-path="M 0 0 L 21600 0 21600 21600 0 21600 0 0 Z N"/>
        </draw:custom-shape>
        <draw:custom-shape draw:style-name="gr64" draw:text-style-name="P52" xml:id="id27" draw:id="id27" draw:layer="layout" svg:width="3.7cm" svg:height="1.6cm" svg:x="19.3cm" svg:y="16.6cm">
          <text:p text:style-name="P51"><text:span text:style-name="T28">Cyril</text:span></text:p>
          <text:p text:style-name="P51"><text:span text:style-name="T28">Enquêteu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53" xml:id="id24" draw:id="id24" draw:layer="layout" svg:width="3.7cm" svg:height="1.6cm" svg:x="19cm" svg:y="13.3cm">
          <text:p text:style-name="P27"><text:span text:style-name="T29">Mylène</text:span></text:p>
          <text:p text:style-name="P27"><text:span text:style-name="T29">La clé</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54" xml:id="id25" draw:id="id25" draw:layer="layout" svg:width="4.1cm" svg:height="2cm" svg:x="10.7cm" svg:y="10.3cm">
          <text:p text:style-name="P27"><text:span text:style-name="T29">Arnaud / John</text:span></text:p>
          <text:p text:style-name="P27"><text:span text:style-name="T29">Love interest</text:span></text:p>
          <text:p text:style-name="P27"><text:span text:style-name="T29">Rien d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34" draw:layer="layout" svg:x1="19cm" svg:y1="14.1cm" svg:x2="14.8cm" svg:y2="11.3cm" draw:start-shape="id24" draw:start-glue-point="6" draw:end-shape="id25" draw:end-glue-point="10" svg:d="M19000 14100h-2099v-2800h-2101" svg:viewBox="0 0 4201 2801">
          <text:p text:style-name="P48"><text:span text:style-name="T7">amants</text:span></text:p>
        </draw:connector>
        <draw:custom-shape draw:style-name="gr68" draw:text-style-name="P54" xml:id="id26" draw:id="id26" draw:layer="layout" svg:width="3.7cm" svg:height="1.6cm" svg:x="9cm" svg:y="17.4cm">
          <text:p text:style-name="P27"><text:span text:style-name="T29">Ary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34" draw:layer="layout" svg:x1="12.75cm" svg:y1="12.3cm" svg:x2="10.85cm" svg:y2="17.4cm" draw:start-shape="id25" draw:start-glue-point="8" draw:end-shape="id26" draw:end-glue-point="4" svg:d="M12750 12300v2551h-1900v2549" svg:viewBox="0 0 1901 5101">
          <text:p text:style-name="P48"><text:span text:style-name="T7">amants</text:span></text:p>
        </draw:connector>
        <draw:connector draw:style-name="gr67" draw:text-style-name="P34" draw:layer="layout" svg:x1="12.7cm" svg:y1="18.2cm" svg:x2="19.3cm" svg:y2="17.4cm" draw:start-shape="id26" draw:start-glue-point="10" draw:end-shape="id27" draw:end-glue-point="6" svg:d="M12700 18200h3301v-800h3299" svg:viewBox="0 0 6601 801">
          <text:p text:style-name="P48"><text:span text:style-name="T7">←</text:span><text:span text:style-name="T7">intéressé</text:span></text:p>
          <text:p text:style-name="P48"><text:span text:style-name="T7">Pas intéressée-&gt;</text:span></text:p>
        </draw:connector>
        <draw:custom-shape draw:style-name="gr69" draw:text-style-name="P54" draw:layer="layout" svg:width="4.1cm" svg:height="2.1cm" svg:x="23.4cm" svg:y="8.6cm">
          <text:p text:style-name="P27"><text:span text:style-name="T29">Mikhail</text:span></text:p>
          <text:p text:style-name="P27"><text:span text:style-name="T29">Chef de vill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28" draw:id="id28" draw:layer="layout" svg:width="3.7cm" svg:height="1.6cm" svg:x="25.6cm" svg:y="12.3cm">
          <text:p text:style-name="P27"><text:span text:style-name="T29">Voyageur Sangoku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54" xml:id="id29" draw:id="id29" draw:layer="layout" svg:width="3.7cm" svg:height="1.7cm" svg:x="26.9cm" svg:y="14.5cm">
          <text:p text:style-name="P27"><text:span text:style-name="T29">Vieux immunisé <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24" draw:layer="layout" svg:x1="27.45cm" svg:y1="13.9cm" svg:x2="28.75cm" svg:y2="14.5cm" draw:start-shape="id28" draw:start-glue-point="8" draw:end-shape="id29" draw:end-glue-point="4" svg:d="M27450 13900v301h1300v299" svg:viewBox="0 0 1301 601">
          <text:p text:style-name="P48"><text:span text:style-name="T29">trouvés</text:span></text:p>
        </draw:connector>
        <draw:custom-shape draw:style-name="gr68" draw:text-style-name="P54" draw:layer="layout" svg:width="3.7cm" svg:height="1.6cm" svg:x="26.2cm" svg:y="19.2cm">
          <text:p text:style-name="P27"><text:span text:style-name="T29">Mateo</text:span></text:p>
          <text:p text:style-name="P27"><text:span text:style-name="T29">Gard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54" draw:layer="layout" svg:width="4.5cm" svg:height="2.4cm" svg:x="18.9cm" svg:y="9.2cm">
          <text:p text:style-name="P27"><text:span text:style-name="T29">Anaïs / Marvingt</text:span></text:p>
          <text:p text:style-name="P27"><text:span text:style-name="T29">Agricultrice </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52" xml:id="id30" draw:id="id30" draw:layer="layout" svg:width="3.7cm" svg:height="1.6cm" svg:x="19.3cm" svg:y="19cm">
          <text:p text:style-name="P51"><text:span text:style-name="T28">Vinvin</text:span></text:p>
          <text:p text:style-name="P51"><text:span text:style-name="T28">Gamin side ki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4" xml:id="id31" draw:id="id31" draw:layer="layout" svg:width="3.7cm" svg:height="1.6cm" svg:x="17.6cm" svg:y="21.9cm">
          <text:p text:style-name="P27"><text:span text:style-name="T29">Princesse S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draw:type="line" svg:x1="21.15cm" svg:y1="19cm" svg:x2="21.15cm" svg:y2="18.2cm" draw:start-shape="id30" draw:start-glue-point="4" draw:end-shape="id27" draw:end-glue-point="8" svg:d="M21150 19000v-800" svg:viewBox="0 0 1 801">
          <text:p/>
        </draw:connector>
        <draw:connector draw:style-name="gr74" draw:text-style-name="P55" draw:layer="layout" draw:type="line" svg:x1="19.45cm" svg:y1="21.9cm" svg:x2="21.15cm" svg:y2="20.6cm" draw:start-shape="id31" draw:start-glue-point="4" draw:end-shape="id30" draw:end-glue-point="8" svg:d="M19450 21900l1700-1300" svg:viewBox="0 0 1701 1301">
          <text:p text:style-name="P48"><text:span text:style-name="T14">Maman</text:span></text:p>
        </draw:connector>
        <draw:custom-shape draw:style-name="gr68" draw:text-style-name="P54" draw:layer="layout" svg:width="3.7cm" svg:height="1.6cm" svg:x="30.5cm" svg:y="22.2cm">
          <text:p text:style-name="P27"><text:span text:style-name="T29">Messy Meun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56" draw:layer="layout" svg:width="3.7cm" svg:height="1.6cm" svg:x="26.1cm" svg:y="21.3cm">
          <text:p text:style-name="P27"><text:span text:style-name="T29">Veille Turl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Default">
        <draw:frame draw:style-name="standard" draw:layer="layout" svg:width="20.623cm" svg:height="30.364cm" svg:x="0.276cm" svg:y="0cm">
          <table:table table:template-name="default" table:use-first-row-styles="true" table:use-banding-rows-styles="true">
            <table:table-column table:style-name="co7"/>
            <table:table-column table:style-name="co8"/>
            <table:table-column table:style-name="co9"/>
            <table:table-column table:style-name="co10"/>
            <table:table-row table:style-name="ro9" table:default-cell-style-name="ce3">
              <table:table-cell>
                <text:p text:style-name="P57"><text:span text:style-name="T30">#</text:span></text:p>
              </table:table-cell>
              <table:table-cell>
                <text:p text:style-name="P58"><text:span text:style-name="T30">Titre</text:span></text:p>
              </table:table-cell>
              <table:table-cell table:style-name="gray3">
                <text:p text:style-name="P59"><text:span text:style-name="T31">résumé</text:span></text:p>
              </table:table-cell>
              <table:table-cell table:style-name="gray3">
                <text:p><text:span text:style-name="T31">progress</text:span></text:p>
              </table:table-cell>
            </table:table-row>
            <table:table-row table:style-name="ro10" table:default-cell-style-name="gray2">
              <table:table-cell>
                <text:p text:style-name="P59"><text:span text:style-name="T1">3</text:span></text:p>
              </table:table-cell>
              <table:table-cell>
                <text:p text:style-name="P59"><text:span text:style-name="T1">Présentation enquêteur</text:span></text:p>
              </table:table-cell>
              <table:table-cell>
                <text:p text:style-name="P59"><text:span text:style-name="T1">Ca fait longtemps qu’il essaye de faire marcher un ordi. On sait pas quoi lui faire faire.</text:span></text:p>
                <text:p text:style-name="P59"><text:span text:style-name="T1">Essayé d’écrire dans le journal mais rédacteur en chef = nemesis ?</text:span></text:p>
                <text:p text:style-name="P59"><text:span text:style-name="T32"/></text:p>
              </table:table-cell>
              <table:table-cell>
                <text:p><text:span text:style-name="T32">20 %</text:span></text:p>
              </table:table-cell>
            </table:table-row>
            <table:table-row table:style-name="ro11" table:default-cell-style-name="gray1">
              <table:table-cell>
                <text:p text:style-name="P59"><text:span text:style-name="T1">4</text:span></text:p>
              </table:table-cell>
              <table:table-cell>
                <text:p text:style-name="P59"><text:span text:style-name="T1">conseil village</text:span></text:p>
              </table:table-cell>
              <table:table-cell>
                <text:p text:style-name="P59"><text:span text:style-name="T1">Délégation enquête Affaire de Mamie Gentiane. </text:span></text:p>
              </table:table-cell>
              <table:table-cell>
                <text:p><text:span text:style-name="T32">30 %</text:span></text:p>
              </table:table-cell>
            </table:table-row>
            <table:table-row table:style-name="ro12" table:default-cell-style-name="gray2">
              <table:table-cell>
                <text:p text:style-name="P59"><text:span text:style-name="T1">4,1</text:span></text:p>
              </table:table-cell>
              <table:table-cell>
                <text:p text:style-name="P59"><text:span text:style-name="T1">Explorateur</text:span></text:p>
              </table:table-cell>
              <table:table-cell>
                <text:p text:style-name="P59"><text:span text:style-name="T1">Histoire Récolte des médicaments</text:span></text:p>
                <text:p text:style-name="P59"><text:span text:style-name="T1">Technique pour ldormir tranquile</text:span></text:p>
                <text:p text:style-name="P59"><text:span text:style-name="T1">Y’a des bruits mais on s’en fout</text:span></text:p>
                <text:p text:style-name="P59"><text:span text:style-name="T32"/></text:p>
              </table:table-cell>
              <table:table-cell>
                <text:p><text:span text:style-name="T1">75 %</text:span></text:p>
              </table:table-cell>
            </table:table-row>
            <table:table-row table:style-name="ro11" table:default-cell-style-name="gray1">
              <table:table-cell>
                <text:p text:style-name="P59"><text:span text:style-name="T1">5</text:span></text:p>
              </table:table-cell>
              <table:table-cell>
                <text:p text:style-name="P59"><text:span text:style-name="T1">enquêteur</text:span></text:p>
              </table:table-cell>
              <table:table-cell>
                <text:p text:style-name="P59"><text:span text:style-name="T1">Suit up plan</text:span></text:p>
              </table:table-cell>
              <table:table-cell>
                <text:p><text:span text:style-name="T1">60 %</text:span></text:p>
              </table:table-cell>
            </table:table-row>
            <table:table-row table:style-name="ro13" table:default-cell-style-name="gray2">
              <table:table-cell/>
              <table:table-cell/>
              <table:table-cell/>
              <table:table-cell/>
            </table:table-row>
            <table:table-row table:style-name="ro11" table:default-cell-style-name="gray1">
              <table:table-cell>
                <text:p text:style-name="P59"><text:span text:style-name="T1">6</text:span></text:p>
              </table:table-cell>
              <table:table-cell>
                <text:p text:style-name="P59"><text:span text:style-name="T1">Cours de civilisation</text:span></text:p>
              </table:table-cell>
              <table:table-cell>
                <text:p text:style-name="P59"><text:span text:style-name="T1">bâtiments</text:span></text:p>
              </table:table-cell>
              <table:table-cell>
                <text:p><text:span text:style-name="T1">15 %</text:span></text:p>
              </table:table-cell>
            </table:table-row>
            <table:table-row table:style-name="ro13" table:default-cell-style-name="gray2">
              <table:table-cell/>
              <table:table-cell/>
              <table:table-cell/>
              <table:table-cell/>
            </table:table-row>
            <table:table-row table:style-name="ro14" table:default-cell-style-name="gray1">
              <table:table-cell>
                <text:p text:style-name="P59"><text:span text:style-name="T1">8</text:span></text:p>
              </table:table-cell>
              <table:table-cell>
                <text:p text:style-name="P59"><text:span text:style-name="T1">Enquete</text:span></text:p>
              </table:table-cell>
              <table:table-cell>
                <text:p text:style-name="P59"><text:span text:style-name="T1">Pour l’enquête on rencontre </text:span></text:p>
                <text:p text:style-name="P60"><text:span text:style-name="T1">Messy</text:span></text:p>
                <text:p text:style-name="P60"><text:span text:style-name="T1">Mylène qui en est à essayer de soigner A.</text:span></text:p>
                <text:p text:style-name="P60"><text:span text:style-name="T1">Anaïs</text:span></text:p>
                <text:p text:style-name="P61"><text:span text:style-name="T32"/></text:p>
              </table:table-cell>
              <table:table-cell>
                <text:p><text:span text:style-name="T1">80 %</text:span></text:p>
              </table:table-cell>
            </table:table-row>
            <table:table-row table:style-name="ro15" table:default-cell-style-name="gray2">
              <table:table-cell>
                <text:p text:style-name="P59"><text:span text:style-name="T1">8,1</text:span></text:p>
              </table:table-cell>
              <table:table-cell>
                <text:p text:style-name="P59"><text:span text:style-name="T1">Explorateur trouve des rescapés</text:span></text:p>
              </table:table-cell>
              <table:table-cell/>
              <table:table-cell>
                <text:p><text:span text:style-name="T1">85 %</text:span></text:p>
              </table:table-cell>
            </table:table-row>
            <table:table-row table:style-name="ro16" table:default-cell-style-name="gray1">
              <table:table-cell>
                <text:p text:style-name="P59"><text:span text:style-name="T1">9</text:span></text:p>
              </table:table-cell>
              <table:table-cell>
                <text:p text:style-name="P59"><text:span text:style-name="T1">Résolution enquête</text:span></text:p>
              </table:table-cell>
              <table:table-cell>
                <text:p text:style-name="P62"><text:span text:style-name="T33">C’est Mateo le tueur</text:span></text:p>
                <text:p text:style-name="P63"><text:span text:style-name="T33"><text:s/></text:span></text:p>
              </table:table-cell>
              <table:table-cell>
                <text:p><text:span text:style-name="T1">80%</text:span></text:p>
              </table:table-cell>
            </table:table-row>
            <table:table-row table:style-name="ro10" table:default-cell-style-name="gray2">
              <table:table-cell>
                <text:p text:style-name="P59"><text:span text:style-name="T1">10</text:span></text:p>
              </table:table-cell>
              <table:table-cell>
                <text:p text:style-name="P59"><text:span text:style-name="T1">Conseil village</text:span></text:p>
              </table:table-cell>
              <table:table-cell>
                <text:p text:style-name="P59"><text:span text:style-name="T1">Résolution Affaire de Mamie Gentiane </text:span></text:p>
                <text:p text:style-name="P59"><text:span text:style-name="T1"/></text:p>
                <text:p text:style-name="P59"><text:span text:style-name="T32"/></text:p>
              </table:table-cell>
              <table:table-cell>
                <text:p><text:span text:style-name="T32">70 %</text:span></text:p>
              </table:table-cell>
            </table:table-row>
            <table:table-row table:style-name="ro17" table:default-cell-style-name="gray1">
              <table:table-cell>
                <text:p text:style-name="P59"><text:span text:style-name="T1">11</text:span></text:p>
              </table:table-cell>
              <table:table-cell>
                <text:p text:style-name="P59"><text:span text:style-name="T1">Présentation de A qui se fait infecter</text:span></text:p>
              </table:table-cell>
              <table:table-cell>
                <text:p text:style-name="P59"><text:span text:style-name="T1">A, relation avec Mylène et Arya. Cuille de l’ail des ours en mai ?</text:span></text:p>
                <text:p text:style-name="P59"><text:span text:style-name="T1">Zombie le touche de façon trop con. Plus tard, aucun souvenir</text:span></text:p>
                <text:p text:style-name="P59"><text:span text:style-name="T1"/></text:p>
                <text:p text:style-name="P59"><text:span text:style-name="T1">M est là l’assomme pour pas qu’il n’ait de souvenirs. Mais on ne la mentionne pas.</text:span></text:p>
                <text:p text:style-name="P59"><text:span text:style-name="T1"/></text:p>
              </table:table-cell>
              <table:table-cell>
                <text:p><text:span text:style-name="T32">70 %</text:span></text:p>
              </table:table-cell>
            </table:table-row>
            <table:table-row table:style-name="ro18" table:default-cell-style-name="gray2">
              <table:table-cell>
                <text:p text:style-name="P59"><text:span text:style-name="T1">11.1</text:span></text:p>
              </table:table-cell>
              <table:table-cell>
                <text:p text:style-name="P59"><text:span text:style-name="T1">Sangoku de retour</text:span></text:p>
              </table:table-cell>
              <table:table-cell>
                <text:p text:style-name="P59"><text:span text:style-name="T1">Seb se fait des films sur ça notoriété et veut faire reconnaître son succès au près de ses parents qui n’ont jamais cru en lui ?</text:span></text:p>
                <text:p text:style-name="P59"><text:span text:style-name="T1">Il se demande pourquoi ses parents l’ont eu pourquoi ils croyaient en l’humanité ou quoi ?</text:span></text:p>
                <text:p text:style-name="P59"><text:span text:style-name="T1">Qu’est ce qu’on fait quand ton enfant n’a pas les même convictions que toi ?</text:span></text:p>
                <text:p text:style-name="P59"><text:span text:style-name="T1"/></text:p>
                <text:p text:style-name="P59"><text:span text:style-name="T1">Voyageur ramène un couple résistant <text:s/>qui ont trop envie de voir des gens et on décide de les traiter comme des rois</text:span></text:p>
              </table:table-cell>
              <table:table-cell>
                <text:p><text:span text:style-name="T32">50 %</text:span></text:p>
              </table:table-cell>
            </table:table-row>
            <table:table-row table:style-name="ro19" table:default-cell-style-name="gray1">
              <table:table-cell>
                <text:p text:style-name="P59"><text:span text:style-name="T1">12</text:span></text:p>
              </table:table-cell>
              <table:table-cell>
                <text:p text:style-name="P59"><text:span text:style-name="T1">Conseil de village, présentation des survivants</text:span></text:p>
              </table:table-cell>
              <table:table-cell>
                <text:p text:style-name="P59"><text:span text:style-name="T1">- Des demandes ? Oui : une ferme et 2 parties de belote par semaine.</text:span></text:p>
                <text:p text:style-name="P59"><text:span text:style-name="T1">- On peut vous donner un peu d’ail mais on en consomme beaucoup alors, on le garde pour nous.</text:span></text:p>
                <text:p text:style-name="P59"><text:span text:style-name="T1"/></text:p>
                <text:p text:style-name="P59"><text:span text:style-name="T1">On insiste aussi sur le fait que Mylène est la seule a avoir les connaissance pour faire les tests. </text:span><text:span text:style-name="T34">Pourquoi elle enseigne pas ? Elle enseigne exprès comme de la merde</text:span></text:p>
                <text:p text:style-name="P59"><text:span text:style-name="T1"/></text:p>
                <text:p text:style-name="P59"><text:span text:style-name="T1">On leur explique le programme : </text:span></text:p>
                <text:p text:style-name="P59"><text:span text:style-name="T1">Narrateurs de série tel jour comme game of throne ou le seigneur des anneaux</text:span></text:p>
                <text:p text:style-name="P59"><text:span text:style-name="T1"/></text:p>
                <text:p text:style-name="P59"><text:span text:style-name="T1">On décide d’étudier pourquoi l’immunité ce sera toujours pas perdu.</text:span></text:p>
                <text:p text:style-name="P59"><text:span text:style-name="T1"/></text:p>
                <text:p text:style-name="P59"><text:span text:style-name="T1">Consultation qu’est ce qu’on fait si on a un antidote ? Débat reporté.</text:span></text:p>
              </table:table-cell>
              <table:table-cell table:style-name="ce4">
                <text:p><text:span text:style-name="T35">50 %</text:span></text:p>
              </table:table-cell>
            </table:table-row>
            <table:table-row table:style-name="ro20" table:default-cell-style-name="gray2">
              <table:table-cell>
                <text:p text:style-name="P59"><text:span text:style-name="T1">12.1.1</text:span></text:p>
              </table:table-cell>
              <table:table-cell>
                <text:p text:style-name="P59"><text:span text:style-name="T1">Nouvelle enquêtes : </text:span></text:p>
                <text:p text:style-name="P59"><text:span text:style-name="T1">loup mort</text:span></text:p>
                <text:p text:style-name="P59"><text:span text:style-name="T1">Des fantômes la nuit mais on y croit pas trop</text:span></text:p>
              </table:table-cell>
              <table:table-cell>
                <text:p text:style-name="P59"><text:span text:style-name="T1">Sinpier Anaïs vient lui proposer d’enqueter sur le loup.</text:span></text:p>
              </table:table-cell>
              <table:table-cell>
                <text:p><text:span text:style-name="T35">80 %</text:span></text:p>
              </table:table-cell>
            </table:table-row>
            <table:table-row table:style-name="ro21" table:default-cell-style-name="gray1">
              <table:table-cell>
                <text:p text:style-name="P59"><text:span text:style-name="T1">13</text:span></text:p>
              </table:table-cell>
              <table:table-cell>
                <text:p text:style-name="P59"><text:span text:style-name="T32">La vie continue ...</text:span></text:p>
              </table:table-cell>
              <table:table-cell>
                <text:p text:style-name="P59"><text:span text:style-name="T33">La vie continue : <text:s/>Mylène fait des tests, il faut capturer des zombies en faisant attention de pas se faire contaminer. </text:span></text:p>
                <text:p text:style-name="P59"><text:span text:style-name="T1">En fait desfois juste en demandant le zombie est coopératif</text:span></text:p>
                <text:p text:style-name="P59"><text:span text:style-name="T1">L’histoire du zombie de la rivière..</text:span></text:p>
                <text:p text:style-name="P59"><text:span text:style-name="T1">Présentation de Kim pour le training Mylène</text:span></text:p>
                <text:p text:style-name="P59"><text:span text:style-name="T1">E début enquête loup</text:span></text:p>
                <text:p text:style-name="P59"><text:span text:style-name="T1"/></text:p>
              </table:table-cell>
              <table:table-cell>
                <text:p><text:span text:style-name="T35">50 %</text:span></text:p>
              </table:table-cell>
            </table:table-row>
            <table:table-row table:style-name="ro13" table:default-cell-style-name="gray2">
              <table:table-cell>
                <text:p text:style-name="P59"><text:span text:style-name="T1">14</text:span></text:p>
              </table:table-cell>
              <table:table-cell table:style-name="ce5">
                <text:p><text:span text:style-name="T36">Patrouille de nuit</text:span></text:p>
              </table:table-cell>
              <table:table-cell>
                <text:p text:style-name="P59"><text:span text:style-name="T1">Enquete de E la nuit pour les fantomes</text:span></text:p>
                <text:p text:style-name="P59"><text:span text:style-name="T1">Il tombe sur Mylène qui fait ds tests et en habits blanc qui aurait pu être confondu avec un fantome</text:span></text:p>
                <text:p text:style-name="P59"><text:span text:style-name="T1"/></text:p>
                <text:p text:style-name="P59"><text:span text:style-name="T1">Il tombe sur Arya qui voudrait l’embaucher pour savoir ce qui est arrivé à A. </text:span></text:p>
                <text:p text:style-name="P59"><text:span text:style-name="T1">Il est chaud pour passer plus de temps avec elle. Mais il espère qu’il le retrouvera pas ou mieux : mort.</text:span></text:p>
                <text:p text:style-name="P59"><text:span text:style-name="T1"/></text:p>
                <text:p text:style-name="P59"><text:span text:style-name="T1">On se rend compte qu’il y a beaucoup de monde qui se balade la nuit</text:span></text:p>
                <text:p text:style-name="P59"><text:span text:style-name="T1"/></text:p>
              </table:table-cell>
              <table:table-cell>
                <text:p text:style-name="P16"><text:span text:style-name="T35">80 %</text:span></text:p>
              </table:table-cell>
            </table:table-row>
          </table:table>
          <draw:image xlink:href="Pictures/TablePreview3.svm" xlink:type="simple" xlink:show="embed" xlink:actuate="onLoad"/>
        </draw:frame>
        <draw:frame draw:style-name="standard" draw:layer="layout" svg:width="20.394cm" svg:height="28.289cm" svg:x="21.289cm" svg:y="0.141cm">
          <table:table table:template-name="default" table:use-first-row-styles="true" table:use-banding-rows-styles="true">
            <table:table-column table:style-name="co11"/>
            <table:table-column table:style-name="co12"/>
            <table:table-column table:style-name="co13"/>
            <table:table-column table:style-name="co14"/>
            <table:table-row table:style-name="ro22" table:default-cell-style-name="gray3">
              <table:table-cell table:style-name="ce6">
                <text:p text:style-name="P59"><text:span text:style-name="T37">14.2</text:span></text:p>
              </table:table-cell>
              <table:table-cell table:style-name="ce7">
                <text:p text:style-name="P59"><text:span text:style-name="T32">La vie continue 2 ...</text:span></text:p>
              </table:table-cell>
              <table:table-cell>
                <text:p text:style-name="P59"><text:span text:style-name="T33"/></text:p>
                <text:p text:style-name="P59"><text:span text:style-name="T33">Mylène etles vieux font des tests. <text:s/>Mise en contact du couple avec des spores et observation : ça les anesthésie un peu pendant quelques minutes quand même</text:span></text:p>
                <text:p text:style-name="P59"><text:span text:style-name="T38">Kim est là L’excuse : elle se souvient pas et elle a pas le matos. </text:span></text:p>
                <text:p text:style-name="P63"><text:span text:style-name="T33">Mais maintenant elle a wikipedia Activité de E qui suit tout ça et se pose des question ?</text:span></text:p>
                <text:p text:style-name="P59"><text:span text:style-name="T33"/></text:p>
                <text:p text:style-name="P59"><text:span text:style-name="T33">Seb doit être là mais pourquoi ? Il invente une histoire pour demander des nouvelles de A sans en avoir l’air :</text:span></text:p>
                <text:p text:style-name="P59"><text:span text:style-name="T33">- il vient proposer l’aide de wikipédia pour le boulot de A : la terre cuite.</text:span></text:p>
                <text:p text:style-name="P59"><text:span text:style-name="T33">- Pour aussi le boulot de A</text:span></text:p>
                <text:p text:style-name="P59"><text:span text:style-name="T33">Il voit une boite de pétri et est faciné.</text:span></text:p>
                <text:p text:style-name="P59"><text:span text:style-name="T1"/></text:p>
              </table:table-cell>
              <table:table-cell>
                <text:p><text:span text:style-name="T1">60 %</text:span></text:p>
              </table:table-cell>
            </table:table-row>
            <table:table-row table:style-name="ro23">
              <table:table-cell table:style-name="ce8">
                <text:p text:style-name="P59"><text:span text:style-name="T1">14. 2.1</text:span></text:p>
              </table:table-cell>
              <table:table-cell table:style-name="ce9">
                <text:p text:style-name="P64"><text:span text:style-name="T37">Cours de civilisation</text:span></text:p>
              </table:table-cell>
              <table:table-cell table:style-name="ce10"/>
              <table:table-cell table:style-name="gray2"/>
            </table:table-row>
            <table:table-row table:style-name="ro24" table:default-cell-style-name="gray1">
              <table:table-cell>
                <text:p text:style-name="P59"><text:span text:style-name="T1">14. 3</text:span></text:p>
              </table:table-cell>
              <table:table-cell table:style-name="ce11">
                <text:p text:style-name="P59"><text:span text:style-name="T1">A va mieux bizarrement</text:span></text:p>
              </table:table-cell>
              <table:table-cell>
                <text:p text:style-name="P59"><text:span text:style-name="T1">A va mieux bizarrement. Quoi comme histoire ? </text:span></text:p>
                <text:p text:style-name="P59"><text:span text:style-name="T1">Seb dit hey c’est moi qui l’ai retrouvé !</text:span></text:p>
                <text:p text:style-name="P59"><text:span text:style-name="T1"/></text:p>
                <text:p text:style-name="P59"><text:span text:style-name="T1">A va voir Arya un peu jalouse de Mylène </text:span></text:p>
                <text:p text:style-name="P59"><text:span text:style-name="T1">Bizarre qu’il ait pas de trace de l’accident. Il se souvient de rien comme un rêve bizarre très long ou il était bien tout était blanc.</text:span></text:p>
                <text:p text:style-name="P59"><text:span text:style-name="T1">Il a l’impression de sentir rajeuni, en pleine forme.</text:span></text:p>
                <text:p text:style-name="P59"><text:span text:style-name="T1"/></text:p>
                <text:p text:style-name="P59"><text:span text:style-name="T1">Une discussion sur l’amour</text:span></text:p>
              </table:table-cell>
              <table:table-cell>
                <text:p><text:span text:style-name="T1">60 %</text:span></text:p>
              </table:table-cell>
            </table:table-row>
            <table:table-row table:style-name="ro25" table:default-cell-style-name="gray2">
              <table:table-cell>
                <text:p text:style-name="P59"><text:span text:style-name="T1">14. 4</text:span></text:p>
              </table:table-cell>
              <table:table-cell>
                <text:p text:style-name="P59"><text:span text:style-name="T1">Investigation loup anaïs</text:span></text:p>
              </table:table-cell>
              <table:table-cell>
                <text:p text:style-name="P59"><text:span text:style-name="T1">Discussion avec anaïs loin de la prairie</text:span></text:p>
              </table:table-cell>
              <table:table-cell>
                <text:p><text:span text:style-name="T1">60 %</text:span></text:p>
              </table:table-cell>
            </table:table-row>
            <table:table-row table:style-name="ro26" table:default-cell-style-name="gray1">
              <table:table-cell>
                <text:p text:style-name="P59"><text:span text:style-name="T1">15</text:span></text:p>
              </table:table-cell>
              <table:table-cell>
                <text:p text:style-name="P59"><text:span text:style-name="T1">Conseil village</text:span></text:p>
              </table:table-cell>
              <table:table-cell>
                <text:p text:style-name="P59"><text:span text:style-name="T1"/></text:p>
                <text:p text:style-name="P59"><text:span text:style-name="T1">Puis débat sur un éventuel antidote</text:span></text:p>
                <text:p text:style-name="P59"><text:span text:style-name="T1">Le but de ‘humanité</text:span></text:p>
              </table:table-cell>
              <table:table-cell>
                <text:p><text:span text:style-name="T1">20 %</text:span></text:p>
              </table:table-cell>
            </table:table-row>
            <table:table-row table:style-name="ro27" table:default-cell-style-name="gray2">
              <table:table-cell>
                <text:p text:style-name="P59"><text:span text:style-name="T1">16</text:span></text:p>
              </table:table-cell>
              <table:table-cell>
                <text:p text:style-name="P59"><text:span text:style-name="T1">investigation</text:span></text:p>
              </table:table-cell>
              <table:table-cell>
                <text:p text:style-name="P59"><text:span text:style-name="T1">Re- investigation Anaïs pour le prairie</text:span></text:p>
                <text:p text:style-name="P59"><text:span text:style-name="T32"/></text:p>
                <text:p text:style-name="P59"><text:span text:style-name="T1">Puis on se rend compte du bélier infecté.</text:span></text:p>
                <text:p text:style-name="P59"><text:span text:style-name="T1"/></text:p>
              </table:table-cell>
              <table:table-cell/>
            </table:table-row>
            <table:table-row table:style-name="ro28" table:default-cell-style-name="gray1">
              <table:table-cell>
                <text:p text:style-name="P59"><text:span text:style-name="T1">17</text:span></text:p>
              </table:table-cell>
              <table:table-cell>
                <text:p text:style-name="P59"><text:span text:style-name="T1">Cours de civilisation</text:span></text:p>
              </table:table-cell>
              <table:table-cell>
                <text:p text:style-name="P59"><text:span text:style-name="T1">chier</text:span></text:p>
              </table:table-cell>
              <table:table-cell>
                <text:p><text:span text:style-name="T1">80 %</text:span></text:p>
              </table:table-cell>
            </table:table-row>
            <table:table-row table:style-name="ro29" table:default-cell-style-name="gray2">
              <table:table-cell>
                <text:p text:style-name="P59"><text:span text:style-name="T1">18</text:span></text:p>
              </table:table-cell>
              <table:table-cell>
                <text:p text:style-name="P59"><text:span text:style-name="T1">Fin investigation du loup</text:span></text:p>
              </table:table-cell>
              <table:table-cell>
                <text:p text:style-name="P59"><text:span text:style-name="T1">Fin investigation du loup</text:span></text:p>
                <text:p text:style-name="P59"><text:span text:style-name="T1">Comment des bélier se font inoculer ?</text:span></text:p>
                <text:p text:style-name="P59"><text:span text:style-name="T1">Quelle est cette trace de peinture sur la pate ?</text:span></text:p>
                <text:p text:style-name="P59"><text:span text:style-name="T1">Tiens il y en a une autre sur cette brebis, sauf que elle si on la pique elle est bien sensible.</text:span></text:p>
                <text:p text:style-name="P59"><text:span text:style-name="T1">Conclusion...</text:span></text:p>
              </table:table-cell>
              <table:table-cell>
                <text:p><text:span text:style-name="T1">50 %</text:span></text:p>
              </table:table-cell>
            </table:table-row>
            <table:table-row table:style-name="ro30" table:default-cell-style-name="gray1">
              <table:table-cell>
                <text:p text:style-name="P59"><text:span text:style-name="T1">19</text:span></text:p>
              </table:table-cell>
              <table:table-cell>
                <text:p text:style-name="P59"><text:span text:style-name="T1">La vraie enquête</text:span></text:p>
              </table:table-cell>
              <table:table-cell>
                <text:p text:style-name="P59"><text:span text:style-name="T1">E sait que : des tests on été fait sur les brebis mais personne n’en parle. Niveau compétence c’est probablement Mylène donc elle cache quelque chose.</text:span></text:p>
                <text:p text:style-name="P59"><text:span text:style-name="T1">Il prend son courage à 2 main et va voir d’où venait le fantôme</text:span></text:p>
                <text:p text:style-name="P59"><text:span text:style-name="T1"/></text:p>
                <text:p text:style-name="P59"><text:span text:style-name="T1">E va enquêter : il retrouve des indices qui le mènent à </text:span></text:p>
                <text:p text:style-name="P59"><text:span text:style-name="T1">- voir une planque donc comprendre que A a été zombie (personne ne la vu pendant sa période de coma)</text:span></text:p>
                <text:p text:style-name="P59"><text:span text:style-name="T1">- on retrouve une blouse blanche qui fait fantôme et des bocaux qui auraient pu être des boites de pétrie.</text:span></text:p>
                <text:p text:style-name="P59"><text:span text:style-name="T1">- carnet : elle avait discrètement marqué les bêtes infectées</text:span></text:p>
                <text:p text:style-name="P59"><text:span text:style-name="T32"/></text:p>
              </table:table-cell>
              <table:table-cell/>
            </table:table-row>
            <table:table-row table:style-name="ro31" table:default-cell-style-name="gray2">
              <table:table-cell>
                <text:p text:style-name="P59"><text:span text:style-name="T1">19.1</text:span></text:p>
              </table:table-cell>
              <table:table-cell>
                <text:p text:style-name="P59"><text:span text:style-name="T1">Scène fusil</text:span></text:p>
              </table:table-cell>
              <table:table-cell table:style-name="ce1">
                <text:p text:style-name="P63"><text:span text:style-name="T1">(Pour justifier le verdict)</text:span></text:p>
                <text:p text:style-name="P63"><text:span text:style-name="T1">Tout le monde voit Seb se faire ridiculiser par Arya alors qu’en fait il est en train de lui demander s’il a des news de Bambi et qu’est ce qu’il s’est passé pendant son coma et <text:s/>de quoi il se souvient.</text:span></text:p>
                <text:p text:style-name="P63"><text:span text:style-name="T1">Tout le monde voit Seb se faire ridiculiser par Arya </text:span></text:p>
                <text:p text:style-name="P63"><text:span text:style-name="T1"/></text:p>
              </table:table-cell>
              <table:table-cell>
                <text:p text:style-name="P59"><text:span text:style-name="T1">rie.</text:span></text:p>
              </table:table-cell>
            </table:table-row>
            <table:table-row table:style-name="ro32" table:default-cell-style-name="gray1">
              <table:table-cell>
                <text:p text:style-name="P59"><text:span text:style-name="T1">19.2</text:span></text:p>
              </table:table-cell>
              <table:table-cell>
                <text:p text:style-name="P59"><text:span text:style-name="T1">En plus de l’enquête</text:span></text:p>
              </table:table-cell>
              <table:table-cell>
                <text:p text:style-name="P59"><text:span text:style-name="T1">Manque une intéraction avec Kim : </text:span></text:p>
                <text:p text:style-name="P59"><text:span text:style-name="T1">- Quoi de neuf</text:span></text:p>
                <text:p text:style-name="P59"><text:span text:style-name="T1">- Confirme que Mylène expérimente en cachette</text:span></text:p>
                <text:p text:style-name="P59"><text:span text:style-name="T1"/></text:p>
                <text:p text:style-name="P59"><text:span text:style-name="T1">Kim : </text:span></text:p>
                <text:p text:style-name="P59"><text:span text:style-name="T1">- Mais alors Bambi était infecté et l’a soigné !!</text:span></text:p>
                <text:p text:style-name="P59"><text:span text:style-name="T1"/></text:p>
              </table:table-cell>
              <table:table-cell/>
            </table:table-row>
            <table:table-row table:style-name="ro33" table:default-cell-style-name="gray2">
              <table:table-cell>
                <text:p text:style-name="P59"><text:span text:style-name="T1">20</text:span></text:p>
              </table:table-cell>
              <table:table-cell>
                <text:p text:style-name="P59"><text:span text:style-name="T1">Mission espionage </text:span></text:p>
              </table:table-cell>
              <table:table-cell>
                <text:p text:style-name="P59"><text:span text:style-name="T1">Mission espionage de M. </text:span></text:p>
                <text:p text:style-name="P59"><text:span text:style-name="T1"/></text:p>
                <text:p text:style-name="P59"><text:span text:style-name="T1">Ca tourne mal</text:span></text:p>
              </table:table-cell>
              <table:table-cell/>
            </table:table-row>
            <table:table-row table:style-name="ro34" table:default-cell-style-name="gray1">
              <table:table-cell>
                <text:p text:style-name="P59"><text:span text:style-name="T1">21</text:span></text:p>
              </table:table-cell>
              <table:table-cell/>
              <table:table-cell>
                <text:p text:style-name="P59"><text:span text:style-name="T1">Procès et verdict infection ko, évasion</text:span></text:p>
              </table:table-cell>
              <table:table-cell/>
            </table:table-row>
            <table:table-row table:style-name="ro34" table:default-cell-style-name="gray2">
              <table:table-cell>
                <text:p text:style-name="P59"><text:span text:style-name="T1">22</text:span></text:p>
              </table:table-cell>
              <table:table-cell/>
              <table:table-cell>
                <text:p text:style-name="P59"><text:span text:style-name="T1">Discussion avec M</text:span></text:p>
              </table:table-cell>
              <table:table-cell>
                <text:p><text:span text:style-name="T1">75 %</text:span></text:p>
              </table:table-cell>
            </table:table-row>
            <table:table-row table:style-name="ro35" table:default-cell-style-name="gray1">
              <table:table-cell>
                <text:p text:style-name="P59"><text:span text:style-name="T1">23</text:span></text:p>
              </table:table-cell>
              <table:table-cell/>
              <table:table-cell>
                <text:p text:style-name="P59"><text:span text:style-name="T1">Bye bye suicide.</text:span></text:p>
              </table:table-cell>
              <table:table-cell/>
            </table:table-row>
          </table:table>
          <draw:image xlink:href="Pictures/TablePreview4.svm" xlink:type="simple" xlink:show="embed" xlink:actuate="onLoad"/>
        </draw:frame>
      </draw:page>
      <draw:page draw:name="page12" draw:style-name="dp1" draw:master-page-name="Default">
        <draw:custom-shape draw:style-name="gr76" draw:text-style-name="P66" draw:layer="layout" svg:width="32.8cm" svg:height="22.7cm" svg:x="1.7cm" svg:y="2.6cm">
          <text:p text:style-name="P14"><text:span text:style-name="T39">Titres :</text:span></text:p>
          <text:p text:style-name="P14"/>
          <text:p text:style-name="P14">Chroniques de Montségur</text:p>
          <text:p text:style-name="P14"/>
          <text:p text:style-name="P14">Maxime le fou</text:p>
          <text:p text:style-name="P14">Danse avec les betteraves</text:p>
          <text:p text:style-name="P14"/>
          <text:p text:style-name="P14">The end 2</text:p>
          <text:p text:style-name="P14"/>
          <text:p text:style-name="P65">La Fin des histoires</text:p>
          <text:p text:style-name="P65"/>
          <text:p text:style-name="P14">Fin de Guerre et Paix et de tous les autre livres. <text:s/></text:p>
          <text:p text:style-name="P14"/>
          <text:p text:style-name="P14">Chroniques de la fin des haricots tarbais</text:p>
          <text:p text:style-name="P20"/>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OpenSymbol2" svg:font-family="OpenSymbol, 'Arial Unicode MS'"/>
    <style:font-face style:name="Lucida Sans3" svg:font-family="'Lucida Sans'" style:font-family-generic="swiss"/>
    <style:font-face style:name="Arial1" svg:font-family="Arial" style:font-pitch="variable"/>
    <style:font-face style:name="Liberation Sans5" svg:font-family="'Liberation Sans'" style:font-pitch="variable"/>
    <style:font-face style:name="Liberation Sans8" svg:font-family="'Liberation Sans', Arial" style:font-pitch="variable"/>
    <style:font-face style:name="Lohit Devanagari1" svg:font-family="'Lohit Devanagari'" style:font-pitch="variable"/>
    <style:font-face style:name="Lucida Sans1" svg:font-family="'Lucida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3" svg:font-family="'Liberation Sans'" style:font-adornments="Italic" style:font-family-generic="roman" style:font-pitch="variable"/>
    <style:font-face style:name="Liberation Sans1" svg:font-family="'Liberation Sans'" style:font-adornments="Regular"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Liberation Sans6" svg:font-family="'Liberation Sans'"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ohit Devanagari3" svg:font-family="'Lohit Devanagari'" style:font-family-generic="swiss" style:font-pitch="variable"/>
    <style:font-face style:name="Lucida Sans2" svg:font-family="'Lucida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Liberation Sans7"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fo:font-size="8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0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text-properties fo:font-size="10pt"/>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ans2" fo:font-family="'Liberation Sans'" style:font-style-name="Regular" style:font-family-generic="swiss" style:font-pitch="variable" fo:font-size="10pt" fo:language="fr" fo:country="FR" style:letter-kerning="true" style:font-name-asian="Lucida Sans1" style:font-family-asian="'Lucida Sans'" style:font-pitch-asian="variable" style:language-asian="hi" style:country-asian="IN" style:font-name-complex="Times New Roman" style:font-family-complex="'Times New Roman'" style:font-family-generic-complex="roman" style:font-pitch-complex="variable" style:font-size-complex="12pt"/>
    </style:style>
    <style:style style:name="Heading_20_1" style:display-name="Heading 1" style:family="graphic">
      <style:paragraph-properties fo:margin-top="1.245cm" fo:margin-bottom="0.374cm" fo:line-height="138%" fo:text-align="justify" style:text-autospace="none"/>
      <style:text-properties fo:font-variant="normal" fo:text-transform="none" fo:color="#000000" style:text-line-through-style="none" style:text-line-through-type="none" style:font-name="Arial2" fo:font-family="Arial" fo:font-size="20pt" fo:font-style="normal" style:text-underline-style="none" fo:font-weight="normal" style:font-name-asian="Lucida Sans1" style:font-family-asian="'Lucida Sans'" style:font-pitch-asian="variable" style:font-size-asian="24pt" style:font-style-asian="normal" style:font-weight-asian="bold" style:font-style-complex="normal" style:font-weight-complex="normal"/>
    </style:style>
    <style:style style:name="Heading_20_2" style:display-name="Heading 2" style:family="graphic">
      <style:paragraph-properties fo:margin-top="0.746cm" fo:margin-bottom="0.374cm" style:text-autospace="none"/>
      <style:text-properties style:font-name="Arial3" fo:font-family="Arial" style:font-family-generic="swiss" style:font-pitch="variable" fo:font-size="16pt" style:text-underline-style="none" fo:font-weight="normal" style:font-name-asian="Lucida Sans1" style:font-family-asian="'Lucida Sans'" style:font-pitch-asian="variable" style:font-size-asian="16pt" style:font-weight-asian="normal" style:font-weight-complex="normal"/>
    </style:style>
    <style:style style:name="Heading_20_3" style:display-name="Heading 3" style:family="graphic">
      <style:paragraph-properties fo:margin-top="0.436cm" fo:margin-bottom="0.374cm" style:text-autospace="none"/>
      <style:text-properties style:font-name="Arial3" fo:font-family="Arial" style:font-family-generic="swiss" style:font-pitch="variable" fo:font-size="14pt" fo:font-weight="bold" style:font-name-asian="Lucida Sans1" style:font-family-asian="'Lucida San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text-properties style:font-name="Liberation Sans2" fo:font-family="'Liberation Sans'" style:font-style-name="Regular" style:font-family-generic="swiss" style:font-pitch="variable" fo:font-size="10pt"/>
    </style:style>
    <style:style style:name="Index" style:family="graphic">
      <style:paragraph-properties style:text-autospace="none"/>
      <style:text-properties style:font-name-asian="Lucida Sans3" style:font-family-asian="'Lucida Sans'" style:font-family-generic-asian="swiss"/>
    </style:style>
    <style:style style:name="Caption" style:family="graphic">
      <style:paragraph-properties fo:margin-top="0.374cm" fo:margin-bottom="0.374cm" style:text-autospace="none"/>
      <style:text-properties style:font-name="Liberation Sans4" fo:font-family="'Liberation Sans'" style:font-style-name="Italic" style:font-family-generic="swiss" style:font-pitch="variable" fo:font-size="10pt" fo:font-style="italic" style:font-name-asian="Lucida Sans3" style:font-family-asian="'Lucida Sans'" style:font-family-generic-asian="swiss" style:font-size-asian="12pt" style:font-style-asian="italic" style:font-style-complex="italic"/>
    </style:style>
    <style:style style:name="List" style:family="graphic">
      <style:paragraph-properties fo:margin-top="0cm" fo:margin-bottom="0cm" fo:line-height="138%" fo:text-align="justify" style:text-autospace="none"/>
      <style:text-properties fo:font-variant="normal" fo:text-transform="none" fo:color="#000000" style:text-line-through-style="none" style:text-line-through-type="none" style:font-name="Arial2" fo:font-family="Arial" fo:font-size="11pt" fo:font-style="normal" style:text-underline-style="none" fo:font-weight="normal" style:font-name-asian="Lucida Sans3" style:font-family-asian="'Lucida Sans'" style:font-family-generic-asian="swiss" style:font-style-asian="normal" style:font-weight-asian="normal" style:font-style-complex="normal" style:font-weight-complex="normal"/>
    </style:style>
    <style:style style:name="Text_20_Body" style:display-name="Text Body" style:family="graphic">
      <style:paragraph-properties fo:margin-top="0cm" fo:margin-bottom="0cm" fo:line-height="138%" fo:text-align="justify" style:text-autospace="none"/>
      <style:text-properties fo:font-variant="normal" fo:text-transform="none" fo:color="#000000" style:text-line-through-style="none" style:text-line-through-type="none" style:font-name="Arial2" fo:font-family="Arial" fo:font-size="8pt" fo:font-style="normal" style:text-underline-style="none" fo:font-weight="normal" style:font-style-asian="normal" style:font-weight-asian="normal" style:font-name-complex="Arial2" style:font-family-complex="Arial" style:font-size-complex="11pt" style:font-style-complex="normal" style:font-weight-complex="normal"/>
    </style:style>
    <style:style style:name="Dimension_20_Line" style:display-name="Dimension Line"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itle2" style:family="graphic">
      <style:paragraph-properties fo:margin-left="0cm" fo:margin-right="0.351cm" fo:margin-top="0.178cm" fo:margin-bottom="0.178cm" style:line-height-at-least="0.623cm" fo:text-align="center" fo:text-indent="0cm"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itle1" style:family="graphic">
      <style:paragraph-properties fo:margin-top="0cm" fo:margin-bottom="0cm" style:line-height-at-least="0.623cm" fo:text-align="center"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ext_20_body_20_justified" style:display-name="Text body justified"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Text_20_body" style:display-name="Text body"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Object_20_with_20_shadow" style:display-name="Object with shadow"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Object_20_with_20_arrow" style:display-name="Object with arrow" style:family="graphic">
      <style:paragraph-properties fo:margin-top="0cm" fo:margin-bottom="0cm" style:line-height-at-least="0.623cm" fo:text-align="start" style:text-autospace="non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Liberation Sans8" style:font-family-asian="'Liberation Sans', Arial" style:font-pitch-asian="variable" style:font-size-asian="12pt" style:text-emphasize="none"/>
    </style:style>
    <style:style style:name="Heading" style:family="graphic">
      <style:paragraph-properties fo:margin-top="0.746cm" fo:margin-bottom="0.374cm" style:text-autospace="none"/>
      <style:text-properties style:font-name="Arial3" fo:font-family="Arial" style:font-family-generic="swiss" style:font-pitch="variable" fo:font-size="14pt" style:font-name-asian="Lucida Sans1" style:font-family-asian="'Lucida Sans'"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earth" table:name="earth">
      <table:first-row table:style-name="earth3"/>
      <table:last-row table:style-name="earth3"/>
      <table:first-column table:style-name="earth3"/>
      <table:last-column table:style-name="earth3"/>
      <table:body table:style-name="earth1"/>
      <table:odd-rows table:style-name="earth2"/>
      <table:odd-columns table:style-name="earth2"/>
    </table:table-templat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5T08:05:30.430937935</meta:creation-date>
    <dc:date>2021-07-18T09:49:48.752143803</dc:date>
    <meta:editing-duration>P23DT4H10M10S</meta:editing-duration>
    <meta:editing-cycles>146</meta:editing-cycles>
    <meta:generator>LibreOffice/6.4.7.2$Linux_X86_64 LibreOffice_project/40$Build-2</meta:generator>
    <meta:document-statistic meta:object-count="122"/>
  </office:meta>
</office:document-meta>
</file>